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32.6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uto_20__28_DO_20_NOT_20_TOUCH_29_">
      <style:table-properties table:display="true" style:writing-mode="lr-tb"/>
    </style:style>
    <style:style style:name="ta2" style:family="table" style:master-page-name="PageStyle_5f_Manual_20__28_insert_20_ids_29_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A1]=1;NOT(ISBLANK([.$B1]))))" style:apply-style-name="ConditionalStyle_5f_1" style:base-cell-address="'Manual (insert ids)'.A1"/>
    </style:style>
    <style:style style:name="ce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$A1]=1;NOT(ISBLANK([.$B1]))))" style:apply-style-name="ConditionalStyle_5f_1" style:base-cell-address="'Manual (insert ids)'.A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$A1]=1;NOT(ISBLANK([.$B1]))))" style:apply-style-name="ConditionalStyle_5f_1" style:base-cell-address="'Manual (insert ids)'.A1"/>
    </style:style>
    <style:style style:name="ce6" style:family="table-cell" style:parent-style-name="Default">
      <style:map style:condition="is-true-formula(AND([.$A1]=1;NOT(ISBLANK([.$B1]))))" style:apply-style-name="ConditionalStyle_5f_1" style:base-cell-address="'Manual (insert ids)'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 (DO NOT TOUCH)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matched_type</text:p>
          </table:table-cell>
          <table:table-cell table:style-name="ce1" office:value-type="string" calcext:value-type="string">
            <text:p>matched_name</text:p>
          </table:table-cell>
          <table:table-cell table:style-name="ce1" office:value-type="string" calcext:value-type="string">
            <text:p>matched_winery_name</text:p>
          </table:table-cell>
          <table:table-cell table:style-name="ce1" office:value-type="string" calcext:value-type="string">
            <text:p>score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Pas Opere Bellavis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cnkexgwzsc3cabcwz2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Pas Operé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47.540195" calcext:value-type="float">
            <text:p>47.54019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erra di 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9k2rhbm6pw1kcyd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rra di Monteverro</text:p>
          </table:table-cell>
          <table:table-cell table:style-name="ce1" office:value-type="string" calcext:value-type="string">
            <text:p>Monteverro</text:p>
          </table:table-cell>
          <table:table-cell table:style-name="ce1" office:value-type="float" office:value="94.46255" calcext:value-type="float">
            <text:p>94.462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an del Ciampolo Monteverti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v6zdef7agyymtn7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an del Ciampolo</text:p>
          </table:table-cell>
          <table:table-cell table:style-name="ce1" office:value-type="string" calcext:value-type="string">
            <text:p>Montevertine</text:p>
          </table:table-cell>
          <table:table-cell table:style-name="ce1" office:value-type="float" office:value="54.659645" calcext:value-type="float">
            <text:p>54.65964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tine Monteverti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btxafncz1w2kq2jj3s6vdv4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tine</text:p>
          </table:table-cell>
          <table:table-cell table:style-name="ce1" office:value-type="float" office:value="93.216385" calcext:value-type="float">
            <text:p>93.2163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tine Monteverti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btxafncz1w2kq2jj3s6vdv4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tine</text:p>
          </table:table-cell>
          <table:table-cell table:style-name="ce1" office:value-type="float" office:value="93.216385" calcext:value-type="float">
            <text:p>93.2163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tine Monteverti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btxafncz1w2kq2jj3s6vdv4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tine</text:p>
          </table:table-cell>
          <table:table-cell table:style-name="ce1" office:value-type="float" office:value="93.216385" calcext:value-type="float">
            <text:p>93.2163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1400" calcext:value-type="float">
            <text:p>21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9000" calcext:value-type="float">
            <text:p>1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300" calcext:value-type="float">
            <text:p>19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200" calcext:value-type="float">
            <text:p>20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800" calcext:value-type="float">
            <text:p>20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1500" calcext:value-type="float">
            <text:p>3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Tenuta San Guid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Pareto Cabernet Sauvignon Tenuta di Nozzo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550" calcext:value-type="float">
            <text:p>9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ptp4r68vg492ppq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Il Pareto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52.711758" calcext:value-type="float">
            <text:p>52.7117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Pareto Cabernet Sauvignon Tenuta di Nozzo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950" calcext:value-type="float">
            <text:p>8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ptp4r68vg492ppq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Il Pareto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52.711758" calcext:value-type="float">
            <text:p>52.7117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ummus Banf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gapqdmyk8t8k2arm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ummuS</text:p>
          </table:table-cell>
          <table:table-cell table:style-name="ce1" office:value-type="string" calcext:value-type="string">
            <text:p>Banfi</text:p>
          </table:table-cell>
          <table:table-cell table:style-name="ce1" office:value-type="float" office:value="34.023647" calcext:value-type="float">
            <text:p>34.0236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ummus Banf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gapqdmyk8t8k2arm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ummuS</text:p>
          </table:table-cell>
          <table:table-cell table:style-name="ce1" office:value-type="string" calcext:value-type="string">
            <text:p>Banfi</text:p>
          </table:table-cell>
          <table:table-cell table:style-name="ce1" office:value-type="float" office:value="34.023647" calcext:value-type="float">
            <text:p>34.0236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otenti Cabernet Sauvignon Pet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cfa8m2nmd86k6qx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Potenti</text:p>
          </table:table-cell>
          <table:table-cell table:style-name="ce1" office:value-type="string" calcext:value-type="string">
            <text:p>Petra</text:p>
          </table:table-cell>
          <table:table-cell table:style-name="ce1" office:value-type="float" office:value="35.760773" calcext:value-type="float">
            <text:p>35.76077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iorgio Primo La Mass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q0crfbq5ea5ydtdv5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iorgio Primo</text:p>
          </table:table-cell>
          <table:table-cell table:style-name="ce1" office:value-type="string" calcext:value-type="string">
            <text:p>La Massa</text:p>
          </table:table-cell>
          <table:table-cell table:style-name="ce1" office:value-type="float" office:value="45.232105" calcext:value-type="float">
            <text:p>45.2321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uisassi Syrah Duemani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7800" calcext:value-type="float">
            <text:p>1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em1k3te2penx8yz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yrah Suisassi Bio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55.786263" calcext:value-type="float">
            <text:p>55.7862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estro Raro Cabernet Sauvignon Felsi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0eb58kv6ez4g6w8b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Maestro Raro</text:p>
          </table:table-cell>
          <table:table-cell table:style-name="ce1" office:value-type="string" calcext:value-type="string">
            <text:p>Fèlsina</text:p>
          </table:table-cell>
          <table:table-cell table:style-name="ce1" office:value-type="float" office:value="47.368355" calcext:value-type="float">
            <text:p>47.3683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Hebo Pet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xrm36kfr5qb0r92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HEBO</text:p>
          </table:table-cell>
          <table:table-cell table:style-name="ce1" office:value-type="string" calcext:value-type="string">
            <text:p>Petra</text:p>
          </table:table-cell>
          <table:table-cell table:style-name="ce1" office:value-type="float" office:value="35.0024" calcext:value-type="float">
            <text:p>35.00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1100" calcext:value-type="float">
            <text:p>21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verro Montever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1700" calcext:value-type="float">
            <text:p>21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yqkj98q5yrapc737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onteverro</text:p>
          </table:table-cell>
          <table:table-cell table:style-name="ce1" office:value-type="float" office:value="92.99254" calcext:value-type="float">
            <text:p>92.99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llezione Privata Cabernet Sauvignon Isole e Ole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zg7embvffj1cbg9f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Collezione Privata</text:p>
          </table:table-cell>
          <table:table-cell table:style-name="ce1" office:value-type="string" calcext:value-type="string">
            <text:p>Isole e Olena</text:p>
          </table:table-cell>
          <table:table-cell table:style-name="ce1" office:value-type="float" office:value="49.89279" calcext:value-type="float">
            <text:p>49.8927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chioppettino Ermacor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08zkwbsx6ammprx06t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chioppettino</text:p>
          </table:table-cell>
          <table:table-cell table:style-name="ce1" office:value-type="string" calcext:value-type="string">
            <text:p>Ermacora</text:p>
          </table:table-cell>
          <table:table-cell table:style-name="ce1" office:value-type="float" office:value="40.501358" calcext:value-type="float">
            <text:p>40.5013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Pergole Torte Sangiovese Montevertin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5500" calcext:value-type="float">
            <text:p>6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z3t0bvez32dtgmb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Le Pergole Torte</text:p>
          </table:table-cell>
          <table:table-cell table:style-name="ce1" office:value-type="string" calcext:value-type="string">
            <text:p>Montevertine</text:p>
          </table:table-cell>
          <table:table-cell table:style-name="ce1" office:value-type="float" office:value="50.722862" calcext:value-type="float">
            <text:p>50.72286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digaffi Merlot Tua Rit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e1rdvrbyv7h58ryh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edigaffi</text:p>
          </table:table-cell>
          <table:table-cell table:style-name="ce1" office:value-type="string" calcext:value-type="string">
            <text:p>Tua Rita</text:p>
          </table:table-cell>
          <table:table-cell table:style-name="ce1" office:value-type="float" office:value="54.35088" calcext:value-type="float">
            <text:p>54.350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iusto di Notri Tua Rit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es7nnbwfdt30yq4q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iusto di Notri</text:p>
          </table:table-cell>
          <table:table-cell table:style-name="ce1" office:value-type="string" calcext:value-type="string">
            <text:p>Tua Rita</text:p>
          </table:table-cell>
          <table:table-cell table:style-name="ce1" office:value-type="float" office:value="57.519005" calcext:value-type="float">
            <text:p>57.5190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 Massa La Mass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xst37yy388e347hdw5te0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La Massa</text:p>
          </table:table-cell>
          <table:table-cell table:style-name="ce1" office:value-type="float" office:value="81.65487" calcext:value-type="float">
            <text:p>81.6548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 Massa La Mass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xst37yy388e347hdw5te0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La Massa</text:p>
          </table:table-cell>
          <table:table-cell table:style-name="ce1" office:value-type="float" office:value="81.65487" calcext:value-type="float">
            <text:p>81.6548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Vasco Sassetti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6500" calcext:value-type="float">
            <text:p>3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adbp3y3mdzpc7n9a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Vasco Sassetti</text:p>
          </table:table-cell>
          <table:table-cell table:style-name="ce1" office:value-type="float" office:value="58.273903" calcext:value-type="float">
            <text:p>58.2739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so del Conte Tasca d’Almerit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yj76yn3fkn6r9pbn6y31jm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el Conte</text:p>
          </table:table-cell>
          <table:table-cell table:style-name="ce1" office:value-type="string" calcext:value-type="string">
            <text:p>Tasca d’Almerita</text:p>
          </table:table-cell>
          <table:table-cell table:style-name="ce1" office:value-type="float" office:value="52.901302" calcext:value-type="float">
            <text:p>52.90130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loxe Corton Domaine Cauvar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3200" calcext:value-type="float">
            <text:p>13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rkpfsk0hsj1703y9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loxe-Corton</text:p>
          </table:table-cell>
          <table:table-cell table:style-name="ce1" office:value-type="string" calcext:value-type="string">
            <text:p>Domaine Cauvard</text:p>
          </table:table-cell>
          <table:table-cell table:style-name="ce1" office:value-type="float" office:value="44.132446" calcext:value-type="float">
            <text:p>44.1324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Ginestra Casa Maté Elio Grass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6hecmax2xajjj92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Ginestra Casa Maté</text:p>
          </table:table-cell>
          <table:table-cell table:style-name="ce1" office:value-type="string" calcext:value-type="string">
            <text:p>Elio Grasso</text:p>
          </table:table-cell>
          <table:table-cell table:style-name="ce1" office:value-type="float" office:value="62.424576" calcext:value-type="float">
            <text:p>62.42457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enmuskateller Muri Gries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36jgr2922054npqrhp3rfem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osenmuskateller</text:p>
          </table:table-cell>
          <table:table-cell table:style-name="ce1" office:value-type="string" calcext:value-type="string">
            <text:p>Muri Gries</text:p>
          </table:table-cell>
          <table:table-cell table:style-name="ce1" office:value-type="float" office:value="50.956608" calcext:value-type="float">
            <text:p>50.95660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Quintessenz Passito Goldmuskateller Kellerei Kaltern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ssmq0d40w8a4wk4j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oldmuskateller Passito Quintessenz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56.349483" calcext:value-type="float">
            <text:p>56.3494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Quintessenz Passito Goldmuskateller Kellerei Kaltern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ssmq0d40w8a4wk4j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oldmuskateller Passito Quintessenz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56.349483" calcext:value-type="float">
            <text:p>56.3494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n Santo del Chianti Classico Tenuta di Nozzole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494g3rcmfjmda15r6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Chianti Classico Vin Santo Del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54.837303" calcext:value-type="float">
            <text:p>54.8373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okaji Aszu 5 Puttonyos Disznokö</text:p>
          </table:table-cell>
          <table:table-cell table:number-columns-repeated="2"/>
          <table:table-cell table:style-name="ce1" office:value-type="string" calcext:value-type="string">
            <text:p>HALF_LITER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0as2fd2xeseevzq0ra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okaji Aszú 5 Puttonyos</text:p>
          </table:table-cell>
          <table:table-cell table:style-name="ce1" office:value-type="string" calcext:value-type="string">
            <text:p>Disznókó</text:p>
          </table:table-cell>
          <table:table-cell table:style-name="ce1" office:value-type="float" office:value="53.13097" calcext:value-type="float">
            <text:p>53.130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Pergole Torte Sangiovese Montevertin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0z3t0bvez32dtgmb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Le Pergole Torte</text:p>
          </table:table-cell>
          <table:table-cell table:style-name="ce1" office:value-type="string" calcext:value-type="string">
            <text:p>Montevertine</text:p>
          </table:table-cell>
          <table:table-cell table:style-name="ce1" office:value-type="float" office:value="50.722862" calcext:value-type="float">
            <text:p>50.72286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rzio Baron di Paul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6200" calcext:value-type="float">
            <text:p>1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e1yb4h9wpngjrvx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rzi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0.947834" calcext:value-type="float">
            <text:p>40.9478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rzio Baron di Paul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200" calcext:value-type="float">
            <text:p>1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e1yb4h9wpngjrvx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rzi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0.947834" calcext:value-type="float">
            <text:p>40.9478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siano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b0pcbwmmy0vdycn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siano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7.50388" calcext:value-type="float">
            <text:p>47.503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Löwengang Alois Lagede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dsrmndw98djg58tzvwh8q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Löwengang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7.87386" calcext:value-type="float">
            <text:p>57.873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Gant Kellerei Andri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81000dkhjr5nycrc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Gant</text:p>
          </table:table-cell>
          <table:table-cell table:style-name="ce1" office:value-type="string" calcext:value-type="string">
            <text:p>Kellerei Andrian</text:p>
          </table:table-cell>
          <table:table-cell table:style-name="ce1" office:value-type="float" office:value="48.12612" calcext:value-type="float">
            <text:p>48.126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ubatsch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frzm01jgvzqnvxk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ubatsch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52.86245" calcext:value-type="float">
            <text:p>52.8624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Carano Baron di Paul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300" calcext:value-type="float">
            <text:p>1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0pfbqndcy23gz0r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Caran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5.415966" calcext:value-type="float">
            <text:p>45.4159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Tor di Lupo Kellerei Andri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7600" calcext:value-type="float">
            <text:p>17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d5rkxrxtmvtvyavda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or di Lupo</text:p>
          </table:table-cell>
          <table:table-cell table:style-name="ce1" office:value-type="string" calcext:value-type="string">
            <text:p>Kellerei Andrian</text:p>
          </table:table-cell>
          <table:table-cell table:style-name="ce1" office:value-type="float" office:value="58.63417" calcext:value-type="float">
            <text:p>58.634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no Nobile di Montepulciano Avignonesi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81zfn733zbm1gzc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o Nobile di Montepulciano</text:p>
          </table:table-cell>
          <table:table-cell table:style-name="ce1" office:value-type="string" calcext:value-type="string">
            <text:p>Avignonesi</text:p>
          </table:table-cell>
          <table:table-cell table:style-name="ce1" office:value-type="float" office:value="44.618496" calcext:value-type="float">
            <text:p>44.6184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ontalloro Sangiovese Felsina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03g52eh6v7h6921w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Fontalloro</text:p>
          </table:table-cell>
          <table:table-cell table:style-name="ce1" office:value-type="string" calcext:value-type="string">
            <text:p>Fèlsina</text:p>
          </table:table-cell>
          <table:table-cell table:style-name="ce1" office:value-type="float" office:value="48.261574" calcext:value-type="float">
            <text:p>48.2615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Pino di Biserno Tenuta di Bisern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p9e2x9h8da6w6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Pino di Biserno</text:p>
          </table:table-cell>
          <table:table-cell table:style-name="ce1" office:value-type="string" calcext:value-type="string">
            <text:p>Tenuta di Biserno</text:p>
          </table:table-cell>
          <table:table-cell table:style-name="ce1" office:value-type="float" office:value="88.69739" calcext:value-type="float">
            <text:p>88.697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aide Alte Livo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3zwdpr3nh4r689gr3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aide Alte</text:p>
          </table:table-cell>
          <table:table-cell table:style-name="ce1" office:value-type="string" calcext:value-type="string">
            <text:p>Livon</text:p>
          </table:table-cell>
          <table:table-cell table:style-name="ce1" office:value-type="float" office:value="40.64015" calcext:value-type="float">
            <text:p>40.640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iulano Ermacor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08zmns4mh8x8pazzsw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Friulano</text:p>
          </table:table-cell>
          <table:table-cell table:style-name="ce1" office:value-type="string" calcext:value-type="string">
            <text:p>Ermacora</text:p>
          </table:table-cell>
          <table:table-cell table:style-name="ce1" office:value-type="float" office:value="38.51297" calcext:value-type="float">
            <text:p>38.512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Cardellino Elena Wal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2g2560ph7dkwcsm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Cardellino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4.3223" calcext:value-type="float">
            <text:p>54.32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ully Chaponniere Domaine Nin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ncdnwtdf6va9wtt01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ully 'Chaponnière'</text:p>
          </table:table-cell>
          <table:table-cell table:style-name="ce1" office:value-type="string" calcext:value-type="string">
            <text:p>Domaine Ninot</text:p>
          </table:table-cell>
          <table:table-cell table:style-name="ce1" office:value-type="float" office:value="45.333485" calcext:value-type="float">
            <text:p>45.3334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ernand Vergelesses Andre Goich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zek2hdtxhn22p7j51whjc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ernand-Vergelesses</text:p>
          </table:table-cell>
          <table:table-cell table:style-name="ce1" office:value-type="string" calcext:value-type="string">
            <text:p>André Goichot</text:p>
          </table:table-cell>
          <table:table-cell table:style-name="ce1" office:value-type="float" office:value="47.400085" calcext:value-type="float">
            <text:p>47.4000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digaffi Merlot Tua Ri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1000" calcext:value-type="float">
            <text:p>3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e1rdvrbyv7h58ryh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edigaffi</text:p>
          </table:table-cell>
          <table:table-cell table:style-name="ce1" office:value-type="string" calcext:value-type="string">
            <text:p>Tua Rita</text:p>
          </table:table-cell>
          <table:table-cell table:style-name="ce1" office:value-type="float" office:value="54.35088" calcext:value-type="float">
            <text:p>54.350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Pino di Biserno Tenuta di Biser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p9e2x9h8da6w6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Pino di Biserno</text:p>
          </table:table-cell>
          <table:table-cell table:style-name="ce1" office:value-type="string" calcext:value-type="string">
            <text:p>Tenuta di Biserno</text:p>
          </table:table-cell>
          <table:table-cell table:style-name="ce1" office:value-type="float" office:value="88.69739" calcext:value-type="float">
            <text:p>88.697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emant de Bourgogne Brut Pierre Ponnel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vfn53a0sd4d39rqgnq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rémant de Bourgogne Brut</text:p>
          </table:table-cell>
          <table:table-cell table:style-name="ce1" office:value-type="string" calcext:value-type="string">
            <text:p>Pierre Ponnelle</text:p>
          </table:table-cell>
          <table:table-cell table:style-name="ce1" office:value-type="float" office:value="42.630764" calcext:value-type="float">
            <text:p>42.6307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erner Graf von Meran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95txme3rqm9xk39x7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af von Meran Kerner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78.63866" calcext:value-type="float">
            <text:p>78.638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Pitzon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m9kds5a3bb9jxmw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Pitzo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4.646812" calcext:value-type="float">
            <text:p>54.6468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rüner Veltliner Pach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2wzkgx777xh1sy1a38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</text:p>
          </table:table-cell>
          <table:table-cell table:style-name="ce1" office:value-type="string" calcext:value-type="string">
            <text:p>Pacherhof</text:p>
          </table:table-cell>
          <table:table-cell table:style-name="ce1" office:value-type="float" office:value="42.499268" calcext:value-type="float">
            <text:p>42.49926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Damian Kornel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stjm5s3ejsvkwfjvp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amian Gewurztraminer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2.28061" calcext:value-type="float">
            <text:p>42.280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Söll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13gkk8124nw30a2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oll Pinot Grigio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8.073536" calcext:value-type="float">
            <text:p>48.0735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kunst.stück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fjhjy1ak44xx50df3y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unst.Stück Pinot Grigio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57.81836" calcext:value-type="float">
            <text:p>57.818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üller Thurgau Pach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2wze80gk8f0f496j1a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üller Thurgau</text:p>
          </table:table-cell>
          <table:table-cell table:style-name="ce1" office:value-type="string" calcext:value-type="string">
            <text:p>Pacherhof</text:p>
          </table:table-cell>
          <table:table-cell table:style-name="ce1" office:value-type="float" office:value="43.555054" calcext:value-type="float">
            <text:p>43.5550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etit Manseng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5jrcd0y6s8222gmc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etit Manseng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44.418262" calcext:value-type="float">
            <text:p>44.41826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ylvaner Domaine Ostertag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npef9b77gmmdss3xm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</text:p>
          </table:table-cell>
          <table:table-cell table:style-name="ce1" office:value-type="string" calcext:value-type="string">
            <text:p>Domaine Ostertag</text:p>
          </table:table-cell>
          <table:table-cell table:style-name="ce1" office:value-type="float" office:value="34.0039" calcext:value-type="float">
            <text:p>34.00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no del Passo Solaris Lieselehof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8yfy68k5r6f4457na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olaris Vino del Passo Bio</text:p>
          </table:table-cell>
          <table:table-cell table:style-name="ce1" office:value-type="string" calcext:value-type="string">
            <text:p>Lieselehof</text:p>
          </table:table-cell>
          <table:table-cell table:style-name="ce1" office:value-type="float" office:value="56.224533" calcext:value-type="float">
            <text:p>56.22453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iulano Ermaco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08zmns4mh8x8pazzsw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Friulano</text:p>
          </table:table-cell>
          <table:table-cell table:style-name="ce1" office:value-type="string" calcext:value-type="string">
            <text:p>Ermacora</text:p>
          </table:table-cell>
          <table:table-cell table:style-name="ce1" office:value-type="float" office:value="38.51297" calcext:value-type="float">
            <text:p>38.512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Vie di Roman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5r72dexa5watpkkv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</text:p>
          </table:table-cell>
          <table:table-cell table:style-name="ce1" office:value-type="string" calcext:value-type="string">
            <text:p>Vie di Romans</text:p>
          </table:table-cell>
          <table:table-cell table:style-name="ce1" office:value-type="float" office:value="35.68016" calcext:value-type="float">
            <text:p>35.6801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aide Alte Livo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3zwdpr3nh4r689gr3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aide Alte</text:p>
          </table:table-cell>
          <table:table-cell table:style-name="ce1" office:value-type="string" calcext:value-type="string">
            <text:p>Livon</text:p>
          </table:table-cell>
          <table:table-cell table:style-name="ce1" office:value-type="float" office:value="40.64015" calcext:value-type="float">
            <text:p>40.640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Jurosa Lis Neri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m2jb5adb74v49z5qc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Jurosa</text:p>
          </table:table-cell>
          <table:table-cell table:style-name="ce1" office:value-type="string" calcext:value-type="string">
            <text:p>Lis Neris</text:p>
          </table:table-cell>
          <table:table-cell table:style-name="ce1" office:value-type="float" office:value="41.945927" calcext:value-type="float">
            <text:p>41.9459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Jurosa Lis Neri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m2jb5adb74v49z5qc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Jurosa</text:p>
          </table:table-cell>
          <table:table-cell table:style-name="ce1" office:value-type="string" calcext:value-type="string">
            <text:p>Lis Neris</text:p>
          </table:table-cell>
          <table:table-cell table:style-name="ce1" office:value-type="float" office:value="41.945927" calcext:value-type="float">
            <text:p>41.9459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Pitzon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m9kds5a3bb9jxmw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Pitzo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4.646812" calcext:value-type="float">
            <text:p>54.6468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Marinus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pf64vjgd50qzxnzyq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</text:p>
          </table:table-cell>
          <table:table-cell table:style-name="ce1" office:value-type="string" calcext:value-type="string">
            <text:p>Marinushof</text:p>
          </table:table-cell>
          <table:table-cell table:style-name="ce1" office:value-type="float" office:value="31.819384" calcext:value-type="float">
            <text:p>31.8193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The Wine Collection St. Michael Epp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2hjp0ptj1mn4wbnh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The Wine Collection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52.139977" calcext:value-type="float">
            <text:p>52.1399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Mervin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mpaj7140r16784jjd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Mervin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4.68357" calcext:value-type="float">
            <text:p>44.683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Mantele Nals –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wvzvssy1bgtbbag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Mantele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5.28454" calcext:value-type="float">
            <text:p>55.284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avqcdwjssnx9927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intessenz Sauvignon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5.336033" calcext:value-type="float">
            <text:p>45.33603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avqcdwjssnx9927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intessenz Sauvignon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5.336033" calcext:value-type="float">
            <text:p>45.33603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Gennen Nals -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xnw8qc37kjyqymp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nnen Sauvigno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6.817436" calcext:value-type="float">
            <text:p>56.8174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5e2jazj3hxd6ybk6f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2.975708" calcext:value-type="float">
            <text:p>32.97570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Riserva Belasy Schloss Engla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fexrfm4v05ah96xrsm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Belasy</text:p>
          </table:table-cell>
          <table:table-cell table:style-name="ce1" office:value-type="string" calcext:value-type="string">
            <text:p>Schloss Englar</text:p>
          </table:table-cell>
          <table:table-cell table:style-name="ce1" office:value-type="float" office:value="51.84775" calcext:value-type="float">
            <text:p>51.847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öwengang Alois Lagede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fekbv4h2ygebwkm1h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öwengang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8.15303" calcext:value-type="float">
            <text:p>58.153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öwengang Alois Lagede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fekbv4h2ygebwkm1h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öwengang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8.15303" calcext:value-type="float">
            <text:p>58.153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Sophie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jghjn59q3qk4nxk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Sophie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5.91883" calcext:value-type="float">
            <text:p>45.918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Cardellino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2g2560ph7dkwcsm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Cardellino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4.3223" calcext:value-type="float">
            <text:p>54.32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Terlaner Weingut Do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gmmge0rgthpshn0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erlaner Chardonnay</text:p>
          </table:table-cell>
          <table:table-cell table:style-name="ce1" office:value-type="string" calcext:value-type="string">
            <text:p>Weingut Donà</text:p>
          </table:table-cell>
          <table:table-cell table:style-name="ce1" office:value-type="float" office:value="36.575317" calcext:value-type="float">
            <text:p>36.5753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Tyrol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mzt02hbqr3h0473x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Tyrol Weissburgunder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2.63682" calcext:value-type="float">
            <text:p>52.6368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Prologue Grand Cru J.M. Labruye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p7qty0zx5yrtqwb4bc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logue Champagne Grand Cru</text:p>
          </table:table-cell>
          <table:table-cell table:style-name="ce1" office:value-type="string" calcext:value-type="string">
            <text:p>J.M.Labruyere</text:p>
          </table:table-cell>
          <table:table-cell table:style-name="ce1" office:value-type="float" office:value="54.66521" calcext:value-type="float">
            <text:p>54.6652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ero Arneis Bruno Giacos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rfddxje37nb8mgzds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ero Arneis</text:p>
          </table:table-cell>
          <table:table-cell table:style-name="ce1" office:value-type="string" calcext:value-type="string">
            <text:p>Bruno Giacosa</text:p>
          </table:table-cell>
          <table:table-cell table:style-name="ce1" office:value-type="float" office:value="50.10776" calcext:value-type="float">
            <text:p>50.1077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d Pfarrweingarten Sattl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f2dsfvqcyxag6nqeebv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d Pfarrweingarten</text:p>
          </table:table-cell>
          <table:table-cell table:style-name="ce1" office:value-type="string" calcext:value-type="string">
            <text:p>Sattlerhof</text:p>
          </table:table-cell>
          <table:table-cell table:style-name="ce1" office:value-type="float" office:value="43.433197" calcext:value-type="float">
            <text:p>43.4331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yrah Collezione Privata Isole e Ole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z0yav67tygzhbs0k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yrah Collezione Privata</text:p>
          </table:table-cell>
          <table:table-cell table:style-name="ce1" office:value-type="string" calcext:value-type="string">
            <text:p>Isole e Olena</text:p>
          </table:table-cell>
          <table:table-cell table:style-name="ce1" office:value-type="float" office:value="50.632607" calcext:value-type="float">
            <text:p>50.6326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rimitivo Fanoi Cante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9yb41dg218245w959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anòi Primitivo</text:p>
          </table:table-cell>
          <table:table-cell table:style-name="ce1" office:value-type="string" calcext:value-type="string">
            <text:p>Cantele</text:p>
          </table:table-cell>
          <table:table-cell table:style-name="ce1" office:value-type="float" office:value="46.51291" calcext:value-type="float">
            <text:p>46.512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ugum Merlot | Cabernet Sauvignon Peter Dipo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7qv6jhpqwyczj3wf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Sauvignon Iugum</text:p>
          </table:table-cell>
          <table:table-cell table:style-name="ce1" office:value-type="string" calcext:value-type="string">
            <text:p>Peter Dipoli</text:p>
          </table:table-cell>
          <table:table-cell table:style-name="ce1" office:value-type="float" office:value="57.73259" calcext:value-type="float">
            <text:p>57.7325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ugum Merlot | Cabernet Sauvignon Peter Dipo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7qv6jhpqwyczj3wf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Sauvignon Iugum</text:p>
          </table:table-cell>
          <table:table-cell table:style-name="ce1" office:value-type="string" calcext:value-type="string">
            <text:p>Peter Dipoli</text:p>
          </table:table-cell>
          <table:table-cell table:style-name="ce1" office:value-type="float" office:value="57.73259" calcext:value-type="float">
            <text:p>57.7325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gnolo Ermaco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08zf5f7zxtxb6tskv8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gnolo</text:p>
          </table:table-cell>
          <table:table-cell table:style-name="ce1" office:value-type="string" calcext:value-type="string">
            <text:p>Ermacora</text:p>
          </table:table-cell>
          <table:table-cell table:style-name="ce1" office:value-type="float" office:value="41.270164" calcext:value-type="float">
            <text:p>41.2701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olo di Campofiorin 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x4x3kdp4ntz34pcp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olo di Campofiorin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37.754303" calcext:value-type="float">
            <text:p>37.7543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rimitivo Es Gianfranco F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bhm8bfjjcw2z50av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itivo Es</text:p>
          </table:table-cell>
          <table:table-cell table:style-name="ce1" office:value-type="string" calcext:value-type="string">
            <text:p>Gianfranco Fino</text:p>
          </table:table-cell>
          <table:table-cell table:style-name="ce1" office:value-type="float" office:value="50.468666" calcext:value-type="float">
            <text:p>50.468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rimitivo Es Gianfranco F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bhm8bfjjcw2z50av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itivo Es</text:p>
          </table:table-cell>
          <table:table-cell table:style-name="ce1" office:value-type="string" calcext:value-type="string">
            <text:p>Gianfranco Fino</text:p>
          </table:table-cell>
          <table:table-cell table:style-name="ce1" office:value-type="float" office:value="50.468666" calcext:value-type="float">
            <text:p>50.468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ille e una Notte Donnafuga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xwn0938js30zqnvs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ille E Una Notte</text:p>
          </table:table-cell>
          <table:table-cell table:style-name="ce1" office:value-type="string" calcext:value-type="string">
            <text:p>Donnafugata</text:p>
          </table:table-cell>
          <table:table-cell table:style-name="ce1" office:value-type="float" office:value="54.332203" calcext:value-type="float">
            <text:p>54.3322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é 20/26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snrdqg2p9xwq3hhk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é 20/26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8.309525" calcext:value-type="float">
            <text:p>58.3095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era d’Alba Vigna Martina Elio Grass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ec10f78tp7bd3kqf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era d’Alba Vigna Martina</text:p>
          </table:table-cell>
          <table:table-cell table:style-name="ce1" office:value-type="string" calcext:value-type="string">
            <text:p>Elio Grasso</text:p>
          </table:table-cell>
          <table:table-cell table:style-name="ce1" office:value-type="float" office:value="60.11123" calcext:value-type="float">
            <text:p>60.111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ebbiolo d’Alba Bruno Giacos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2hy4krjk8xfkph63y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ebbiolo d’alba</text:p>
          </table:table-cell>
          <table:table-cell table:style-name="ce1" office:value-type="string" calcext:value-type="string">
            <text:p>Bruno Giacosa</text:p>
          </table:table-cell>
          <table:table-cell table:style-name="ce1" office:value-type="float" office:value="48.438267" calcext:value-type="float">
            <text:p>48.4382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pra Conterno Fant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xcxj45kvtaz1ykbh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onprà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53.15905" calcext:value-type="float">
            <text:p>53.159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Castiglion del Bo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dhtxd58ffrnwvvj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stiglion del Bosco</text:p>
          </table:table-cell>
          <table:table-cell table:style-name="ce1" office:value-type="float" office:value="52.57624" calcext:value-type="float">
            <text:p>52.576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ontalloro Sangiovese Felsi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03g52eh6v7h6921w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Fontalloro</text:p>
          </table:table-cell>
          <table:table-cell table:style-name="ce1" office:value-type="string" calcext:value-type="string">
            <text:p>Fèlsina</text:p>
          </table:table-cell>
          <table:table-cell table:style-name="ce1" office:value-type="float" office:value="48.261574" calcext:value-type="float">
            <text:p>48.2615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Blu Brancai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059cbvd5963rqbm6t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Blu</text:p>
          </table:table-cell>
          <table:table-cell table:style-name="ce1" office:value-type="string" calcext:value-type="string">
            <text:p>Brancaia</text:p>
          </table:table-cell>
          <table:table-cell table:style-name="ce1" office:value-type="float" office:value="43.516083" calcext:value-type="float">
            <text:p>43.5160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rzio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550" calcext:value-type="float">
            <text:p>7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e1yb4h9wpngjrvx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rzi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0.947834" calcext:value-type="float">
            <text:p>40.9478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peraia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q47w415nv7n8w3shh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peraia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1.904537" calcext:value-type="float">
            <text:p>41.9045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tel Campan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fteyvmd67b82hxx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tel Campa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50.247536" calcext:value-type="float">
            <text:p>50.2475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siano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b0pcbwmmy0vdycn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siano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7.50388" calcext:value-type="float">
            <text:p>47.503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Lagrein Weingut Doná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h5ksxaw2katp3varzn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- Lagrein</text:p>
          </table:table-cell>
          <table:table-cell table:style-name="ce1" office:value-type="string" calcext:value-type="string">
            <text:p>Weingut Donà</text:p>
          </table:table-cell>
          <table:table-cell table:style-name="ce1" office:value-type="float" office:value="33.168793" calcext:value-type="float">
            <text:p>33.1687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Nero Maso Thal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885jmxwhjstx5fcj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</text:p>
          </table:table-cell>
          <table:table-cell table:style-name="ce1" office:value-type="string" calcext:value-type="string">
            <text:p>Maso Thaler</text:p>
          </table:table-cell>
          <table:table-cell table:style-name="ce1" office:value-type="float" office:value="42.14056" calcext:value-type="float">
            <text:p>42.140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Vinschgau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mme1g80nm4fwcj7r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Vinschgau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2.71668" calcext:value-type="float">
            <text:p>52.7166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Levad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bqsw4vswax6agr8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Levad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8.003597" calcext:value-type="float">
            <text:p>58.0035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Gant Kellerei Andri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81000dkhjr5nycrc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Gant</text:p>
          </table:table-cell>
          <table:table-cell table:style-name="ce1" office:value-type="string" calcext:value-type="string">
            <text:p>Kellerei Andrian</text:p>
          </table:table-cell>
          <table:table-cell table:style-name="ce1" office:value-type="float" office:value="48.12612" calcext:value-type="float">
            <text:p>48.126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Staffes Kornel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560drjja56baway98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Staffes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2.50234" calcext:value-type="float">
            <text:p>42.502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Löwengang Alois Lagede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dsrmndw98djg58tzvwh8q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Löwengang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7.87386" calcext:value-type="float">
            <text:p>57.873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Segen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ndjfgwfcy9b346c9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Segen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1.931576" calcext:value-type="float">
            <text:p>51.93157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ubatsch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frzm01jgvzqnvxk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ubatsch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52.86245" calcext:value-type="float">
            <text:p>52.8624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Staffes Kornel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572fk9hzmravcwa2e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Staffes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6.43815" calcext:value-type="float">
            <text:p>46.438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Zweigelt Marinus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pdzspex5yh88h1c5a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Zweigelt</text:p>
          </table:table-cell>
          <table:table-cell table:style-name="ce1" office:value-type="string" calcext:value-type="string">
            <text:p>Marinushof</text:p>
          </table:table-cell>
          <table:table-cell table:style-name="ce1" office:value-type="float" office:value="35.342278" calcext:value-type="float">
            <text:p>35.34227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rnatsch Weingut Doná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ffqbeskpr85hmgdwsr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natsch</text:p>
          </table:table-cell>
          <table:table-cell table:style-name="ce1" office:value-type="string" calcext:value-type="string">
            <text:p>Weingut Donà</text:p>
          </table:table-cell>
          <table:table-cell table:style-name="ce1" office:value-type="float" office:value="33.035683" calcext:value-type="float">
            <text:p>33.0356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 Rose de Manincor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51hdtk6xz0xbmwk3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La Rosé de Manincor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88.01172" calcext:value-type="float">
            <text:p>88.011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okaji Aszu 6 Puttonyos Disznokö</text:p>
          </table:table-cell>
          <table:table-cell table:number-columns-repeated="2"/>
          <table:table-cell table:style-name="ce1" office:value-type="string" calcext:value-type="string">
            <text:p>HALF_LITER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4550" calcext:value-type="float">
            <text:p>14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0a2y4d63c62n64qfrm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okaji Aszú 6 Puttonyos</text:p>
          </table:table-cell>
          <table:table-cell table:style-name="ce1" office:value-type="string" calcext:value-type="string">
            <text:p>Disznókó</text:p>
          </table:table-cell>
          <table:table-cell table:style-name="ce1" office:value-type="float" office:value="53.633404" calcext:value-type="float">
            <text:p>53.6334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Extra Brut Cuvée Marianna Arund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qp4re1r7j537tvhbys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Cuvée Marianna Extra Brut</text:p>
          </table:table-cell>
          <table:table-cell table:style-name="ce1" office:value-type="string" calcext:value-type="string">
            <text:p>Arunda</text:p>
          </table:table-cell>
          <table:table-cell table:style-name="ce1" office:value-type="float" office:value="40.122967" calcext:value-type="float">
            <text:p>40.1229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Extra Brut Cuvée Marianna Arund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qp4re1r7j537tvhbys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Cuvée Marianna Extra Brut</text:p>
          </table:table-cell>
          <table:table-cell table:style-name="ce1" office:value-type="string" calcext:value-type="string">
            <text:p>Arunda</text:p>
          </table:table-cell>
          <table:table-cell table:style-name="ce1" office:value-type="float" office:value="40.122967" calcext:value-type="float">
            <text:p>40.1229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inkler Lamm No. 12 Sektmanufaktur Winkl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f6ab0cbegytt0wk7ksan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Lamm No 12 Extra Brut</text:p>
          </table:table-cell>
          <table:table-cell table:style-name="ce1" office:value-type="string" calcext:value-type="string">
            <text:p>Sektmanufaktur Winkler</text:p>
          </table:table-cell>
          <table:table-cell table:style-name="ce1" office:value-type="float" office:value="72.73158" calcext:value-type="float">
            <text:p>72.73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Riserva 36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mddt3an3mny3988d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Riserva 36 Brut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5.072502" calcext:value-type="float">
            <text:p>45.07250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Riserva 36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mddt3an3mny3988d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Riserva 36 Brut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5.072502" calcext:value-type="float">
            <text:p>45.07250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rosecco Loggia del Colle Carmi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vpmaek2kxvp6gc1bphv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secco Loggia Extra Dry</text:p>
          </table:table-cell>
          <table:table-cell table:style-name="ce1" office:value-type="string" calcext:value-type="string">
            <text:p>Carmina</text:p>
          </table:table-cell>
          <table:table-cell table:style-name="ce1" office:value-type="float" office:value="36.858932" calcext:value-type="float">
            <text:p>36.85893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Brut Chardonnay Antica Frat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brhn3jk456wzgh34z4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Brut</text:p>
          </table:table-cell>
          <table:table-cell table:style-name="ce1" office:value-type="string" calcext:value-type="string">
            <text:p>Antica Fratta</text:p>
          </table:table-cell>
          <table:table-cell table:style-name="ce1" office:value-type="float" office:value="47.365364" calcext:value-type="float">
            <text:p>47.3653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Saten Chardonnay Antica Frat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c4h8skn0ezzsrxejq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Satén</text:p>
          </table:table-cell>
          <table:table-cell table:style-name="ce1" office:value-type="string" calcext:value-type="string">
            <text:p>Antica Fratta</text:p>
          </table:table-cell>
          <table:table-cell table:style-name="ce1" office:value-type="float" office:value="53.60327" calcext:value-type="float">
            <text:p>53.603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Gran Cuvée Rosé Bellavis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z52xp80594dk5dgt4</text:p>
          </table:table-cell>
          <table:table-cell table:style-name="ce1" office:value-type="string" calcext:value-type="string">
            <text:p>ROSE_SPARKLING</text:p>
          </table:table-cell>
          <table:table-cell table:style-name="ce1" office:value-type="string" calcext:value-type="string">
            <text:p>Franciacorta Rosé Gran Cuvée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38.628334" calcext:value-type="float">
            <text:p>38.6283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Brut Teatro a. Scala Bellavis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550" calcext:value-type="float">
            <text:p>8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zgj1bf537eztnq8f6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Teatro Alla Scala Brut</text:p>
          </table:table-cell>
          <table:table-cell table:style-name="ce1" office:value-type="string" calcext:value-type="string">
            <text:p>Bellavista</text:p>
          </table:table-cell>
          <table:table-cell table:style-name="ce1" office:value-type="float" office:value="48.23954" calcext:value-type="float">
            <text:p>48.239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Cuvée Prestige Ca’del Bo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cc5tkafqr60hga5xms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Franciacorta Cuvée Prestige</text:p>
          </table:table-cell>
          <table:table-cell table:style-name="ce1" office:value-type="string" calcext:value-type="string">
            <text:p>Ca' del Bosco</text:p>
          </table:table-cell>
          <table:table-cell table:style-name="ce1" office:value-type="float" office:value="43.11012" calcext:value-type="float">
            <text:p>43.110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nciacorta Blanc de Blanc Montenisa Antino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w4yry3fr02nhkhekv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Tenuta Montenisa 'Marchese Antinori' Blanc de Blancs</text:p>
          </table:table-cell>
          <table:table-cell table:style-name="ce1" office:value-type="string" calcext:value-type="string">
            <text:p>Antinori</text:p>
          </table:table-cell>
          <table:table-cell table:style-name="ce1" office:value-type="float" office:value="47.062244" calcext:value-type="float">
            <text:p>47.0622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Perle Chardonnay Ferra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ccj35519kgnp4kw2ym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Metodo Classico Perlé Brut</text:p>
          </table:table-cell>
          <table:table-cell table:style-name="ce1" office:value-type="string" calcext:value-type="string">
            <text:p>Ferrari</text:p>
          </table:table-cell>
          <table:table-cell table:style-name="ce1" office:value-type="float" office:value="31.697407" calcext:value-type="float">
            <text:p>31.6974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nquette de Limoux Ante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hq7tda1frpqwnws34j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lanquette de Limoux Brut</text:p>
          </table:table-cell>
          <table:table-cell table:style-name="ce1" office:value-type="string" calcext:value-type="string">
            <text:p>Antech</text:p>
          </table:table-cell>
          <table:table-cell table:style-name="ce1" office:value-type="float" office:value="42.71154" calcext:value-type="float">
            <text:p>42.711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Brut Dom Perigno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q5hvwrcr5dxtbze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Vintage Brut</text:p>
          </table:table-cell>
          <table:table-cell table:style-name="ce1" office:value-type="string" calcext:value-type="string">
            <text:p>Dom Pérignon</text:p>
          </table:table-cell>
          <table:table-cell table:style-name="ce1" office:value-type="float" office:value="41.29687" calcext:value-type="float">
            <text:p>41.2968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Brut Dom Perigno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q5hvwrcr5dxtbze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Vintage Brut</text:p>
          </table:table-cell>
          <table:table-cell table:style-name="ce1" office:value-type="string" calcext:value-type="string">
            <text:p>Dom Pérignon</text:p>
          </table:table-cell>
          <table:table-cell table:style-name="ce1" office:value-type="float" office:value="41.29687" calcext:value-type="float">
            <text:p>41.2968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 Reserve Palmer &amp; 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bm2dye36htsyz9jm1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Gran Cru La Réserve Brut</text:p>
          </table:table-cell>
          <table:table-cell table:style-name="ce1" office:value-type="string" calcext:value-type="string">
            <text:p>Palmer &amp; Co.</text:p>
          </table:table-cell>
          <table:table-cell table:style-name="ce1" office:value-type="float" office:value="34.15941" calcext:value-type="float">
            <text:p>34.1594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radition Brut Michel Lava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fvrbjfnjsh52ph6t12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Tradition Brut</text:p>
          </table:table-cell>
          <table:table-cell table:style-name="ce1" office:value-type="string" calcext:value-type="string">
            <text:p>Michel Laval</text:p>
          </table:table-cell>
          <table:table-cell table:style-name="ce1" office:value-type="float" office:value="40.371586" calcext:value-type="float">
            <text:p>40.371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Brut Blanc de Blanc Pierre Legr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f1tjam4kyvmtn8qvf87q</text:p>
          </table:table-cell>
          <table:table-cell table:style-name="ce1" office:value-type="string" calcext:value-type="string">
            <text:p>ROSE_SPARKLING</text:p>
          </table:table-cell>
          <table:table-cell table:style-name="ce1" office:value-type="string" calcext:value-type="string">
            <text:p>Blanc de Blancs Champagne</text:p>
          </table:table-cell>
          <table:table-cell table:style-name="ce1" office:value-type="string" calcext:value-type="string">
            <text:p>Louis Blanc</text:p>
          </table:table-cell>
          <table:table-cell table:style-name="ce1" office:value-type="float" office:value="46.843605" calcext:value-type="float">
            <text:p>46.8436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Brut Blauburgunder More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tsxndwgtpm1x4vat8jp</text:p>
          </table:table-cell>
          <table:table-cell table:style-name="ce1" office:value-type="string" calcext:value-type="string">
            <text:p>ROSE_SPARKLING</text:p>
          </table:table-cell>
          <table:table-cell table:style-name="ce1" office:value-type="string" calcext:value-type="string">
            <text:p>Brut Champagne</text:p>
          </table:table-cell>
          <table:table-cell table:style-name="ce1" office:value-type="string" calcext:value-type="string">
            <text:p>Yves Morel</text:p>
          </table:table-cell>
          <table:table-cell table:style-name="ce1" office:value-type="float" office:value="24.901546" calcext:value-type="float">
            <text:p>24.9015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mpagne Brut Rosé Blauburgunder More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wqee8sx0yt8g0n8aezb</text:p>
          </table:table-cell>
          <table:table-cell table:style-name="ce1" office:value-type="string" calcext:value-type="string">
            <text:p>ROSE_SPARKLING</text:p>
          </table:table-cell>
          <table:table-cell table:style-name="ce1" office:value-type="string" calcext:value-type="string">
            <text:p>Brut Rosé Champagne</text:p>
          </table:table-cell>
          <table:table-cell table:style-name="ce1" office:value-type="string" calcext:value-type="string">
            <text:p>Yves Morel</text:p>
          </table:table-cell>
          <table:table-cell table:style-name="ce1" office:value-type="float" office:value="26.70225" calcext:value-type="float">
            <text:p>26.702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Apanage Pommery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00" calcext:value-type="float">
            <text:p>1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dmzgazva4gh55cjkzvg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Champagne Apanage Brut</text:p>
          </table:table-cell>
          <table:table-cell table:style-name="ce1" office:value-type="string" calcext:value-type="string">
            <text:p>Pommery</text:p>
          </table:table-cell>
          <table:table-cell table:style-name="ce1" office:value-type="float" office:value="40.778515" calcext:value-type="float">
            <text:p>40.7785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Apanage Rosé Pommery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dva32k22xsh2haccqj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Apanage Rosé Champagne</text:p>
          </table:table-cell>
          <table:table-cell table:style-name="ce1" office:value-type="string" calcext:value-type="string">
            <text:p>Pommery</text:p>
          </table:table-cell>
          <table:table-cell table:style-name="ce1" office:value-type="float" office:value="41.55998" calcext:value-type="float">
            <text:p>41.5599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t Joseph Perri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bmr9rkkjend94zwk6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Champagne (Cuvée Royale)</text:p>
          </table:table-cell>
          <table:table-cell table:style-name="ce1" office:value-type="string" calcext:value-type="string">
            <text:p>Joseph Perrier</text:p>
          </table:table-cell>
          <table:table-cell table:style-name="ce1" office:value-type="float" office:value="33.823696" calcext:value-type="float">
            <text:p>33.8236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é Prestige Brut Taitting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bn4nh4nvffj7y524xn</text:p>
          </table:table-cell>
          <table:table-cell table:style-name="ce1" office:value-type="string" calcext:value-type="string">
            <text:p>ROSE_SPARKLING</text:p>
          </table:table-cell>
          <table:table-cell table:style-name="ce1" office:value-type="string" calcext:value-type="string">
            <text:p>Champagne Rosé Prestige Brut</text:p>
          </table:table-cell>
          <table:table-cell table:style-name="ce1" office:value-type="string" calcext:value-type="string">
            <text:p>Taittinger</text:p>
          </table:table-cell>
          <table:table-cell table:style-name="ce1" office:value-type="float" office:value="36.648296" calcext:value-type="float">
            <text:p>36.6482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Lepus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5vrvwc92n3qezry2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Lepus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40.55863" calcext:value-type="float">
            <text:p>40.558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Eichhorn Maninco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4ky4hsnkr6sztp9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Eichhor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37.9021" calcext:value-type="float">
            <text:p>37.902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Delago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q5y8j99jkpbbghbd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ellago Weissburgunder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1.786682" calcext:value-type="float">
            <text:p>41.78668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Kristallberg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xy22v7w3bkze66hd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Kristallber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1.687775" calcext:value-type="float">
            <text:p>51.6877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Sirmian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tf36964px55qxy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Sirmia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0.978306" calcext:value-type="float">
            <text:p>50.9783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Hofstatt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b7c5rqz4rwa8p28wa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Hofstatt Weissburgunder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41.17342" calcext:value-type="float">
            <text:p>41.173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Berg Kellerei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xx5x185hnmbtd80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 Berg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4.534542" calcext:value-type="float">
            <text:p>34.5345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Lapis Oberstei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2h2jcjxnaf6f47mm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issburgunder Lapis</text:p>
          </table:table-cell>
          <table:table-cell table:style-name="ce1" office:value-type="string" calcext:value-type="string">
            <text:p>Weingut Oberstein</text:p>
          </table:table-cell>
          <table:table-cell table:style-name="ce1" office:value-type="float" office:value="41.407455" calcext:value-type="float">
            <text:p>41.4074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Vorberg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yj9f3adjf8eqj5727qp5j9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Vorberg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46.941544" calcext:value-type="float">
            <text:p>46.9415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avqcdwjssnx9927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intessenz Sauvignon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2.115524" calcext:value-type="float">
            <text:p>42.1155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Caliz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kz2g5pt28ec66n3d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Caliz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553" calcext:value-type="float">
            <text:p>36.355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aap8qgvttdchv03p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50432" calcext:value-type="float">
            <text:p>35.5043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Kleinstein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pvfyetcny0g0eb41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Kleinstein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2.20337" calcext:value-type="float">
            <text:p>42.203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Kreuth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8b7921b25az154d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Selection Kreuth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0.04991" calcext:value-type="float">
            <text:p>50.049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Baron Salvadori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7wgwjpn9sr6pybc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Baron Salvadori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8.85839" calcext:value-type="float">
            <text:p>58.858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Baron Salvadori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7wgwjpn9sr6pybc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Baron Salvadori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8.85839" calcext:value-type="float">
            <text:p>58.858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Ris. Burgum Novum Castelfed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mwg77fhrj2s1gzrq7h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Burgum Novum</text:p>
          </table:table-cell>
          <table:table-cell table:style-name="ce1" office:value-type="string" calcext:value-type="string">
            <text:p>Castelfeder</text:p>
          </table:table-cell>
          <table:table-cell table:style-name="ce1" office:value-type="float" office:value="45.08877" calcext:value-type="float">
            <text:p>45.088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Riserva Freienfeld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tz61c48n6cea8e6rtf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Freienfeld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8.798477" calcext:value-type="float">
            <text:p>38.7984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Vigna AU Tiefenbrunn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vfce9adexvr8y68mc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Au</text:p>
          </table:table-cell>
          <table:table-cell table:style-name="ce1" office:value-type="string" calcext:value-type="string">
            <text:p>Tiefenbrunner</text:p>
          </table:table-cell>
          <table:table-cell table:style-name="ce1" office:value-type="float" office:value="36.287342" calcext:value-type="float">
            <text:p>36.2873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De Sil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jjcbyzhfx2cy2w2kw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De Silva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52.212166" calcext:value-type="float">
            <text:p>52.2121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De Sil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jjcbyzhfx2cy2w2kw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De Silva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52.212166" calcext:value-type="float">
            <text:p>52.2121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Winkl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fkhy5h5v8sa71df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Selection Winkl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1.714622" calcext:value-type="float">
            <text:p>51.71462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Quarz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Quarz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0.374443" calcext:value-type="float">
            <text:p>50.374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Mock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jz7gye66gy86pdwr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Mock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35.775047" calcext:value-type="float">
            <text:p>35.7750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Kinesis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83c961m6ebdb1t4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inesis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38.66588" calcext:value-type="float">
            <text:p>38.665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Andrius Kellerei Andri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971ed8zvxghawenw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Andrius</text:p>
          </table:table-cell>
          <table:table-cell table:style-name="ce1" office:value-type="string" calcext:value-type="string">
            <text:p>Kellerei Andrian</text:p>
          </table:table-cell>
          <table:table-cell table:style-name="ce1" office:value-type="float" office:value="52.048927" calcext:value-type="float">
            <text:p>52.0489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ieben Aich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9b3gdt3dksv5jy13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Lieben Aich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8.529846" calcext:value-type="float">
            <text:p>48.5298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ieben Aich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9b3gdt3dksv5jy13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Lieben Aich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8.529846" calcext:value-type="float">
            <text:p>48.5298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Praepositus Kloster Neustif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bqxy7znx9ckcz7p9v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Praepositus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0.153337" calcext:value-type="float">
            <text:p>30.1533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Aristos Kellerei Eisackta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abpqzdqpn4ytpfre8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Aristos</text:p>
          </table:table-cell>
          <table:table-cell table:style-name="ce1" office:value-type="string" calcext:value-type="string">
            <text:p>Kellerei Eisacktal - Cantina Valle Isarco</text:p>
          </table:table-cell>
          <table:table-cell table:style-name="ce1" office:value-type="float" office:value="35.40016" calcext:value-type="float">
            <text:p>35.4001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rüner Veltliner Aristos Kellerei Eisackta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acrhxdpgex8cw5vf8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ristos Grüner Veltliner</text:p>
          </table:table-cell>
          <table:table-cell table:style-name="ce1" office:value-type="string" calcext:value-type="string">
            <text:p>Kellerei Eisacktal - Cantina Valle Isarco</text:p>
          </table:table-cell>
          <table:table-cell table:style-name="ce1" office:value-type="float" office:value="41.18567" calcext:value-type="float">
            <text:p>41.185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Joseph Josef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f5g6wsr3ychsek0r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Joseph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32.55394" calcext:value-type="float">
            <text:p>32.553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whrjytxh158w9afd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7.43941" calcext:value-type="float">
            <text:p>37.4394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Kastelatz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mjdffxj8sm2hnsw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Vigna Kastelaz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3.86619" calcext:value-type="float">
            <text:p>53.8661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Brenntal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zzh17zkb90cw26e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enntal Gewürztraminer Riserva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45184" calcext:value-type="float">
            <text:p>36.3451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Brenntal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zzh17zkb90cw26e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enntal Gewürztraminer Riserva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45184" calcext:value-type="float">
            <text:p>36.3451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ewürztraminer Kolbenhof Josef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fry7b1bvnhq9m8av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ewürztraminer Vigna Kolbenhof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36.96219" calcext:value-type="float">
            <text:p>36.9621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ylvaner Praepositus Kloster Neustif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bq4tyhyes4vcm6w3c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ylvaner Praepositus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3.148376" calcext:value-type="float">
            <text:p>33.14837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De Sil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jnhs9q6x3ejykschn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e Silva Pinot Grigio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54.14775" calcext:value-type="float">
            <text:p>54.147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De Sil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jnhs9q6x3ejykschn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e Silva Pinot Grigio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54.14775" calcext:value-type="float">
            <text:p>54.147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58k2ckp5payht89d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Alto Adige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6.25556" calcext:value-type="float">
            <text:p>36.255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Castel Ringberg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sm52a0mjjy0q62v0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Vigna Castel Ringber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9.92878" calcext:value-type="float">
            <text:p>59.9287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Puiten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djz02r2jrx04dae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Puiten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7.144028" calcext:value-type="float">
            <text:p>37.1440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Penon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q2f1ffh7tkm9ttrf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Penon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9.758728" calcext:value-type="float">
            <text:p>39.7587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Unterebner Kellerei Trami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xg5g76922shspm60e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Unterebner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7.11509" calcext:value-type="float">
            <text:p>47.1150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gio Unterebner Kellerei Trami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xg5g76922shspm60e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gio Unterebner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47.11509" calcext:value-type="float">
            <text:p>47.1150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erner Praepositus Kloster Neustif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bqpkdt1kxf4qvpa0e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erner Praepositus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3.663406" calcext:value-type="float">
            <text:p>33.6634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istar Weiss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h47dgb9bz5ey60rhf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mistar Bianco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28.760067" calcext:value-type="float">
            <text:p>28.7600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loria Dei Weingut Eichenstei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x9qy8b3ma5exsekcy6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loria Dei</text:p>
          </table:table-cell>
          <table:table-cell table:style-name="ce1" office:value-type="string" calcext:value-type="string">
            <text:p>Eichenstein</text:p>
          </table:table-cell>
          <table:table-cell table:style-name="ce1" office:value-type="float" office:value="44.76127" calcext:value-type="float">
            <text:p>44.761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erlaner Klassisch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0zrsanx71j9ts3e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Terlaner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0.146336" calcext:value-type="float">
            <text:p>50.1463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e Vite J.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jakf7b6s583vd9fwy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de ViTe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37.606224" calcext:value-type="float">
            <text:p>37.6062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eyond the Clouds Chardonnay | Diverse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x7xf11p195ys5yk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ande Cuvée Beyond the Clouds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3.191185" calcext:value-type="float">
            <text:p>53.1911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os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adc1mc21dcvk401ka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Amos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28.926105" calcext:value-type="float">
            <text:p>28.9261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va Domus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9np0cz4842jxkmp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Riserva Terlaner Nova Domus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2.562683" calcext:value-type="float">
            <text:p>52.5626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va Domus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9np0cz4842jxkmp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Riserva Terlaner Nova Domus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2.562683" calcext:value-type="float">
            <text:p>52.5626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Enosi Riesling | Sauvignon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s01rz5kt15atcnw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Enosi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1.53265" calcext:value-type="float">
            <text:p>41.532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Enosi Riesling | Sauvignon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s01rz5kt15atcnw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Enosi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1.53265" calcext:value-type="float">
            <text:p>41.532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Julian Bronner | Johanniter Lieselehof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8xmngpc50t0j4311c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Julian Bio</text:p>
          </table:table-cell>
          <table:table-cell table:style-name="ce1" office:value-type="string" calcext:value-type="string">
            <text:p>Lieselehof</text:p>
          </table:table-cell>
          <table:table-cell table:style-name="ce1" office:value-type="float" office:value="46.512627" calcext:value-type="float">
            <text:p>46.5126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Julian Bronner | Johanniter Lieselehof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8xmngpc50t0j4311c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Julian Bio</text:p>
          </table:table-cell>
          <table:table-cell table:style-name="ce1" office:value-type="string" calcext:value-type="string">
            <text:p>Lieselehof</text:p>
          </table:table-cell>
          <table:table-cell table:style-name="ce1" office:value-type="float" office:value="46.512627" calcext:value-type="float">
            <text:p>46.5126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on Bianco Viognier | Petit Manseng Alois Lagede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feebg41e2rphqrdq1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asòn Hirschprunn Bianco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3.42831" calcext:value-type="float">
            <text:p>53.4283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ppius Weiss St. Michael Epp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9500" calcext:value-type="float">
            <text:p>1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myxxe6zv6hev5pa5j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ppius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50.889412" calcext:value-type="float">
            <text:p>50.8894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ppius Weiss St. Michael Epp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myxxe6zv6hev5pa5j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ppius</text:p>
          </table:table-cell>
          <table:table-cell table:style-name="ce1" office:value-type="string" calcext:value-type="string">
            <text:p>St. Michael-Eppan</text:p>
          </table:table-cell>
          <table:table-cell table:style-name="ce1" office:value-type="float" office:value="50.889412" calcext:value-type="float">
            <text:p>50.8894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nna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cmap9n1dhfr7akpc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na Schweiz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8.93737" calcext:value-type="float">
            <text:p>38.937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nna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cmap9n1dhfr7akpc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na Schweiz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8.93737" calcext:value-type="float">
            <text:p>38.937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nna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cmap9n1dhfr7akpc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na Schweiz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8.93737" calcext:value-type="float">
            <text:p>38.937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nna Franz Haa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cmap9n1dhfr7akpc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na Schweiz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8.93737" calcext:value-type="float">
            <text:p>38.937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r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2fr5ca6kj4bcg3q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6.11061" calcext:value-type="float">
            <text:p>36.110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r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2fr5ca6kj4bcg3q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6.11061" calcext:value-type="float">
            <text:p>36.110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Famèi Corvé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96cwfpbgdnnkckv3t4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Famèi Riesling Renano</text:p>
          </table:table-cell>
          <table:table-cell table:style-name="ce1" office:value-type="string" calcext:value-type="string">
            <text:p>Corvée</text:p>
          </table:table-cell>
          <table:table-cell table:style-name="ce1" office:value-type="float" office:value="42.204124" calcext:value-type="float">
            <text:p>42.2041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Majerla Doriga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fz35ggdprvpjtag8v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Majerla</text:p>
          </table:table-cell>
          <table:table-cell table:style-name="ce1" office:value-type="string" calcext:value-type="string">
            <text:p>Dorigati</text:p>
          </table:table-cell>
          <table:table-cell table:style-name="ce1" office:value-type="float" office:value="41.641655" calcext:value-type="float">
            <text:p>41.6416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Were Dreams… Jerman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950" calcext:value-type="float">
            <text:p>8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233zwqe7p05923rhgp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Where Dreams have no end</text:p>
          </table:table-cell>
          <table:table-cell table:style-name="ce1" office:value-type="string" calcext:value-type="string">
            <text:p>Jermann</text:p>
          </table:table-cell>
          <table:table-cell table:style-name="ce1" office:value-type="float" office:value="32.291683" calcext:value-type="float">
            <text:p>32.2916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is Lis Neri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9vsq65fv05vpe35tb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is Neris Rosso</text:p>
          </table:table-cell>
          <table:table-cell table:style-name="ce1" office:value-type="string" calcext:value-type="string">
            <text:p>Lis Neris</text:p>
          </table:table-cell>
          <table:table-cell table:style-name="ce1" office:value-type="float" office:value="54.328888" calcext:value-type="float">
            <text:p>54.3288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gana Fornaci Tom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0mxa4zymv6hwwsfd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e Fornaci Lugana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42.776966" calcext:value-type="float">
            <text:p>42.7769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gana Riserva Fornaci Tom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np0qnt6785q9n7907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e Fornaci Lugana Riserva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43.620674" calcext:value-type="float">
            <text:p>43.6206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rdicchio Primo Ballo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1756aea4e8gh845qm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imo Ballo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50.080254" calcext:value-type="float">
            <text:p>50.080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rdicchio Primo Ballo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1756aea4e8gh845qm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rimo Ballo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50.080254" calcext:value-type="float">
            <text:p>50.0802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rdicchio Lorenzo ‘’Superiore’’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nfvv3qacxd3zwntsc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erdicchio dei Castelli di Jesi Classico Superiore Lorenzo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44.823967" calcext:value-type="float">
            <text:p>44.8239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rdicchio Lorenzo ‘’Superiore’’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nfvv3qacxd3zwntsc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erdicchio dei Castelli di Jesi Classico Superiore Lorenzo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44.823967" calcext:value-type="float">
            <text:p>44.8239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e Bruniche Tenuta di Nozzo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4cjxwrvz9f0gyk19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Toscana Le Bruniche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50.291992" calcext:value-type="float">
            <text:p>50.2919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e Bruniche Tenuta di Nozzo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4cjxwrvz9f0gyk19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Toscana Le Bruniche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50.291992" calcext:value-type="float">
            <text:p>50.2919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 Pietra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jx2dh8nats728ew1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 Pietra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44.429817" calcext:value-type="float">
            <text:p>44.4298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 Pietra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jx2dh8nats728ew1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 Pietra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44.429817" calcext:value-type="float">
            <text:p>44.4298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 Pietra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jx2dh8nats728ew1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 Pietra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44.429817" calcext:value-type="float">
            <text:p>44.4298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 Pietra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jx2dh8nats728ew1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 Pietra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44.429817" calcext:value-type="float">
            <text:p>44.4298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 Pietra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jx2dh8nats728ew1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 Pietra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44.429817" calcext:value-type="float">
            <text:p>44.4298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ervaro Castello della Sala Antino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b397szz15dat7s7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ervaro della Sala</text:p>
          </table:table-cell>
          <table:table-cell table:style-name="ce1" office:value-type="string" calcext:value-type="string">
            <text:p>Antinori - Castello della Sala</text:p>
          </table:table-cell>
          <table:table-cell table:style-name="ce1" office:value-type="float" office:value="72.056725" calcext:value-type="float">
            <text:p>72.0567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ervaro Castello della Sala Antino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b397szz15dat7s7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ervaro della Sala</text:p>
          </table:table-cell>
          <table:table-cell table:style-name="ce1" office:value-type="string" calcext:value-type="string">
            <text:p>Antinori - Castello della Sala</text:p>
          </table:table-cell>
          <table:table-cell table:style-name="ce1" office:value-type="float" office:value="72.056725" calcext:value-type="float">
            <text:p>72.0567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Tonschiefer Dönnhof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h3cx444k5r00xkf8cm3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iesling Trocken Tonschiefer</text:p>
          </table:table-cell>
          <table:table-cell table:style-name="ce1" office:value-type="string" calcext:value-type="string">
            <text:p>Dönnhoff</text:p>
          </table:table-cell>
          <table:table-cell table:style-name="ce1" office:value-type="float" office:value="38.71432" calcext:value-type="float">
            <text:p>38.7143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GG Sonnenuhr Wehlen S.A. Prüm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xmf987sbmsxdjvne0p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Wehlener Sonnenuhr Devon Riesling GG</text:p>
          </table:table-cell>
          <table:table-cell table:style-name="ce1" office:value-type="string" calcext:value-type="string">
            <text:p>S.A. Prüm</text:p>
          </table:table-cell>
          <table:table-cell table:style-name="ce1" office:value-type="float" office:value="49.855606" calcext:value-type="float">
            <text:p>49.8556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GG Bernkastel Lay S.A. Prüm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vsk74fdf3zhcr3y9s5r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Bernkasteler Lay Grand Ley Riesling GG</text:p>
          </table:table-cell>
          <table:table-cell table:style-name="ce1" office:value-type="string" calcext:value-type="string">
            <text:p>S.A. Prüm</text:p>
          </table:table-cell>
          <table:table-cell table:style-name="ce1" office:value-type="float" office:value="51.657692" calcext:value-type="float">
            <text:p>51.6576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Gris Schoffit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4dg709hxzbwn1hpfjcwf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Gris Tradition</text:p>
          </table:table-cell>
          <table:table-cell table:style-name="ce1" office:value-type="string" calcext:value-type="string">
            <text:p>Domaine Schoffit</text:p>
          </table:table-cell>
          <table:table-cell table:style-name="ce1" office:value-type="float" office:value="26.257063" calcext:value-type="float">
            <text:p>26.2570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evre et Maine Gras Mouton Domaine H. Fevri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4v8pp81sp57s2rha1e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as Moutons Muscadet-Sèvre et Maine Sur Lie</text:p>
          </table:table-cell>
          <table:table-cell table:style-name="ce1" office:value-type="string" calcext:value-type="string">
            <text:p>Domaine Haute ‎Févrie</text:p>
          </table:table-cell>
          <table:table-cell table:style-name="ce1" office:value-type="float" office:value="38.831818" calcext:value-type="float">
            <text:p>38.83181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illou Blanc Sauvignon | Sémillion Chateau Talb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sdyf4d95766t5ty8w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aillou Blanc</text:p>
          </table:table-cell>
          <table:table-cell table:style-name="ce1" office:value-type="string" calcext:value-type="string">
            <text:p>Château Talbot</text:p>
          </table:table-cell>
          <table:table-cell table:style-name="ce1" office:value-type="float" office:value="42.38977" calcext:value-type="float">
            <text:p>42.389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blis Saint Pierre Chardonnay Albert Pi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tgbckbx4am8dwv5c6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blis Saint Pierre</text:p>
          </table:table-cell>
          <table:table-cell table:style-name="ce1" office:value-type="string" calcext:value-type="string">
            <text:p>Albert Pic</text:p>
          </table:table-cell>
          <table:table-cell table:style-name="ce1" office:value-type="float" office:value="48.83384" calcext:value-type="float">
            <text:p>48.833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blis AOC Chardonnay Droin Jean Pau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h0r5wkfhgxqtbpkv1w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blis</text:p>
          </table:table-cell>
          <table:table-cell table:style-name="ce1" office:value-type="string" calcext:value-type="string">
            <text:p>Jean-Paul &amp; Benoit Droin</text:p>
          </table:table-cell>
          <table:table-cell table:style-name="ce1" office:value-type="float" office:value="38.718906" calcext:value-type="float">
            <text:p>38.7189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blis 1er Cru Fourchaume Domaine Fev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x14t79cyascxv4n0n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blis Premier Cru Fourchaume</text:p>
          </table:table-cell>
          <table:table-cell table:style-name="ce1" office:value-type="string" calcext:value-type="string">
            <text:p>Domaine William Fèvre</text:p>
          </table:table-cell>
          <table:table-cell table:style-name="ce1" office:value-type="float" office:value="35.78785" calcext:value-type="float">
            <text:p>35.787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blis Grand Cru Les Preuses Domaine Fev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fata8gqz47f5w5etb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blis Grand Cru 'Les Preuses'</text:p>
          </table:table-cell>
          <table:table-cell table:style-name="ce1" office:value-type="string" calcext:value-type="string">
            <text:p>Domaine William Fèvre</text:p>
          </table:table-cell>
          <table:table-cell table:style-name="ce1" office:value-type="float" office:value="40.498405" calcext:value-type="float">
            <text:p>40.4984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int Aubin 1er cru En Creot Dom. Lamy-Pill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1bvng4yexpgk665wqt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int-Aubin 1er Cru 'En Créot'</text:p>
          </table:table-cell>
          <table:table-cell table:style-name="ce1" office:value-type="string" calcext:value-type="string">
            <text:p>Lamy-Pillot</text:p>
          </table:table-cell>
          <table:table-cell table:style-name="ce1" office:value-type="float" office:value="62.57248" calcext:value-type="float">
            <text:p>62.572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ully Montmorin Dom. Jacques Dury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t6hh0ckdn13pqgkh6k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ully ''''Montmorin''''</text:p>
          </table:table-cell>
          <table:table-cell table:style-name="ce1" office:value-type="string" calcext:value-type="string">
            <text:p>Domaine Jacques Dury</text:p>
          </table:table-cell>
          <table:table-cell table:style-name="ce1" office:value-type="float" office:value="48.269897" calcext:value-type="float">
            <text:p>48.2698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ouilly Fumé Sauvignon De Ladoucet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p4tx0qfvhw7081cfsc030q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ouilly Fumé de Ladoucette</text:p>
          </table:table-cell>
          <table:table-cell table:style-name="ce1" office:value-type="string" calcext:value-type="string">
            <text:p>Domaine de Ladoucette</text:p>
          </table:table-cell>
          <table:table-cell table:style-name="ce1" office:value-type="float" office:value="47.449394" calcext:value-type="float">
            <text:p>47.4493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re’ Clesse’ Chardonnay Seguin Manue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mz5tv6yz1abjf2g5f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iré-Clessé</text:p>
          </table:table-cell>
          <table:table-cell table:style-name="ce1" office:value-type="string" calcext:value-type="string">
            <text:p>Seguin-Manuel</text:p>
          </table:table-cell>
          <table:table-cell table:style-name="ce1" office:value-type="float" office:value="49.651226" calcext:value-type="float">
            <text:p>49.65122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antoulan blanc Sec Clos Lapey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na8hsn386zekfxkbh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toulan Sec</text:p>
          </table:table-cell>
          <table:table-cell table:style-name="ce1" office:value-type="string" calcext:value-type="string">
            <text:p>Clos Lapeyre</text:p>
          </table:table-cell>
          <table:table-cell table:style-name="ce1" office:value-type="float" office:value="53.496517" calcext:value-type="float">
            <text:p>53.4965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amlitz Sauvignon Blanc Sattl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vs59a1cssv3ytskznh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amlitzer Sauvignon Blanc</text:p>
          </table:table-cell>
          <table:table-cell table:style-name="ce1" office:value-type="string" calcext:value-type="string">
            <text:p>Sattlerhof</text:p>
          </table:table-cell>
          <table:table-cell table:style-name="ce1" office:value-type="float" office:value="39.041733" calcext:value-type="float">
            <text:p>39.04173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amlitz Morillon (Chardonnay) Sattl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y0nqgcd7bvcxe20vev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amlitzer Morillon</text:p>
          </table:table-cell>
          <table:table-cell table:style-name="ce1" office:value-type="string" calcext:value-type="string">
            <text:p>Sattlerhof</text:p>
          </table:table-cell>
          <table:table-cell table:style-name="ce1" office:value-type="float" office:value="44.190834" calcext:value-type="float">
            <text:p>44.1908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30 Ried Kranachberg BIO Sattl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vdqkbnfwtrp8g610er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Ried Alter Kranachberg Bio</text:p>
          </table:table-cell>
          <table:table-cell table:style-name="ce1" office:value-type="string" calcext:value-type="string">
            <text:p>Sattlerhof</text:p>
          </table:table-cell>
          <table:table-cell table:style-name="ce1" office:value-type="float" office:value="41.014973" calcext:value-type="float">
            <text:p>41.01497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ltliner Ried Klaus Federspiel Weingut Jäg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wwcx42s4e5hmr4g12ah1fq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Federspiel Ried Klaus Grüner Veltliner</text:p>
          </table:table-cell>
          <table:table-cell table:style-name="ce1" office:value-type="string" calcext:value-type="string">
            <text:p>Weingut Jäger</text:p>
          </table:table-cell>
          <table:table-cell table:style-name="ce1" office:value-type="float" office:value="48.753746" calcext:value-type="float">
            <text:p>48.7537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eltliner Ried Achleiten Smaragd Weingut Jäg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wwcx42jrn7sd9yagc4ynrg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üner Veltliner Smaragd Ried Achleiten</text:p>
          </table:table-cell>
          <table:table-cell table:style-name="ce1" office:value-type="string" calcext:value-type="string">
            <text:p>Weingut Jäger</text:p>
          </table:table-cell>
          <table:table-cell table:style-name="ce1" office:value-type="float" office:value="48.66143" calcext:value-type="float">
            <text:p>48.661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hitestone Chenin Blanc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wfhyk9ab3s2kxcr8wa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hitestone Chenin Blanc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50.50921" calcext:value-type="float">
            <text:p>50.5092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hitestone Sauvignon Blanc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v20g6dzt0cmadyjzrq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hitestone Sauvignon Blanc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50517" calcext:value-type="float">
            <text:p>47.505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GT Rosé Weinberg Dolomiten Popp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hce2ax2hmey9570ngm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é</text:p>
          </table:table-cell>
          <table:table-cell table:style-name="ce1" office:value-type="string" calcext:value-type="string">
            <text:p>Popphof</text:p>
          </table:table-cell>
          <table:table-cell table:style-name="ce1" office:value-type="float" office:value="33.746365" calcext:value-type="float">
            <text:p>33.7463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osé Pinosé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xe587cgfq9ctge0h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inosé Pinot Nero Rosé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2.64712" calcext:value-type="float">
            <text:p>32.647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osé Pinosé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xe587cgfq9ctge0h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inosé Pinot Nero Rosé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2.64712" calcext:value-type="float">
            <text:p>32.647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é Marinus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pewvf7s7gba9gw1s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itterberg Rosé</text:p>
          </table:table-cell>
          <table:table-cell table:style-name="ce1" office:value-type="string" calcext:value-type="string">
            <text:p>Marinushof</text:p>
          </table:table-cell>
          <table:table-cell table:style-name="ce1" office:value-type="float" office:value="30.726616" calcext:value-type="float">
            <text:p>30.72661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’Anna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18ann9hyf6pcczg7za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ato Ros'Anna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44.918137" calcext:value-type="float">
            <text:p>44.9181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’Anna Tenuta di F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18ann9hyf6pcczg7za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Rosato Ros'Anna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44.918137" calcext:value-type="float">
            <text:p>44.9181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aner*in Vernatsch Popp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hg5zd56qztrj5jjq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aner</text:p>
          </table:table-cell>
          <table:table-cell table:style-name="ce1" office:value-type="string" calcext:value-type="string">
            <text:p>Popphof</text:p>
          </table:table-cell>
          <table:table-cell table:style-name="ce1" office:value-type="float" office:value="38.372658" calcext:value-type="float">
            <text:p>38.3726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t. Magdalena Huck am Bach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mwbg42htkesv22mqm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t. Magdalener Classico Huck am Bach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51.868137" calcext:value-type="float">
            <text:p>51.8681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alterer See Ausl.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avqcdwjssnx9927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Quintessenz Sauvignon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2.115524" calcext:value-type="float">
            <text:p>42.1155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Aditus 1644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b9c0xgj5r6sk2ctsj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ditus 1644 Lagrein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54.034195" calcext:value-type="float">
            <text:p>54.03419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Frauenhügel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jjntsw15kpxxfnfp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Frauenhügel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44.907368" calcext:value-type="float">
            <text:p>44.90736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Prestige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hv49szy8rgmwyak0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Prestige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39.998413" calcext:value-type="float">
            <text:p>39.99841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Gries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v0qjxd6szhh34m1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Grie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514503" calcext:value-type="float">
            <text:p>35.5145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Grafleiten Obermos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36bq29cm9ea22qpf0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fenleiten Lagrein Riserva</text:p>
          </table:table-cell>
          <table:table-cell table:style-name="ce1" office:value-type="string" calcext:value-type="string">
            <text:p>Obermoser</text:p>
          </table:table-cell>
          <table:table-cell table:style-name="ce1" office:value-type="float" office:value="50.9891" calcext:value-type="float">
            <text:p>50.98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Taber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5.948647" calcext:value-type="float">
            <text:p>45.9486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marein Unterganzn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n5agsqx1htnk7swsa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Lamarein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36.82206" calcext:value-type="float">
            <text:p>36.822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Steinraffler J.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fz8drpdxm807pj2n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Vigna Steinraffler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49.683064" calcext:value-type="float">
            <text:p>49.6830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oblinus Ansitz Waldgrie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ssew8qyvfm75tswq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oblinus De Waldgries</text:p>
          </table:table-cell>
          <table:table-cell table:style-name="ce1" office:value-type="string" calcext:value-type="string">
            <text:p>Ansitz Waldgries</text:p>
          </table:table-cell>
          <table:table-cell table:style-name="ce1" office:value-type="float" office:value="73.26074" calcext:value-type="float">
            <text:p>73.260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Klosteranger Muri Grie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93j1t0fkgezz7faz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Weingarten Klosteranger</text:p>
          </table:table-cell>
          <table:table-cell table:style-name="ce1" office:value-type="string" calcext:value-type="string">
            <text:p>Muri-Gries</text:p>
          </table:table-cell>
          <table:table-cell table:style-name="ce1" office:value-type="float" office:value="58.802208" calcext:value-type="float">
            <text:p>58.80220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Carano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0pfbqndcy23gz0r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Caran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5.415966" calcext:value-type="float">
            <text:p>45.4159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Carano Baron di Pau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550" calcext:value-type="float">
            <text:p>8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f70pfbqndcy23gz0r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Carano</text:p>
          </table:table-cell>
          <table:table-cell table:style-name="ce1" office:value-type="string" calcext:value-type="string">
            <text:p>Baron Di Pauli</text:p>
          </table:table-cell>
          <table:table-cell table:style-name="ce1" office:value-type="float" office:value="45.415966" calcext:value-type="float">
            <text:p>45.4159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. Ringberg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ym74vn1d8f6a00e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Castel Ringber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9.514874" calcext:value-type="float">
            <text:p>49.5148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Kirchhügel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j3ae03131n9q396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Riserva Kirchhügel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9.871407" calcext:value-type="float">
            <text:p>39.8714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Kirchhügel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mj3ae03131n9q396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Riserva Kirchhügel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9.871407" calcext:value-type="float">
            <text:p>39.8714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213/1 Peter Dipo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ky24hr0hnm9m3nx0q9k93g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213</text:p>
          </table:table-cell>
          <table:table-cell table:style-name="ce1" office:value-type="string" calcext:value-type="string">
            <text:p>Peter Dipoli</text:p>
          </table:table-cell>
          <table:table-cell table:style-name="ce1" office:value-type="float" office:value="51.602722" calcext:value-type="float">
            <text:p>51.60272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. Ris.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tf8mqh1jmt2ry9y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Quintessenz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2.353035" calcext:value-type="float">
            <text:p>42.3530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. Ris. Quintessenz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tf8mqh1jmt2ry9y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Quintessenz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2.353035" calcext:value-type="float">
            <text:p>42.3530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Cor Römigberg Alois Lagede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450" calcext:value-type="float">
            <text:p>9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fe8mfk2wp94pty52a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ömigberg COR Bio</text:p>
          </table:table-cell>
          <table:table-cell table:style-name="ce1" office:value-type="string" calcext:value-type="string">
            <text:p>Alois Lageder</text:p>
          </table:table-cell>
          <table:table-cell table:style-name="ce1" office:value-type="float" office:value="56.970455" calcext:value-type="float">
            <text:p>56.9704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Mumelter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jxv0saw84ah1f6jh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Riserva Mumelter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2.321686" calcext:value-type="float">
            <text:p>42.3216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Unterganzn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9tybvrzv5g9x08zd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Riserva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29.514366" calcext:value-type="float">
            <text:p>29.5143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Ris. Pfarrhof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ev42gdt04614dpwthzqn2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Pfarrhof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8.296207" calcext:value-type="float">
            <text:p>48.2962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Freienfeld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s8rshj1vbhpgcwd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Freienfeld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4105" calcext:value-type="float">
            <text:p>36.341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Freienfeld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s8rshj1vbhpgcwd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Freienfeld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4105" calcext:value-type="float">
            <text:p>36.341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Siebeneich Kellerei Terl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y4nmgm36x8hcwy1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Siebeneich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7.58042" calcext:value-type="float">
            <text:p>57.580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. Siebeneich Kellerei Boze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pg4py5d7tbkjynb3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Siebeneich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0.03794" calcext:value-type="float">
            <text:p>40.037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Vigna Kressfeld Kornel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ezez7xbwrgwrh61zpa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Kressfeld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44.0381" calcext:value-type="float">
            <text:p>44.038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Kornell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qmmf2tym10974h8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rnell Merlot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377903" calcext:value-type="float">
            <text:p>35.3779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Amantus Weingut Eichenstei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gp9963tk23ecr5b9y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Amantus</text:p>
          </table:table-cell>
          <table:table-cell table:style-name="ce1" office:value-type="string" calcext:value-type="string">
            <text:p>Eichenstein</text:p>
          </table:table-cell>
          <table:table-cell table:style-name="ce1" office:value-type="float" office:value="46.903618" calcext:value-type="float">
            <text:p>46.90361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erva Saltner Kellerei Kalter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z77serjjy0qk8rh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Riserva Saltner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3.279156" calcext:value-type="float">
            <text:p>43.2791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Mason di Mason Manincor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8jz57rmx7y4yqhq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Mason di Maso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5.38554" calcext:value-type="float">
            <text:p>45.385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erva Lafóa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3z5w90zkenw3ygp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Riserva Lafò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2.039764" calcext:value-type="float">
            <text:p>32.0397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erva Zeno Kellerei Mer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f4xq13x0rp8k2h2zt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uburgunder Riserva Zeno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48.447853" calcext:value-type="float">
            <text:p>48.44785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. Burgum N. Castelfed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mwg326pjr7eptg3ks2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Burgum Novum</text:p>
          </table:table-cell>
          <table:table-cell table:style-name="ce1" office:value-type="string" calcext:value-type="string">
            <text:p>Castelfeder</text:p>
          </table:table-cell>
          <table:table-cell table:style-name="ce1" office:value-type="float" office:value="32.913864" calcext:value-type="float">
            <text:p>32.9138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erva Matan Pfitsch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8d7getsnyf8992dz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Riserva Matan</text:p>
          </table:table-cell>
          <table:table-cell table:style-name="ce1" office:value-type="string" calcext:value-type="string">
            <text:p>Pfitscher</text:p>
          </table:table-cell>
          <table:table-cell table:style-name="ce1" office:value-type="float" office:value="40.498222" calcext:value-type="float">
            <text:p>40.49822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San Urbano J.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b4rjgpder3smhfakv2fc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Barthenau Vigna S. Urbano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40.204475" calcext:value-type="float">
            <text:p>40.2044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San Urbano J. Hofstätt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b4rjgpder3smhfakv2fc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Barthenau Vigna S. Urbano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40.204475" calcext:value-type="float">
            <text:p>40.2044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Zeder Weinberg Dolomiten Kornel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519628b930zb0hnjk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Zeder</text:p>
          </table:table-cell>
          <table:table-cell table:style-name="ce1" office:value-type="string" calcext:value-type="string">
            <text:p>Kornell</text:p>
          </table:table-cell>
          <table:table-cell table:style-name="ce1" office:value-type="float" office:value="39.724617" calcext:value-type="float">
            <text:p>39.72461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oma Merlot | Cabernet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h6shptadh6cg467k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oma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2.619034" calcext:value-type="float">
            <text:p>32.6190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ermesse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5k570jg5f3jdb5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nde Cuvée Kermesse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9.540363" calcext:value-type="float">
            <text:p>49.5403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ermesse Elena Wal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5k570jg5f3jdb5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nde Cuvée Kermesse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9.540363" calcext:value-type="float">
            <text:p>49.5403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nelius Merlot | Cabernet Schreckbich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15f2c5qcq2vefng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Corneli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8.16667" calcext:value-type="float">
            <text:p>38.166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auenriegel Merlot | Cabernet Franc Peter Dipo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wwcwe22sfkcnygkwks31h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rauenriegel</text:p>
          </table:table-cell>
          <table:table-cell table:style-name="ce1" office:value-type="string" calcext:value-type="string">
            <text:p>Peter Dipoli</text:p>
          </table:table-cell>
          <table:table-cell table:style-name="ce1" office:value-type="float" office:value="55.592594" calcext:value-type="float">
            <text:p>55.5925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cus Walter Schulli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2220hd653cma24yr76zfbp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cus</text:p>
          </table:table-cell>
          <table:table-cell table:style-name="ce1" office:value-type="string" calcext:value-type="string">
            <text:p>Weingut Walter Schullian</text:p>
          </table:table-cell>
          <table:table-cell table:style-name="ce1" office:value-type="float" office:value="52.287228" calcext:value-type="float">
            <text:p>52.2872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cus Walter Schulli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2220hd653cma24yr76zfbp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cus</text:p>
          </table:table-cell>
          <table:table-cell table:style-name="ce1" office:value-type="string" calcext:value-type="string">
            <text:p>Weingut Walter Schullian</text:p>
          </table:table-cell>
          <table:table-cell table:style-name="ce1" office:value-type="float" office:value="52.287228" calcext:value-type="float">
            <text:p>52.2872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nticus Riserva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tz67nfwwb03pdvb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ticus Riserva Baron Salvadori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1.32304" calcext:value-type="float">
            <text:p>51.323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nticus Riserva Nals Margreid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tz67nfwwb03pdvb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ticus Riserva Baron Salvadori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1.32304" calcext:value-type="float">
            <text:p>51.323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istar Edizione Riser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2900" calcext:value-type="float">
            <text:p>12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h44s6et0twfmk98mq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istar Edizione Rossa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32.488293" calcext:value-type="float">
            <text:p>32.4882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istar Edizione Riserva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2900" calcext:value-type="float">
            <text:p>12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h44s6et0twfmk98mq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istar Edizione Rossa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32.488293" calcext:value-type="float">
            <text:p>32.4882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istar Private Reserve Sölva &amp; Söh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h540z4ge4jxmsnsjf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istar Private Reserve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37.05288" calcext:value-type="float">
            <text:p>37.052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eldherr Cabernet S. | Cabernet F. | Carmenere Liesele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8yq5662fvs3cm5vax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eldherr Bio</text:p>
          </table:table-cell>
          <table:table-cell table:style-name="ce1" office:value-type="string" calcext:value-type="string">
            <text:p>Lieselehof</text:p>
          </table:table-cell>
          <table:table-cell table:style-name="ce1" office:value-type="float" office:value="44.078205" calcext:value-type="float">
            <text:p>44.0782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mposition Reif Unterganzn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950" calcext:value-type="float">
            <text:p>8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kza4y83vwrfm2gfkj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mposition Reif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44.97731" calcext:value-type="float">
            <text:p>44.9773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res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3500" calcext:value-type="float">
            <text:p>23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0sxqtmdxtqmth8ch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Cabernet Riserva Tres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27.141474" calcext:value-type="float">
            <text:p>27.1414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res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0sxqtmdxtqmth8ch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Cabernet Riserva Tres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27.141474" calcext:value-type="float">
            <text:p>27.1414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res Kellerei Kurtats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0sxqtmdxtqmth8ch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Cabernet Riserva Tres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27.141474" calcext:value-type="float">
            <text:p>27.1414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is Neris Merlot | Cabernet Sauvignon Lis Neri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9vsq65fv05vpe35tb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is Neris Rosso</text:p>
          </table:table-cell>
          <table:table-cell table:style-name="ce1" office:value-type="string" calcext:value-type="string">
            <text:p>Lis Neris</text:p>
          </table:table-cell>
          <table:table-cell table:style-name="ce1" office:value-type="float" office:value="82.95256" calcext:value-type="float">
            <text:p>82.952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is Neris Merlot | Cabernet Sauvignon Lis Neri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9vsq65fv05vpe35tb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is Neris Rosso</text:p>
          </table:table-cell>
          <table:table-cell table:style-name="ce1" office:value-type="string" calcext:value-type="string">
            <text:p>Lis Neris</text:p>
          </table:table-cell>
          <table:table-cell table:style-name="ce1" office:value-type="float" office:value="82.95256" calcext:value-type="float">
            <text:p>82.952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eroldego Forado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cvp37mta9qdwkb2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roldego Foradori Bio</text:p>
          </table:table-cell>
          <table:table-cell table:style-name="ce1" office:value-type="string" calcext:value-type="string">
            <text:p>Foradori</text:p>
          </table:table-cell>
          <table:table-cell table:style-name="ce1" office:value-type="float" office:value="47.375694" calcext:value-type="float">
            <text:p>47.3756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n Leonardo T. San Leonardo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yrhxzs3mytd8sngpx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San Leonardo</text:p>
          </table:table-cell>
          <table:table-cell table:style-name="ce1" office:value-type="float" office:value="94.19123" calcext:value-type="float">
            <text:p>94.191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n Leonardo T. San Leonardo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yrhxzs3mytd8sngpx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San Leonardo</text:p>
          </table:table-cell>
          <table:table-cell table:style-name="ce1" office:value-type="float" office:value="94.19123" calcext:value-type="float">
            <text:p>94.191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 Poia Corvina Allegrin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900" calcext:value-type="float">
            <text:p>12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k9nn59ds3pr5ma5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 Poja</text:p>
          </table:table-cell>
          <table:table-cell table:style-name="ce1" office:value-type="string" calcext:value-type="string">
            <text:p>Allegrini</text:p>
          </table:table-cell>
          <table:table-cell table:style-name="ce1" office:value-type="float" office:value="40.28727" calcext:value-type="float">
            <text:p>40.287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hjdw9h6nhb6ar8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28.950443" calcext:value-type="float">
            <text:p>28.950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rvina | Rondinella | Molinara Tom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29.45158" calcext:value-type="float">
            <text:p>29.45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Pietro dal Cero Cà dei Fra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g38xhhverb8hjn93q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Pietro Dal Cero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8.01798" calcext:value-type="float">
            <text:p>48.0179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Pietro dal Cero Cà dei Fra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700" calcext:value-type="float">
            <text:p>11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g38xhhverb8hjn93q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Pietro Dal Cero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8.01798" calcext:value-type="float">
            <text:p>48.0179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a Florian Tom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n8rm42332zb481jtd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Ca' Florian Grappa Amarone della Valpolicella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41.755447" calcext:value-type="float">
            <text:p>41.7554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della Valpolicella Tom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39.795586" calcext:value-type="float">
            <text:p>39.795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Mazzano Ma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4900" calcext:value-type="float">
            <text:p>2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0jnnanrjdss8n2rq2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</text:p>
          </table:table-cell>
          <table:table-cell table:style-name="ce1" office:value-type="string" calcext:value-type="string">
            <text:p>Mazzano</text:p>
          </table:table-cell>
          <table:table-cell table:style-name="ce1" office:value-type="float" office:value="29.569963" calcext:value-type="float">
            <text:p>29.56996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egramaro Jo IGT Gianfranco F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bgarrg0k1c68vct6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egroamaro Jo</text:p>
          </table:table-cell>
          <table:table-cell table:style-name="ce1" office:value-type="string" calcext:value-type="string">
            <text:p>Gianfranco Fino</text:p>
          </table:table-cell>
          <table:table-cell table:style-name="ce1" office:value-type="float" office:value="51.383186" calcext:value-type="float">
            <text:p>51.3831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rimitivo Es Red Gianfranco F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bhm8bfjjcw2z50av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itivo Es</text:p>
          </table:table-cell>
          <table:table-cell table:style-name="ce1" office:value-type="string" calcext:value-type="string">
            <text:p>Gianfranco Fino</text:p>
          </table:table-cell>
          <table:table-cell table:style-name="ce1" office:value-type="float" office:value="50.468666" calcext:value-type="float">
            <text:p>50.468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tarpanaro Negroamaro Salento Cosimo Taur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cc9x9626eacvtwqd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egroamaro Notarpanaro</text:p>
          </table:table-cell>
          <table:table-cell table:style-name="ce1" office:value-type="string" calcext:value-type="string">
            <text:p>Taurino</text:p>
          </table:table-cell>
          <table:table-cell table:style-name="ce1" office:value-type="float" office:value="50.19671" calcext:value-type="float">
            <text:p>50.1967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uarnaccio Perricone Tasca d’Almeri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mvyb53b2c435cq4xg5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arnaccio Perricone</text:p>
          </table:table-cell>
          <table:table-cell table:style-name="ce1" office:value-type="string" calcext:value-type="string">
            <text:p>Tasca D'Almerita - Tenuta Regaleali</text:p>
          </table:table-cell>
          <table:table-cell table:style-name="ce1" office:value-type="float" office:value="54.54192" calcext:value-type="float">
            <text:p>54.541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alari Faro Rosso Pala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jafk4nw0p6arrgaes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aro</text:p>
          </table:table-cell>
          <table:table-cell table:style-name="ce1" office:value-type="string" calcext:value-type="string">
            <text:p>Palari</text:p>
          </table:table-cell>
          <table:table-cell table:style-name="ce1" office:value-type="float" office:value="67.14583" calcext:value-type="float">
            <text:p>67.145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era d’Alba Vignota Conterno Fant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fm61ccmphkhmpqffm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era d'Alba Vignota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60.2841" calcext:value-type="float">
            <text:p>60.284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era d’Asti Montebruna Braid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ecvskr4debpczwvb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era d'Asti Montebruna</text:p>
          </table:table-cell>
          <table:table-cell table:style-name="ce1" office:value-type="string" calcext:value-type="string">
            <text:p>Braida</text:p>
          </table:table-cell>
          <table:table-cell table:style-name="ce1" office:value-type="float" office:value="50.073395" calcext:value-type="float">
            <text:p>50.07339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ebbiolo Classico Pio Cesa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g92cb0p4xp1q8hnt2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ebbiolo</text:p>
          </table:table-cell>
          <table:table-cell table:style-name="ce1" office:value-type="string" calcext:value-type="string">
            <text:p>Pio Cesare</text:p>
          </table:table-cell>
          <table:table-cell table:style-name="ce1" office:value-type="float" office:value="42.772484" calcext:value-type="float">
            <text:p>42.7724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ebbiolo d’Alba Cere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exyptq0a9a0rp9jb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ebbiolo d'Alba</text:p>
          </table:table-cell>
          <table:table-cell table:style-name="ce1" office:value-type="string" calcext:value-type="string">
            <text:p>Ceretto</text:p>
          </table:table-cell>
          <table:table-cell table:style-name="ce1" office:value-type="float" office:value="41.28204" calcext:value-type="float">
            <text:p>41.282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Prunotto Nebbiolo Pruno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qx44vzvpktjty4pw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</text:p>
          </table:table-cell>
          <table:table-cell table:style-name="ce1" office:value-type="string" calcext:value-type="string">
            <text:p>Prunotto</text:p>
          </table:table-cell>
          <table:table-cell table:style-name="ce1" office:value-type="float" office:value="61.164383" calcext:value-type="float">
            <text:p>61.1643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Montestefan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99zh5abyetfdb1es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Montestefano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8.50594" calcext:value-type="float">
            <text:p>68.505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Montefico Nebbiol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a5jtzpd42wcb1nj6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Montefico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4.77947" calcext:value-type="float">
            <text:p>64.779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Muncagota Nebbiol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9kdbgeag83nfdbh8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Muncagota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70.80368" calcext:value-type="float">
            <text:p>70.8036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Rabaja Nebbiol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8fpqfq5ecnb6ftey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Rabajà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8.01691" calcext:value-type="float">
            <text:p>68.016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Pora Nebbiol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8dbyf6q5dty1pc9s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Pora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2.68081" calcext:value-type="float">
            <text:p>62.6808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Ovello Nebbiol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897f2edej1m3dgmj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Ovello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4.4848" calcext:value-type="float">
            <text:p>64.48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Don Fiorino Prod. del Barbare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8bk3gfkxyng43jj49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Don Fiorino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71.24025" calcext:value-type="float">
            <text:p>71.240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Nubiola Nebbiolo Pelisse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t9xkkhhggere8pe7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Nubiola</text:p>
          </table:table-cell>
          <table:table-cell table:style-name="ce1" office:value-type="string" calcext:value-type="string">
            <text:p>Pelissero</text:p>
          </table:table-cell>
          <table:table-cell table:style-name="ce1" office:value-type="float" office:value="45.23694" calcext:value-type="float">
            <text:p>45.236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Vanotu Nebbiolo Pelisse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trdje9dthhee31az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Vanotu</text:p>
          </table:table-cell>
          <table:table-cell table:style-name="ce1" office:value-type="string" calcext:value-type="string">
            <text:p>Pelissero</text:p>
          </table:table-cell>
          <table:table-cell table:style-name="ce1" office:value-type="float" office:value="46.909267" calcext:value-type="float">
            <text:p>46.9092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Classico Nebbiolo Pio Cesa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g9gnn8fv71bs04f1d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</text:p>
          </table:table-cell>
          <table:table-cell table:style-name="ce1" office:value-type="string" calcext:value-type="string">
            <text:p>Pio Cesare</text:p>
          </table:table-cell>
          <table:table-cell table:style-name="ce1" office:value-type="float" office:value="43.12721" calcext:value-type="float">
            <text:p>43.1272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Ornato Nebbiolo Pio Cesa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g96g16anb9vmm2j4y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Ornato</text:p>
          </table:table-cell>
          <table:table-cell table:style-name="ce1" office:value-type="string" calcext:value-type="string">
            <text:p>Pio Cesare</text:p>
          </table:table-cell>
          <table:table-cell table:style-name="ce1" office:value-type="float" office:value="53.313225" calcext:value-type="float">
            <text:p>53.3132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Nebbiolo Bruno Giacos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1000" calcext:value-type="float">
            <text:p>2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3tsvckfc82dvphp0w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</text:p>
          </table:table-cell>
          <table:table-cell table:style-name="ce1" office:value-type="string" calcext:value-type="string">
            <text:p>Bruno Giacosa</text:p>
          </table:table-cell>
          <table:table-cell table:style-name="ce1" office:value-type="float" office:value="41.790188" calcext:value-type="float">
            <text:p>41.79018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Le Vigne Nebbiolo Sandrone Lucia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hdneb67mx04k6zhqe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Le Vigne</text:p>
          </table:table-cell>
          <table:table-cell table:style-name="ce1" office:value-type="string" calcext:value-type="string">
            <text:p>Sandrone Luciano</text:p>
          </table:table-cell>
          <table:table-cell table:style-name="ce1" office:value-type="float" office:value="55.51144" calcext:value-type="float">
            <text:p>55.511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Castiglione Nebbiolo Viet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rmtqah8vf04j2jwx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Castiglione</text:p>
          </table:table-cell>
          <table:table-cell table:style-name="ce1" office:value-type="string" calcext:value-type="string">
            <text:p>Vietti</text:p>
          </table:table-cell>
          <table:table-cell table:style-name="ce1" office:value-type="float" office:value="45.488342" calcext:value-type="float">
            <text:p>45.4883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Ginestra C. Maté Nebbiolo Elio Grass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6hecmax2xajjj92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Ginestra Casa Maté</text:p>
          </table:table-cell>
          <table:table-cell table:style-name="ce1" office:value-type="string" calcext:value-type="string">
            <text:p>Elio Grasso</text:p>
          </table:table-cell>
          <table:table-cell table:style-name="ce1" office:value-type="float" office:value="57.309654" calcext:value-type="float">
            <text:p>57.3096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Ginestra C. Maté Nebbiolo Elio Grass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6hecmax2xajjj92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Ginestra Casa Maté</text:p>
          </table:table-cell>
          <table:table-cell table:style-name="ce1" office:value-type="string" calcext:value-type="string">
            <text:p>Elio Grasso</text:p>
          </table:table-cell>
          <table:table-cell table:style-name="ce1" office:value-type="float" office:value="57.309654" calcext:value-type="float">
            <text:p>57.3096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Sori Ginestra Nebbiolo Conterno Fant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mm69xxhykex1zvn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Sorì Ginestra Bio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62.879356" calcext:value-type="float">
            <text:p>62.8793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Sori Ginestra Nebbiolo Conterno Fant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mm69xxhykex1zvn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Sorì Ginestra Bio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62.879356" calcext:value-type="float">
            <text:p>62.8793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Prapó Nebbiolo Cere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ehmbxr0sw4wbs86b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Prapò</text:p>
          </table:table-cell>
          <table:table-cell table:style-name="ce1" office:value-type="string" calcext:value-type="string">
            <text:p>Ceretto</text:p>
          </table:table-cell>
          <table:table-cell table:style-name="ce1" office:value-type="float" office:value="45.887432" calcext:value-type="float">
            <text:p>45.88743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Brunate Nebbiolo Cere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9500" calcext:value-type="float">
            <text:p>1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eyea97wmmagbfda3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Brunate</text:p>
          </table:table-cell>
          <table:table-cell table:style-name="ce1" office:value-type="string" calcext:value-type="string">
            <text:p>Ceretto</text:p>
          </table:table-cell>
          <table:table-cell table:style-name="ce1" office:value-type="float" office:value="44.95472" calcext:value-type="float">
            <text:p>44.954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Bussia Nebbiolo Pruno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qrh9g1r2sfq35jvs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Bussia</text:p>
          </table:table-cell>
          <table:table-cell table:style-name="ce1" office:value-type="string" calcext:value-type="string">
            <text:p>Prunotto</text:p>
          </table:table-cell>
          <table:table-cell table:style-name="ce1" office:value-type="float" office:value="42.79957" calcext:value-type="float">
            <text:p>42.799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Bussia Nebbiolo Prunot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qrh9g1r2sfq35jvs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Bussia</text:p>
          </table:table-cell>
          <table:table-cell table:style-name="ce1" office:value-type="string" calcext:value-type="string">
            <text:p>Prunotto</text:p>
          </table:table-cell>
          <table:table-cell table:style-name="ce1" office:value-type="float" office:value="42.79957" calcext:value-type="float">
            <text:p>42.799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emel Pater Blauburgunder Anselme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82wxd43xk0bq6am7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emel Pater</text:p>
          </table:table-cell>
          <table:table-cell table:style-name="ce1" office:value-type="string" calcext:value-type="string">
            <text:p>Anselmet</text:p>
          </table:table-cell>
          <table:table-cell table:style-name="ce1" office:value-type="float" office:value="51.59198" calcext:value-type="float">
            <text:p>51.5919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ggio Del Filare Rosso Piceno Veleno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c263hhknwfw03yry0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Piceno Superiore Roggio del Filare</text:p>
          </table:table-cell>
          <table:table-cell table:style-name="ce1" office:value-type="string" calcext:value-type="string">
            <text:p>Velenosi</text:p>
          </table:table-cell>
          <table:table-cell table:style-name="ce1" office:value-type="float" office:value="48.947334" calcext:value-type="float">
            <text:p>48.9473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Donna Fra’ Tenuta di Fra’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1kdvnnxjw0eg73gby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Donna Frà</text:p>
          </table:table-cell>
          <table:table-cell table:style-name="ce1" office:value-type="string" calcext:value-type="string">
            <text:p>Tenuta di Fra'</text:p>
          </table:table-cell>
          <table:table-cell table:style-name="ce1" office:value-type="float" office:value="76.74074" calcext:value-type="float">
            <text:p>76.740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ianti Classico Riserva Sangiovese Brancai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05yywrwa21v7kdvvs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Classico Riserva</text:p>
          </table:table-cell>
          <table:table-cell table:style-name="ce1" office:value-type="string" calcext:value-type="string">
            <text:p>Brancaia</text:p>
          </table:table-cell>
          <table:table-cell table:style-name="ce1" office:value-type="float" office:value="42.048775" calcext:value-type="float">
            <text:p>42.0487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ianti Classico Sangiovese Fontodi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0f0t49p6s4b6nvk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Classico Bio</text:p>
          </table:table-cell>
          <table:table-cell table:style-name="ce1" office:value-type="string" calcext:value-type="string">
            <text:p>Fontodi</text:p>
          </table:table-cell>
          <table:table-cell table:style-name="ce1" office:value-type="float" office:value="46.30584" calcext:value-type="float">
            <text:p>46.305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ianti Classico Riserva Sangiovese Tenuta Casenuov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kh2p5h73eank5ymg5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Classico Riserva</text:p>
          </table:table-cell>
          <table:table-cell table:style-name="ce1" office:value-type="string" calcext:value-type="string">
            <text:p>Tenuta Casenuove</text:p>
          </table:table-cell>
          <table:table-cell table:style-name="ce1" office:value-type="float" office:value="47.988247" calcext:value-type="float">
            <text:p>47.9882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no Nobile di Montepulciano La Braccesc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jm1vq4qrt9p4689h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o Nobile di Montepulciano</text:p>
          </table:table-cell>
          <table:table-cell table:style-name="ce1" office:value-type="string" calcext:value-type="string">
            <text:p>Antinori - La Braccesca</text:p>
          </table:table-cell>
          <table:table-cell table:style-name="ce1" office:value-type="float" office:value="44.652313" calcext:value-type="float">
            <text:p>44.65231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bile di Montep. Sangiovese Avignone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81zfn733zbm1gzc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o Nobile di Montepulciano</text:p>
          </table:table-cell>
          <table:table-cell table:style-name="ce1" office:value-type="string" calcext:value-type="string">
            <text:p>Avignonesi</text:p>
          </table:table-cell>
          <table:table-cell table:style-name="ce1" office:value-type="float" office:value="34.37761" calcext:value-type="float">
            <text:p>34.377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bile di Montep. Sangiovese Avignone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81zfn733zbm1gzc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o Nobile di Montepulciano</text:p>
          </table:table-cell>
          <table:table-cell table:style-name="ce1" office:value-type="string" calcext:value-type="string">
            <text:p>Avignonesi</text:p>
          </table:table-cell>
          <table:table-cell table:style-name="ce1" office:value-type="float" office:value="34.37761" calcext:value-type="float">
            <text:p>34.377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bile di Montep. Asinone Polizia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67b05dgyw9ry5apyj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no Nobile di Montepulciano Asinone</text:p>
          </table:table-cell>
          <table:table-cell table:style-name="ce1" office:value-type="string" calcext:value-type="string">
            <text:p>Poliziano</text:p>
          </table:table-cell>
          <table:table-cell table:style-name="ce1" office:value-type="float" office:value="43.48948" calcext:value-type="float">
            <text:p>43.489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randi Annate Sangiovese | Cabernet S. Avignones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s1wy9td04da4avk05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ndi Annate Sangiovese</text:p>
          </table:table-cell>
          <table:table-cell table:style-name="ce1" office:value-type="string" calcext:value-type="string">
            <text:p>Avignonesi</text:p>
          </table:table-cell>
          <table:table-cell table:style-name="ce1" office:value-type="float" office:value="44.513992" calcext:value-type="float">
            <text:p>44.5139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so di Montalcino Sangiovese Tenuta La Fug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hrk94zbr0mszhd2e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i Montalcino</text:p>
          </table:table-cell>
          <table:table-cell table:style-name="ce1" office:value-type="string" calcext:value-type="string">
            <text:p>Tenuta La Fuga</text:p>
          </table:table-cell>
          <table:table-cell table:style-name="ce1" office:value-type="float" office:value="45.96048" calcext:value-type="float">
            <text:p>45.960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so di Montalcino Sangiovese Tenuta La Fug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hrk94zbr0mszhd2e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i Montalcino</text:p>
          </table:table-cell>
          <table:table-cell table:style-name="ce1" office:value-type="string" calcext:value-type="string">
            <text:p>Tenuta La Fuga</text:p>
          </table:table-cell>
          <table:table-cell table:style-name="ce1" office:value-type="float" office:value="45.96048" calcext:value-type="float">
            <text:p>45.960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so di Montalcino Sangiovese Lisin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141ysjvmj4af4ea3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 di Montalcino</text:p>
          </table:table-cell>
          <table:table-cell table:style-name="ce1" office:value-type="string" calcext:value-type="string">
            <text:p>Lisini</text:p>
          </table:table-cell>
          <table:table-cell table:style-name="ce1" office:value-type="float" office:value="43.386276" calcext:value-type="float">
            <text:p>43.38627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osso di Montalcino La Caduta Tenuta Caparz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x68frks2a96e0cfj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 Caduta Rosso di Montalcino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8.242397" calcext:value-type="float">
            <text:p>48.24239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Lisin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6j14kdd4qpprnfrt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Lisini</text:p>
          </table:table-cell>
          <table:table-cell table:style-name="ce1" office:value-type="float" office:value="46.06782" calcext:value-type="float">
            <text:p>46.0678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La Casa Tenuta Caparz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pts0qc6257pa9w55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 Vigna La Casa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5.591255" calcext:value-type="float">
            <text:p>45.5912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Tenuta la Fug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mr6459rcm3p1vctq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Tenuta La Fuga</text:p>
          </table:table-cell>
          <table:table-cell table:style-name="ce1" office:value-type="float" office:value="48.642025" calcext:value-type="float">
            <text:p>48.6420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cino Riserva Tenuta la Fug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jjn16s5a06w1dmvx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 Riserva</text:p>
          </table:table-cell>
          <table:table-cell table:style-name="ce1" office:value-type="string" calcext:value-type="string">
            <text:p>Tenuta La Fuga</text:p>
          </table:table-cell>
          <table:table-cell table:style-name="ce1" office:value-type="float" office:value="49.079235" calcext:value-type="float">
            <text:p>49.0792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Tenuta Caparz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24q2k0cz3vf0ptm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3.655678" calcext:value-type="float">
            <text:p>43.65567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.Montalcino Sangiovese Tenuta Caparz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50" calcext:value-type="float">
            <text:p>75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24q2k0cz3vf0ptm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39.63341" calcext:value-type="float">
            <text:p>39.6334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ostan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cqweyg8nyq4ss0aht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onti Costanti</text:p>
          </table:table-cell>
          <table:table-cell table:style-name="ce1" office:value-type="float" office:value="41.10086" calcext:value-type="float">
            <text:p>41.100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.Montalcino Sangiovese Costan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cqweyg8nyq4ss0aht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onti Costanti</text:p>
          </table:table-cell>
          <table:table-cell table:style-name="ce1" office:value-type="float" office:value="37.078594" calcext:value-type="float">
            <text:p>37.0785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astiglion del Bos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gdhtxd58ffrnwvvj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stiglion del Bosco</text:p>
          </table:table-cell>
          <table:table-cell table:style-name="ce1" office:value-type="float" office:value="52.57624" calcext:value-type="float">
            <text:p>52.576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Talen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b229xpmrxfw5vmnwb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Talenti</text:p>
          </table:table-cell>
          <table:table-cell table:style-name="ce1" office:value-type="float" office:value="43.907677" calcext:value-type="float">
            <text:p>43.9076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Biondi San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w8328ttr5b1njkx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Biondi-Santi</text:p>
          </table:table-cell>
          <table:table-cell table:style-name="ce1" office:value-type="float" office:value="49.42385" calcext:value-type="float">
            <text:p>49.423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oggio alle Nane Le Mortelle Antinor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e100hm9p1fy6z0k4q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oggio Alle Nane</text:p>
          </table:table-cell>
          <table:table-cell table:style-name="ce1" office:value-type="string" calcext:value-type="string">
            <text:p>Le Mortelle</text:p>
          </table:table-cell>
          <table:table-cell table:style-name="ce1" office:value-type="float" office:value="50.858086" calcext:value-type="float">
            <text:p>50.8580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ignanello Sangiovese | Cabernet Sauvignon Tenuta Tignanell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wn8cnrh7jb8qff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Antinori - Tenuta Tignanello</text:p>
          </table:table-cell>
          <table:table-cell table:style-name="ce1" office:value-type="float" office:value="86.05624" calcext:value-type="float">
            <text:p>86.056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ia al Vento Merlot | Cabernet Franc Campo al Mar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e8rnwby58tjjzh4a5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olgheri Superiore Baia Al Vento</text:p>
          </table:table-cell>
          <table:table-cell table:style-name="ce1" office:value-type="string" calcext:value-type="string">
            <text:p>Tenuta Campo al Mare</text:p>
          </table:table-cell>
          <table:table-cell table:style-name="ce1" office:value-type="float" office:value="56.364777" calcext:value-type="float">
            <text:p>56.3647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Serre Nuove Tenuta d. Ornellai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4p32acb7v4yb1s1m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Serre Nuove</text:p>
          </table:table-cell>
          <table:table-cell table:style-name="ce1" office:value-type="string" calcext:value-type="string">
            <text:p>Ornellaia</text:p>
          </table:table-cell>
          <table:table-cell table:style-name="ce1" office:value-type="float" office:value="47.49801" calcext:value-type="float">
            <text:p>47.4980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reo Mytho Sangiovese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rt25c2j9z499q7680s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Mytho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78.37911" calcext:value-type="float">
            <text:p>78.3791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reo Mytho Sangiovese Tenute del Cabre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ert25c2j9z499q7680s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Mytho</text:p>
          </table:table-cell>
          <table:table-cell table:style-name="ce1" office:value-type="string" calcext:value-type="string">
            <text:p>Cabreo</text:p>
          </table:table-cell>
          <table:table-cell table:style-name="ce1" office:value-type="float" office:value="78.37911" calcext:value-type="float">
            <text:p>78.3791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etra IGT Toscana Rosso Pet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3ehafk26j3my2hf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Petra</text:p>
          </table:table-cell>
          <table:table-cell table:style-name="ce1" office:value-type="float" office:value="66.99666" calcext:value-type="float">
            <text:p>66.99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Ornellaia Tenuta d. Ornellai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vgk1q39g2jv68bzta79nb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Ornellaia</text:p>
          </table:table-cell>
          <table:table-cell table:style-name="ce1" office:value-type="float" office:value="86.315" calcext:value-type="float">
            <text:p>86.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cente Merlot | Sangiovese Luce della Vi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m9jp96emkssr3n64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 della Vite</text:p>
          </table:table-cell>
          <table:table-cell table:style-name="ce1" office:value-type="string" calcext:value-type="string">
            <text:p>Frescobaldi - Tenuta Luce</text:p>
          </table:table-cell>
          <table:table-cell table:style-name="ce1" office:value-type="float" office:value="33.457466" calcext:value-type="float">
            <text:p>33.4574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cente Merlot | Sangiovese Luce della Vi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m9jp96emkssr3n64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 della Vite</text:p>
          </table:table-cell>
          <table:table-cell table:style-name="ce1" office:value-type="string" calcext:value-type="string">
            <text:p>Frescobaldi - Tenuta Luce</text:p>
          </table:table-cell>
          <table:table-cell table:style-name="ce1" office:value-type="float" office:value="33.457466" calcext:value-type="float">
            <text:p>33.4574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 del Pazzo Sangiovese | Cabernet S. Tenuta Caparz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x43zvm7acvr7k58d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à Del Pazzo.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8.74241" calcext:value-type="float">
            <text:p>48.7424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’Marcanda Gaj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p4p0rmdx7xagx634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marcanda</text:p>
          </table:table-cell>
          <table:table-cell table:style-name="ce1" office:value-type="string" calcext:value-type="string">
            <text:p>Gaja - Ca' Marcanda</text:p>
          </table:table-cell>
          <table:table-cell table:style-name="ce1" office:value-type="float" office:value="56.636253" calcext:value-type="float">
            <text:p>56.63625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epparello Sangiovese Isole e Olen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4950" calcext:value-type="float">
            <text:p>14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x8kxsrj2cn2p1729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Cepparello Rosso</text:p>
          </table:table-cell>
          <table:table-cell table:style-name="ce1" office:value-type="string" calcext:value-type="string">
            <text:p>Isole e Olena</text:p>
          </table:table-cell>
          <table:table-cell table:style-name="ce1" office:value-type="float" office:value="51.617474" calcext:value-type="float">
            <text:p>51.6174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laccianello Sangiovese Fontodi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8jrhqhdsmryrgcar3vn9tx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laccianello della Pieve Bio</text:p>
          </table:table-cell>
          <table:table-cell table:style-name="ce1" office:value-type="string" calcext:value-type="string">
            <text:p>Fontodi</text:p>
          </table:table-cell>
          <table:table-cell table:style-name="ce1" office:value-type="float" office:value="46.927696" calcext:value-type="float">
            <text:p>46.9276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ce Merlot | Sangiovese Luce della Vi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m9jp96emkssr3n64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 della Vite</text:p>
          </table:table-cell>
          <table:table-cell table:style-name="ce1" office:value-type="string" calcext:value-type="string">
            <text:p>Frescobaldi - Tenuta Luce</text:p>
          </table:table-cell>
          <table:table-cell table:style-name="ce1" office:value-type="float" office:value="54.43142" calcext:value-type="float">
            <text:p>54.431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enuta di Trinoro Cabernet Franc | Merlot Tenuta di Trino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0nyzxbx1wjeqezkhzyek4ph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Tenuta di Trinoro</text:p>
          </table:table-cell>
          <table:table-cell table:style-name="ce1" office:value-type="float" office:value="117.020355" calcext:value-type="float">
            <text:p>117.02035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edicato a Walter Cabernet Franc Poggio al Tesor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h54v8hf7ph1gh46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Dedicato a Walter Bolgheri Superiore</text:p>
          </table:table-cell>
          <table:table-cell table:style-name="ce1" office:value-type="string" calcext:value-type="string">
            <text:p>Poggio Al Tesoro</text:p>
          </table:table-cell>
          <table:table-cell table:style-name="ce1" office:value-type="float" office:value="51.118504" calcext:value-type="float">
            <text:p>51.1185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Quercegobbe Merlot Petr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xfw3dd85tbvca53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Quercegobbe Merlot (Querce Gobbe)</text:p>
          </table:table-cell>
          <table:table-cell table:style-name="ce1" office:value-type="string" calcext:value-type="string">
            <text:p>Petra</text:p>
          </table:table-cell>
          <table:table-cell table:style-name="ce1" office:value-type="float" office:value="36.50328" calcext:value-type="float">
            <text:p>36.503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ltrovino Merlot | Cabernet Franc Duemani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2dzf22y4hpzrmqh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ltrovino Merlot e Cabernet Franc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51.16457" calcext:value-type="float">
            <text:p>51.164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lauda Cabernet Franc | Merlot | Colorino Ruffi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zek293qyy8m2904esf09j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làuda</text:p>
          </table:table-cell>
          <table:table-cell table:style-name="ce1" office:value-type="string" calcext:value-type="string">
            <text:p>Ruffino</text:p>
          </table:table-cell>
          <table:table-cell table:style-name="ce1" office:value-type="float" office:value="36.76439" calcext:value-type="float">
            <text:p>36.7643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uemani Cabernet Franc Duemani BI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8650" calcext:value-type="float">
            <text:p>18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8e4ne1eqt4kapfr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Franc Bio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76.89612" calcext:value-type="float">
            <text:p>76.896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iadema Rosso Diadem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02b7p5eb68bqwbc3td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Diadema</text:p>
          </table:table-cell>
          <table:table-cell table:style-name="ce1" office:value-type="float" office:value="63.668415" calcext:value-type="float">
            <text:p>63.6684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alferro Merlot Barone Ricasol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e89sdb9trpc7xz7x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Casalferro</text:p>
          </table:table-cell>
          <table:table-cell table:style-name="ce1" office:value-type="string" calcext:value-type="string">
            <text:p>Ricasoli</text:p>
          </table:table-cell>
          <table:table-cell table:style-name="ce1" office:value-type="float" office:value="42.06437" calcext:value-type="float">
            <text:p>42.064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l Passo Sangiovese | Merlot Tolain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e8b8h8h3wk6ssa2y2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l Passo Toscana</text:p>
          </table:table-cell>
          <table:table-cell table:style-name="ce1" office:value-type="string" calcext:value-type="string">
            <text:p>Tolaini</text:p>
          </table:table-cell>
          <table:table-cell table:style-name="ce1" office:value-type="float" office:value="46.645905" calcext:value-type="float">
            <text:p>46.6459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odovico Cabernet Franc | Merlot | Petit Verdot Tenuta di Bisern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r74yzfbj0q7yfkkmg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odovico</text:p>
          </table:table-cell>
          <table:table-cell table:style-name="ce1" office:value-type="string" calcext:value-type="string">
            <text:p>Tenuta di Biserno</text:p>
          </table:table-cell>
          <table:table-cell table:style-name="ce1" office:value-type="float" office:value="49.20221" calcext:value-type="float">
            <text:p>49.2022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tesodi Sangiovese Frescobald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6kt9h5gqgv603dqx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Montesodi</text:p>
          </table:table-cell>
          <table:table-cell table:style-name="ce1" office:value-type="string" calcext:value-type="string">
            <text:p>Frescobaldi - Castello Nipozzano</text:p>
          </table:table-cell>
          <table:table-cell table:style-name="ce1" office:value-type="float" office:value="35.85814" calcext:value-type="float">
            <text:p>35.8581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oalloro Sangiovese Biondi Santi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vk2hh1msygv47h6s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Sassoalloro</text:p>
          </table:table-cell>
          <table:table-cell table:style-name="ce1" office:value-type="string" calcext:value-type="string">
            <text:p>Jacopo Biondi Santi</text:p>
          </table:table-cell>
          <table:table-cell table:style-name="ce1" office:value-type="float" office:value="48.422203" calcext:value-type="float">
            <text:p>48.4222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Sughere Di Frasinello Rocca di Frasinell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hdrxn0zxevg995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remma Toscana Le Sughere di Frassinello</text:p>
          </table:table-cell>
          <table:table-cell table:style-name="ce1" office:value-type="string" calcext:value-type="string">
            <text:p>Rocca di Frassinello</text:p>
          </table:table-cell>
          <table:table-cell table:style-name="ce1" office:value-type="float" office:value="89.48157" calcext:value-type="float">
            <text:p>89.481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ffonero Merlot Rocca di Frasinell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4900" calcext:value-type="float">
            <text:p>3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7gny05ccg8y6g3k3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ffonero Maremma Toscana</text:p>
          </table:table-cell>
          <table:table-cell table:style-name="ce1" office:value-type="string" calcext:value-type="string">
            <text:p>Rocca di Frassinello</text:p>
          </table:table-cell>
          <table:table-cell table:style-name="ce1" office:value-type="float" office:value="46.65392" calcext:value-type="float">
            <text:p>46.653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ffonero Merlot Rocca di Frasinell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2200" calcext:value-type="float">
            <text:p>32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7gny05ccg8y6g3k3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ffonero Maremma Toscana</text:p>
          </table:table-cell>
          <table:table-cell table:style-name="ce1" office:value-type="string" calcext:value-type="string">
            <text:p>Rocca di Frassinello</text:p>
          </table:table-cell>
          <table:table-cell table:style-name="ce1" office:value-type="float" office:value="46.65392" calcext:value-type="float">
            <text:p>46.653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lein Redstone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xjbxhbb6vrf8yz5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lein Redstone Cabernet Sauvignon - Malbec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5.606422" calcext:value-type="float">
            <text:p>45.60642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79nasy6zyp7bek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ston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3.91661" calcext:value-type="float">
            <text:p>43.9166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bec Corvina | Malbec Masi Tupungat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xrd9d31tjmxc7yas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rvina-Malbec Corbec Bio</text:p>
          </table:table-cell>
          <table:table-cell table:style-name="ce1" office:value-type="string" calcext:value-type="string">
            <text:p>Masi Tupungato</text:p>
          </table:table-cell>
          <table:table-cell table:style-name="ce1" office:value-type="float" office:value="58.33474" calcext:value-type="float">
            <text:p>58.334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30 Blaufränkisch Alter Berg BIO Heinrich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jta8zhqgcb2s57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fränkisch Alter Berg</text:p>
          </table:table-cell>
          <table:table-cell table:style-name="ce1" office:value-type="string" calcext:value-type="string">
            <text:p>Heinrich</text:p>
          </table:table-cell>
          <table:table-cell table:style-name="ce1" office:value-type="float" office:value="38.34899" calcext:value-type="float">
            <text:p>38.3489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Freude am Leben Pinot Noir Sattlerhof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52tf89batsb139hgraf5vs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reude am Leben</text:p>
          </table:table-cell>
          <table:table-cell table:style-name="ce1" office:value-type="string" calcext:value-type="string">
            <text:p>Sattlerhof</text:p>
          </table:table-cell>
          <table:table-cell table:style-name="ce1" office:value-type="float" office:value="50.262753" calcext:value-type="float">
            <text:p>50.26275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inot Noir Seguin Manuel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w9eqjgh9egbdvdtng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oir Bourgogne</text:p>
          </table:table-cell>
          <table:table-cell table:style-name="ce1" office:value-type="string" calcext:value-type="string">
            <text:p>Seguin-Manuel</text:p>
          </table:table-cell>
          <table:table-cell table:style-name="ce1" office:value-type="float" office:value="39.170807" calcext:value-type="float">
            <text:p>39.17080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osne Romanee Domaine des Perdix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3900" calcext:value-type="float">
            <text:p>2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avphghcty0xcgezr3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osne-Romanée</text:p>
          </table:table-cell>
          <table:table-cell table:style-name="ce1" office:value-type="string" calcext:value-type="string">
            <text:p>Domaine des Perdrix</text:p>
          </table:table-cell>
          <table:table-cell table:style-name="ce1" office:value-type="float" office:value="39.308037" calcext:value-type="float">
            <text:p>39.3080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los de Vougeot Grand Cru Dom. Jacques Prieu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9800" calcext:value-type="float">
            <text:p>69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vwef3fzcj1xk83rb8ny3w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los Vougeot Grand Cru</text:p>
          </table:table-cell>
          <table:table-cell table:style-name="ce1" office:value-type="string" calcext:value-type="string">
            <text:p>Domaine Jacques Prieur</text:p>
          </table:table-cell>
          <table:table-cell table:style-name="ce1" office:value-type="float" office:value="43.685844" calcext:value-type="float">
            <text:p>43.6858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uits  Saint Georges 1er cru Domaine des Perdix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7500" calcext:value-type="float">
            <text:p>2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j4gywhcb38aqmmk9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uits-Saint-Georges Premier Cru Aux Perdrix</text:p>
          </table:table-cell>
          <table:table-cell table:style-name="ce1" office:value-type="string" calcext:value-type="string">
            <text:p>Domaine des Perdrix</text:p>
          </table:table-cell>
          <table:table-cell table:style-name="ce1" office:value-type="float" office:value="40.73996" calcext:value-type="float">
            <text:p>40.739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uits St. Georges Domaine Faiveley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jszeggp9zwy23j4cd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Nuits-Saint-Georges</text:p>
          </table:table-cell>
          <table:table-cell table:style-name="ce1" office:value-type="string" calcext:value-type="string">
            <text:p>Domaine Faiveley</text:p>
          </table:table-cell>
          <table:table-cell table:style-name="ce1" office:value-type="float" office:value="36.52925" calcext:value-type="float">
            <text:p>36.529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los de Cortons Domaine Faiveley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5500" calcext:value-type="float">
            <text:p>3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jsmcqz1287wfmkjmw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rton Clos des Cortons Faiveley Grand Cru (Monopole)</text:p>
          </table:table-cell>
          <table:table-cell table:style-name="ce1" office:value-type="string" calcext:value-type="string">
            <text:p>Domaine Faiveley</text:p>
          </table:table-cell>
          <table:table-cell table:style-name="ce1" office:value-type="float" office:value="42.167686" calcext:value-type="float">
            <text:p>42.1676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Tronquoy-Lalande Merlot | Cabernet S. | Petit Verd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9w0z4hkts7606wq0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onquoy de Sainte-Anne Saint-Estèphe</text:p>
          </table:table-cell>
          <table:table-cell table:style-name="ce1" office:value-type="string" calcext:value-type="string">
            <text:p>Château Tronquoy-Lalande</text:p>
          </table:table-cell>
          <table:table-cell table:style-name="ce1" office:value-type="float" office:value="48.800804" calcext:value-type="float">
            <text:p>48.8008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Tronquoy-Lalande Merlot | Cabernet S. | Petit Verdot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6900" calcext:value-type="float">
            <text:p>2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9w0z4hkts7606wq0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ronquoy de Sainte-Anne Saint-Estèphe</text:p>
          </table:table-cell>
          <table:table-cell table:style-name="ce1" office:value-type="string" calcext:value-type="string">
            <text:p>Château Tronquoy-Lalande</text:p>
          </table:table-cell>
          <table:table-cell table:style-name="ce1" office:value-type="float" office:value="48.800804" calcext:value-type="float">
            <text:p>48.8008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Phelan-Segur Cabernet S | Merlot | Petit Verdot | Cabernet F.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2yt0hqf89w2c209g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Phélan Ségur Saint-Estèphe</text:p>
          </table:table-cell>
          <table:table-cell table:style-name="ce1" office:value-type="string" calcext:value-type="string">
            <text:p>Château Phélan Ségur</text:p>
          </table:table-cell>
          <table:table-cell table:style-name="ce1" office:value-type="float" office:value="57.58373" calcext:value-type="float">
            <text:p>57.5837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Haut Batailley Cabernet S. | Merl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4400" calcext:value-type="float">
            <text:p>14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a2dgcjsm4ysfemqvx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Batailley Pauillac Grand Cru Classé</text:p>
          </table:table-cell>
          <table:table-cell table:style-name="ce1" office:value-type="string" calcext:value-type="string">
            <text:p>Château Batailley</text:p>
          </table:table-cell>
          <table:table-cell table:style-name="ce1" office:value-type="float" office:value="42.386616" calcext:value-type="float">
            <text:p>42.38661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Mouton Rothschild Cabernet S. | Merlot | Cabernet F. | PV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b0hkvm8gyrqky2hqcgj1z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Mouton Rothschild Pauillac Premier Grand Cru Classé</text:p>
          </table:table-cell>
          <table:table-cell table:style-name="ce1" office:value-type="string" calcext:value-type="string">
            <text:p>Château Mouton Rothschild</text:p>
          </table:table-cell>
          <table:table-cell table:style-name="ce1" office:value-type="float" office:value="47.915874" calcext:value-type="float">
            <text:p>47.9158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Mouton Rothschild Cabernet S. | Merlot | Cabernet F. | PV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b0hkvm8gyrqky2hqcgj1z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Mouton Rothschild Pauillac Premier Grand Cru Classé</text:p>
          </table:table-cell>
          <table:table-cell table:style-name="ce1" office:value-type="string" calcext:value-type="string">
            <text:p>Château Mouton Rothschild</text:p>
          </table:table-cell>
          <table:table-cell table:style-name="ce1" office:value-type="float" office:value="47.915874" calcext:value-type="float">
            <text:p>47.9158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Mouton Rothschild Cabernet S. | Merlot | Cabernet F. | PV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b0hkvm8gyrqky2hqcgj1z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Mouton Rothschild Pauillac Premier Grand Cru Classé</text:p>
          </table:table-cell>
          <table:table-cell table:style-name="ce1" office:value-type="string" calcext:value-type="string">
            <text:p>Château Mouton Rothschild</text:p>
          </table:table-cell>
          <table:table-cell table:style-name="ce1" office:value-type="float" office:value="47.915874" calcext:value-type="float">
            <text:p>47.9158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Mouton Rothschild Cabernet S. | Merlot | Cabernet F. | PV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nb0hkvm8gyrqky2hqcgj1z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Mouton Rothschild Pauillac Premier Grand Cru Classé</text:p>
          </table:table-cell>
          <table:table-cell table:style-name="ce1" office:value-type="string" calcext:value-type="string">
            <text:p>Château Mouton Rothschild</text:p>
          </table:table-cell>
          <table:table-cell table:style-name="ce1" office:value-type="float" office:value="47.915874" calcext:value-type="float">
            <text:p>47.91587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Chasse Spleen Cabernet S. | Merlot | Petit V. | Cabernet F.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stdhv0hab2qdhht3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Chasse-Spleen Moulis-en-Médoc</text:p>
          </table:table-cell>
          <table:table-cell table:style-name="ce1" office:value-type="string" calcext:value-type="string">
            <text:p>Château Chasse-Spleen</text:p>
          </table:table-cell>
          <table:table-cell table:style-name="ce1" office:value-type="float" office:value="58.89344" calcext:value-type="float">
            <text:p>58.893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Petit Ducru Chat.D. Beaucaillou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e53z4xn0r3x78aqfa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Petit Ducru de Ducru Beaucaillou Saint-Julien</text:p>
          </table:table-cell>
          <table:table-cell table:style-name="ce1" office:value-type="string" calcext:value-type="string">
            <text:p>Château Ducru-Beaucaillou</text:p>
          </table:table-cell>
          <table:table-cell table:style-name="ce1" office:value-type="float" office:value="62.334435" calcext:value-type="float">
            <text:p>62.3344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Brane Cantenac Cabernet Sauvignon | Merl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nvjqp3f6f4hft91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Brane-Cantenac Margaux Grand Cru Classé</text:p>
          </table:table-cell>
          <table:table-cell table:style-name="ce1" office:value-type="string" calcext:value-type="string">
            <text:p>Château Brane-Cantenac</text:p>
          </table:table-cell>
          <table:table-cell table:style-name="ce1" office:value-type="float" office:value="50.776028" calcext:value-type="float">
            <text:p>50.7760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âteau Cantemer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mfbj2ydxfw2rxb0kv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Cantemerle Haut-Médoc Grand Cru Classé</text:p>
          </table:table-cell>
          <table:table-cell table:style-name="ce1" office:value-type="string" calcext:value-type="string">
            <text:p>Château Cantemerle</text:p>
          </table:table-cell>
          <table:table-cell table:style-name="ce1" office:value-type="float" office:value="35.890984" calcext:value-type="float">
            <text:p>35.8909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âteau Le Boscq Cru Bourgeois Médo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dz09arbr80z4zjd4g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Le Boscq Saint-Estèphe Cru Bourgeois Exceptionnel</text:p>
          </table:table-cell>
          <table:table-cell table:style-name="ce1" office:value-type="string" calcext:value-type="string">
            <text:p>Château Le Boscq</text:p>
          </table:table-cell>
          <table:table-cell table:style-name="ce1" office:value-type="float" office:value="42.62948" calcext:value-type="float">
            <text:p>42.6294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s Tours de Laroque Merlot | Cabernet Fran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gfa9w40swh4wrdvj7h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s Tours de Laroque Saint-Émilion Grand Cru</text:p>
          </table:table-cell>
          <table:table-cell table:style-name="ce1" office:value-type="string" calcext:value-type="string">
            <text:p>Château Laroque</text:p>
          </table:table-cell>
          <table:table-cell table:style-name="ce1" office:value-type="float" office:value="35.329937" calcext:value-type="float">
            <text:p>35.32993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Daugay Grand Cru Merlot | Cabernet Fran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xnejyjfzq66w4yfweerka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avillon Daugay Saint-Émilion Grand Cru</text:p>
          </table:table-cell>
          <table:table-cell table:style-name="ce1" office:value-type="string" calcext:value-type="string">
            <text:p>Château Daugay</text:p>
          </table:table-cell>
          <table:table-cell table:style-name="ce1" office:value-type="float" office:value="44.921734" calcext:value-type="float">
            <text:p>44.92173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Grand Corbin Despag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nqepxkdtj0khjv1v2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Grand Corbin-Despagne Saint-Émilion Grand Cru Classé</text:p>
          </table:table-cell>
          <table:table-cell table:style-name="ce1" office:value-type="string" calcext:value-type="string">
            <text:p>Château Grand Corbin-Despagne</text:p>
          </table:table-cell>
          <table:table-cell table:style-name="ce1" office:value-type="float" office:value="56.445065" calcext:value-type="float">
            <text:p>56.4450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Grand Corbin Despag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nqepxkdtj0khjv1v2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Grand Corbin-Despagne Saint-Émilion Grand Cru Classé</text:p>
          </table:table-cell>
          <table:table-cell table:style-name="ce1" office:value-type="string" calcext:value-type="string">
            <text:p>Château Grand Corbin-Despagne</text:p>
          </table:table-cell>
          <table:table-cell table:style-name="ce1" office:value-type="float" office:value="56.445065" calcext:value-type="float">
            <text:p>56.4450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Grand Corbin Despagn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nqepxkdtj0khjv1v2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Grand Corbin-Despagne Saint-Émilion Grand Cru Classé</text:p>
          </table:table-cell>
          <table:table-cell table:style-name="ce1" office:value-type="string" calcext:value-type="string">
            <text:p>Château Grand Corbin-Despagne</text:p>
          </table:table-cell>
          <table:table-cell table:style-name="ce1" office:value-type="float" office:value="56.445065" calcext:value-type="float">
            <text:p>56.4450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Canon Grand Crus Classe Merlot | Cabernet Fran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tj7d60a046v98ppw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Canon Saint-Émilion Premier Grand Cru Classé</text:p>
          </table:table-cell>
          <table:table-cell table:style-name="ce1" office:value-type="string" calcext:value-type="string">
            <text:p>Château Canon</text:p>
          </table:table-cell>
          <table:table-cell table:style-name="ce1" office:value-type="float" office:value="38.836227" calcext:value-type="float">
            <text:p>38.83622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La Pointe Merlot | Cabernet Fran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jcemtwbmv6r5th34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La Pointe Pomerol</text:p>
          </table:table-cell>
          <table:table-cell table:style-name="ce1" office:value-type="string" calcext:value-type="string">
            <text:p>Château La Pointe</text:p>
          </table:table-cell>
          <table:table-cell table:style-name="ce1" office:value-type="float" office:value="38.127464" calcext:value-type="float">
            <text:p>38.12746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llade de la Point Merlot | Cabernet F. Chateau La Poin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stskha9h55d23fvyr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llade de La Pointe Pomerol</text:p>
          </table:table-cell>
          <table:table-cell table:style-name="ce1" office:value-type="string" calcext:value-type="string">
            <text:p>Château La Pointe</text:p>
          </table:table-cell>
          <table:table-cell table:style-name="ce1" office:value-type="float" office:value="66.62799" calcext:value-type="float">
            <text:p>66.6279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Gazin Merlot | Cabernet Franc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4dga2amsthaysqgywbxq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Gazin Pomerol</text:p>
          </table:table-cell>
          <table:table-cell table:style-name="ce1" office:value-type="string" calcext:value-type="string">
            <text:p>Château Gazin</text:p>
          </table:table-cell>
          <table:table-cell table:style-name="ce1" office:value-type="float" office:value="41.798203" calcext:value-type="float">
            <text:p>41.7982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eigneur de Grezette Malbec Chateau Lagrezett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wwyr76v01t1vb2gcy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eigneur de Grezette Malbec Cahors</text:p>
          </table:table-cell>
          <table:table-cell table:style-name="ce1" office:value-type="string" calcext:value-type="string">
            <text:p>Château Lagrézette</text:p>
          </table:table-cell>
          <table:table-cell table:style-name="ce1" office:value-type="float" office:value="53.912872" calcext:value-type="float">
            <text:p>53.9128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Montus Rouge Chateau  Montus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22h0fr110r99hkb5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âteau Montus Madiran</text:p>
          </table:table-cell>
          <table:table-cell table:style-name="ce1" office:value-type="string" calcext:value-type="string">
            <text:p>Château Montus</text:p>
          </table:table-cell>
          <table:table-cell table:style-name="ce1" office:value-type="float" office:value="74.84723" calcext:value-type="float">
            <text:p>74.847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Hermitage Rouge Syrah Dom. du Colombier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etbeg1x1wbvx0hsg5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Hermitage Rouge</text:p>
          </table:table-cell>
          <table:table-cell table:style-name="ce1" office:value-type="string" calcext:value-type="string">
            <text:p>Domaine du Colombier</text:p>
          </table:table-cell>
          <table:table-cell table:style-name="ce1" office:value-type="float" office:value="32.65258" calcext:value-type="float">
            <text:p>32.652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ozes Hermitage Shiraz Graillot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rs1b0zywwwpscz9qm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ozes-Hermitage Rouge</text:p>
          </table:table-cell>
          <table:table-cell table:style-name="ce1" office:value-type="string" calcext:value-type="string">
            <text:p>Alain Graillot</text:p>
          </table:table-cell>
          <table:table-cell table:style-name="ce1" office:value-type="float" office:value="35.774475" calcext:value-type="float">
            <text:p>35.7744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oja Riserva Finca Ygay Marqués de Murrieta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ndt4d9ttm4px5smce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ioja Reserva Finca Ygay</text:p>
          </table:table-cell>
          <table:table-cell table:style-name="ce1" office:value-type="string" calcext:value-type="string">
            <text:p>Marqués de Murrieta</text:p>
          </table:table-cell>
          <table:table-cell table:style-name="ce1" office:value-type="float" office:value="57.60903" calcext:value-type="float">
            <text:p>57.609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Altkirch Schreckbichl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3q5j6pqynm7112v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Altkirch Chardonnay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9.441723" calcext:value-type="float">
            <text:p>39.4417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Kerner Praepositus Kloster Neustift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bqpkdt1kxf4qvpa0ev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Kerner Praepositus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33.663406" calcext:value-type="float">
            <text:p>33.6634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Quarz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5kqa21f0wdpx6t3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Blanc Quarz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0.374443" calcext:value-type="float">
            <text:p>50.374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Sirmian Nals Margreid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pdtf36964px55qxy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Sirmian</text:p>
          </table:table-cell>
          <table:table-cell table:style-name="ce1" office:value-type="string" calcext:value-type="string">
            <text:p>Nals Margreid</text:p>
          </table:table-cell>
          <table:table-cell table:style-name="ce1" office:value-type="float" office:value="50.978306" calcext:value-type="float">
            <text:p>50.97830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aap8qgvttdchv03p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50432" calcext:value-type="float">
            <text:p>35.5043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Kreuth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8b7921b25az154d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Selection Kreuth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0.04991" calcext:value-type="float">
            <text:p>50.049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eyond the Clouds Elena Wal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x7xf11p195ys5yk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ande Cuvée Beyond the Clouds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53.191185" calcext:value-type="float">
            <text:p>53.19118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Vorberg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yj9f3adjf8eqj5727qp5j9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Vorberg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46.941544" calcext:value-type="float">
            <text:p>46.9415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no del Passo Solaris Lieselehof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p8yfy68k5r6f4457naw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olaris Vino del Passo Bio</text:p>
          </table:table-cell>
          <table:table-cell table:style-name="ce1" office:value-type="string" calcext:value-type="string">
            <text:p>Lieselehof</text:p>
          </table:table-cell>
          <table:table-cell table:style-name="ce1" office:value-type="float" office:value="51.03293" calcext:value-type="float">
            <text:p>51.032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vignon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1kx6d5rhyzts8a6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01772" calcext:value-type="float">
            <text:p>35.017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Riserva Freienfeld Kellerei Kurtats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5600" calcext:value-type="float">
            <text:p>15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tz61c48n6cea8e6rtf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Riserva Freienfeld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8.798477" calcext:value-type="float">
            <text:p>38.79847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Hofstatt Kellerei Kurtats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b7c5rqz4rwa8p28wax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Hofstatt Weissburgunder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41.17342" calcext:value-type="float">
            <text:p>41.173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Vorberg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yj9f3adjf8eqj5727qp5j9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Vorberg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46.941544" calcext:value-type="float">
            <text:p>46.9415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Nova Domus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6800" calcext:value-type="float">
            <text:p>1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59np0cz4842jxkmp5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uvée Riserva Terlaner Nova Domus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52.562683" calcext:value-type="float">
            <text:p>52.5626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kunst.stück Kellerei Kalter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23mke9bn1nkb8nesq3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Kunst.Stück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50.729404" calcext:value-type="float">
            <text:p>50.72940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Weissburgunder Vorberg Kellerei Terl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yj9f3adjf8eqj5727qp5j96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ot Bianco Vorberg</text:p>
          </table:table-cell>
          <table:table-cell table:style-name="ce1" office:value-type="string" calcext:value-type="string">
            <text:p>Kellerei Terlan / Cantina Terlano</text:p>
          </table:table-cell>
          <table:table-cell table:style-name="ce1" office:value-type="float" office:value="46.941544" calcext:value-type="float">
            <text:p>46.94154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rdonnay Formigar Cornell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59xnrk33rwwhzkd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hardonnay Cornell Formigar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45.921318" calcext:value-type="float">
            <text:p>45.92131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Sonnenuhr Wehlen S.A. Prüm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sykf3nnxhwmvhes883nr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hlener Sonnenuhr Riesling Spätlese</text:p>
          </table:table-cell>
          <table:table-cell table:style-name="ce1" office:value-type="string" calcext:value-type="string">
            <text:p>S.A. Prüm</text:p>
          </table:table-cell>
          <table:table-cell table:style-name="ce1" office:value-type="float" office:value="45.685547" calcext:value-type="float">
            <text:p>45.6855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iesling Sonnenuhr Wehlen S.A. Prüm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8500" calcext:value-type="float">
            <text:p>2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sykf3nnxhwmvhes883nr9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Wehlener Sonnenuhr Riesling Spätlese</text:p>
          </table:table-cell>
          <table:table-cell table:style-name="ce1" office:value-type="string" calcext:value-type="string">
            <text:p>S.A. Prüm</text:p>
          </table:table-cell>
          <table:table-cell table:style-name="ce1" office:value-type="float" office:value="45.685547" calcext:value-type="float">
            <text:p>45.6855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orsheim Riesling Joj. Bapt. Schäf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wwcx8n94p396f671pr292b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Dorsheim Riesling</text:p>
          </table:table-cell>
          <table:table-cell table:style-name="ce1" office:value-type="string" calcext:value-type="string">
            <text:p>Joh. Bapt. Sch­āfer</text:p>
          </table:table-cell>
          <table:table-cell table:style-name="ce1" office:value-type="float" office:value="37.74447" calcext:value-type="float">
            <text:p>37.744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17/21/23 La Rose de Manincor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0" calcext:value-type="float">
            <text:p>1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51hdtk6xz0xbmwk3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La Rosé de Manincor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88.01172" calcext:value-type="float">
            <text:p>88.0117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Schreckbichl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tq9tnae6gf7ykec8g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27.682129" calcext:value-type="float">
            <text:p>27.68212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Kellerei Tramin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7xgsjwga0x64t8fsfj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</text:p>
          </table:table-cell>
          <table:table-cell table:style-name="ce1" office:value-type="string" calcext:value-type="string">
            <text:p>Tramin</text:p>
          </table:table-cell>
          <table:table-cell table:style-name="ce1" office:value-type="float" office:value="35.370796" calcext:value-type="float">
            <text:p>35.37079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erlot Riserva Siebeneich Schreckbichl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gx3e29tj6x388br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 Riserva Siebeneich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9.502346" calcext:value-type="float">
            <text:p>39.5023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nelius Merlot | Cabernet Sauvignon Schreckbichl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15f2c5qcq2vefng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Corneli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8.16667" calcext:value-type="float">
            <text:p>38.166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Vigna Sori Ginestra Conterno Fantin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jemm69xxhykex1zvn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Sorì Ginestra Bio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62.879356" calcext:value-type="float">
            <text:p>62.87935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ssicaia Cabernet S. | Cabernet F. Tenuta di San Guid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3hpy7q0n03dkf2w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ssicaia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48.253975" calcext:value-type="float">
            <text:p>48.2539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Taber Kellerei Boze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5.948647" calcext:value-type="float">
            <text:p>45.9486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Frauenrigl Kellerei Kurtats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hg6p05dtb3mt48nevbyebg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Frauenrigl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44.390003" calcext:value-type="float">
            <text:p>44.3900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Frauenrigl Kellerei Kurtats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hg6p05dtb3mt48nevbyebg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Frauenrigl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44.390003" calcext:value-type="float">
            <text:p>44.39000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grein Riserva Taber Kellerei Boze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000" calcext:value-type="float">
            <text:p>1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kg9tcrx4kt4gktkck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grein Riserva Taber</text:p>
          </table:table-cell>
          <table:table-cell table:style-name="ce1" office:value-type="string" calcext:value-type="string">
            <text:p>Kellerei Bozen / Cantina Bolzano</text:p>
          </table:table-cell>
          <table:table-cell table:style-name="ce1" office:value-type="float" office:value="45.948647" calcext:value-type="float">
            <text:p>45.94864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Mason di Mason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8100" calcext:value-type="float">
            <text:p>28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8jz57rmx7y4yqhq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Mason di Maso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5.38554" calcext:value-type="float">
            <text:p>45.385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Mason di Mason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8100" calcext:value-type="float">
            <text:p>28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8jz57rmx7y4yqhq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Mason di Maso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5.38554" calcext:value-type="float">
            <text:p>45.3855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Ludwig Elena Wal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3y4xhj4xhmpssq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Ludwi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8.27736" calcext:value-type="float">
            <text:p>48.277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Ludwig Elena Wal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3y4xhj4xhmpssq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Ludwi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8.27736" calcext:value-type="float">
            <text:p>48.277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Ludwig Elena Wal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63y4xhj4xhmpssq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ot Nero Ludwig</text:p>
          </table:table-cell>
          <table:table-cell table:style-name="ce1" office:value-type="string" calcext:value-type="string">
            <text:p>Elena Walch</text:p>
          </table:table-cell>
          <table:table-cell table:style-name="ce1" office:value-type="float" office:value="48.27736" calcext:value-type="float">
            <text:p>48.277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Riserva Mazon J. Hofstätt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2800" calcext:value-type="float">
            <text:p>12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vgjbg57e1h6ts3237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Riserva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39.14622" calcext:value-type="float">
            <text:p>39.1462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lauburgunder San Urbano J. Hofstätt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b4rjgpder3smhfakv2fc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burgunder Barthenau Vigna S. Urbano</text:p>
          </table:table-cell>
          <table:table-cell table:style-name="ce1" office:value-type="string" calcext:value-type="string">
            <text:p>J. Hofstätter</text:p>
          </table:table-cell>
          <table:table-cell table:style-name="ce1" office:value-type="float" office:value="40.204475" calcext:value-type="float">
            <text:p>40.2044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Freienfeld Kellerei Kurtats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js8rshj1vbhpgcwdy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Freienfeld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6.34105" calcext:value-type="float">
            <text:p>36.341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Quintessenz Kellerei Kalter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gtf8mqh1jmt2ry9y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Quintessenz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5.449287" calcext:value-type="float">
            <text:p>45.44928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kunst.stück Kellerei Kalter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500" calcext:value-type="float">
            <text:p>1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nr2a29wese6gmcd1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unst.Stück Cabernet Sauvignon Riserva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53.851875" calcext:value-type="float">
            <text:p>53.85187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Riserva Pfarrhof Kellerei Kalter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200" calcext:value-type="float">
            <text:p>12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ev42gdt04614dpwthzqn23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Riserva Pfarrhof</text:p>
          </table:table-cell>
          <table:table-cell table:style-name="ce1" office:value-type="string" calcext:value-type="string">
            <text:p>Kellerei Kaltern</text:p>
          </table:table-cell>
          <table:table-cell table:style-name="ce1" office:value-type="float" office:value="48.932266" calcext:value-type="float">
            <text:p>48.9322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bernet Sauvignon Lafoa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mdefg96fmbcyrs5r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Lafóa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5.900635" calcext:value-type="float">
            <text:p>35.9006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stel Campan Merlot | Cabernet Franc Manincor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4100" calcext:value-type="float">
            <text:p>24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7fteyvmd67b82hxx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stel Campan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50.247536" calcext:value-type="float">
            <text:p>50.24753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cus Cabernet franc | Merlot Walter Schulli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400" calcext:value-type="float">
            <text:p>2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2220hd653cma24yr76zfbp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cus</text:p>
          </table:table-cell>
          <table:table-cell table:style-name="ce1" office:value-type="string" calcext:value-type="string">
            <text:p>Weingut Walter Schullian</text:p>
          </table:table-cell>
          <table:table-cell table:style-name="ce1" office:value-type="float" office:value="52.287228" calcext:value-type="float">
            <text:p>52.2872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istar Edizione Sölva &amp; Söhn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800" calcext:value-type="float">
            <text:p>20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h44s6et0twfmk98mq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istar Edizione Rossa</text:p>
          </table:table-cell>
          <table:table-cell table:style-name="ce1" office:value-type="string" calcext:value-type="string">
            <text:p>Peter Sölva</text:p>
          </table:table-cell>
          <table:table-cell table:style-name="ce1" office:value-type="float" office:value="32.488293" calcext:value-type="float">
            <text:p>32.4882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if Unterganzn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kza4y83vwrfm2gfkj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mposition Reif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33.294586" calcext:value-type="float">
            <text:p>33.294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if Unterganzn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300" calcext:value-type="float">
            <text:p>20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kza4y83vwrfm2gfkj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mposition Reif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33.294586" calcext:value-type="float">
            <text:p>33.294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if Unterganzn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kza4y83vwrfm2gfkj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mposition Reif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33.294586" calcext:value-type="float">
            <text:p>33.294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Reif Unterganzner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900" calcext:value-type="float">
            <text:p>20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sxnkza4y83vwrfm2gfkj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mposition Reif</text:p>
          </table:table-cell>
          <table:table-cell table:style-name="ce1" office:value-type="string" calcext:value-type="string">
            <text:p>Erbhof Unterganzner</text:p>
          </table:table-cell>
          <table:table-cell table:style-name="ce1" office:value-type="float" office:value="33.294586" calcext:value-type="float">
            <text:p>33.2945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acus Selection Cabernet Franc | Merlot Walter Schullian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1500" calcext:value-type="float">
            <text:p>2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j2220hd653cma24yr76zfbp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acus</text:p>
          </table:table-cell>
          <table:table-cell table:style-name="ce1" office:value-type="string" calcext:value-type="string">
            <text:p>Weingut Walter Schullian</text:p>
          </table:table-cell>
          <table:table-cell table:style-name="ce1" office:value-type="float" office:value="52.287228" calcext:value-type="float">
            <text:p>52.28722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ugum Merlot I Cabernet Sauvignon Peter Dipol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4pmmfh7qv6jhpqwyczj3wf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Sauvignon Iugum</text:p>
          </table:table-cell>
          <table:table-cell table:style-name="ce1" office:value-type="string" calcext:value-type="string">
            <text:p>Peter Dipoli</text:p>
          </table:table-cell>
          <table:table-cell table:style-name="ce1" office:value-type="float" office:value="57.73259" calcext:value-type="float">
            <text:p>57.7325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nelius Merlot | Cabernet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15f2c5qcq2vefng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Corneli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8.16667" calcext:value-type="float">
            <text:p>38.166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nelius Merlot | Cabernet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15f2c5qcq2vefng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Corneli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8.16667" calcext:value-type="float">
            <text:p>38.166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ornelius Merlot | Cabernet Schreckbichl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15f2c5qcq2vefng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erlot-Cabernet Corneli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8.16667" calcext:value-type="float">
            <text:p>38.166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n Leonardo BIO Tenuta San Leonard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yrhxzs3mytd8sngpx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San Leonardo</text:p>
          </table:table-cell>
          <table:table-cell table:style-name="ce1" office:value-type="float" office:value="94.19123" calcext:value-type="float">
            <text:p>94.191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n Leonardo BIO Tenuta San Leonardo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1600" calcext:value-type="float">
            <text:p>41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yrhxzs3mytd8sngpx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San Leonardo</text:p>
          </table:table-cell>
          <table:table-cell table:style-name="ce1" office:value-type="float" office:value="94.19123" calcext:value-type="float">
            <text:p>94.1912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Tom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29.45158" calcext:value-type="float">
            <text:p>29.45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7200" calcext:value-type="float">
            <text:p>1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hjdw9h6nhb6ar8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28.950443" calcext:value-type="float">
            <text:p>28.950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Pietro dal Cero Cà dei Frat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4200" calcext:value-type="float">
            <text:p>24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g38xhhverb8hjn93q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Pietro Dal Cero</text:p>
          </table:table-cell>
          <table:table-cell table:style-name="ce1" office:value-type="string" calcext:value-type="string">
            <text:p>Cà dei Frati</text:p>
          </table:table-cell>
          <table:table-cell table:style-name="ce1" office:value-type="float" office:value="48.01798" calcext:value-type="float">
            <text:p>48.0179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Tommasi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29.45158" calcext:value-type="float">
            <text:p>29.45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hjdw9h6nhb6ar8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28.950443" calcext:value-type="float">
            <text:p>28.950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Masi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5500" calcext:value-type="float">
            <text:p>3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hjdw9h6nhb6ar8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28.950443" calcext:value-type="float">
            <text:p>28.950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Tom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29.45158" calcext:value-type="float">
            <text:p>29.45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Tom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2m7jvwzm9fs59scz3p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</text:p>
          </table:table-cell>
          <table:table-cell table:style-name="ce1" office:value-type="string" calcext:value-type="string">
            <text:p>Tommasi</text:p>
          </table:table-cell>
          <table:table-cell table:style-name="ce1" office:value-type="float" office:value="29.45158" calcext:value-type="float">
            <text:p>29.4515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1hjdw9h6nhb6ar8v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28.950443" calcext:value-type="float">
            <text:p>28.95044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rone Costasera Riserva Mas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x6ajfw8xnmfax6dmj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rone della Valpolicella Classico Riserva Costasera</text:p>
          </table:table-cell>
          <table:table-cell table:style-name="ce1" office:value-type="string" calcext:value-type="string">
            <text:p>Masi</text:p>
          </table:table-cell>
          <table:table-cell table:style-name="ce1" office:value-type="float" office:value="30.10965" calcext:value-type="float">
            <text:p>30.1096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ianti Classico Sangiovese Fontodi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0f0t49p6s4b6nvkd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hianti Classico Bio</text:p>
          </table:table-cell>
          <table:table-cell table:style-name="ce1" office:value-type="string" calcext:value-type="string">
            <text:p>Fontodi</text:p>
          </table:table-cell>
          <table:table-cell table:style-name="ce1" office:value-type="float" office:value="46.30584" calcext:value-type="float">
            <text:p>46.3058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epparello Sangiovese Isole ed Olen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9900" calcext:value-type="float">
            <text:p>2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x8kxsrj2cn2p1729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angiovese Cepparello Rosso</text:p>
          </table:table-cell>
          <table:table-cell table:style-name="ce1" office:value-type="string" calcext:value-type="string">
            <text:p>Isole e Olena</text:p>
          </table:table-cell>
          <table:table-cell table:style-name="ce1" office:value-type="float" office:value="46.882835" calcext:value-type="float">
            <text:p>46.88283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Serre Nuove Tenuta d. Ornellai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4p32acb7v4yb1s1m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Serre Nuove</text:p>
          </table:table-cell>
          <table:table-cell table:style-name="ce1" office:value-type="string" calcext:value-type="string">
            <text:p>Ornellaia</text:p>
          </table:table-cell>
          <table:table-cell table:style-name="ce1" office:value-type="float" office:value="47.49801" calcext:value-type="float">
            <text:p>47.4980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Blu Merlot I Cabernet Sauvingon I Sangiovese Brancai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8500" calcext:value-type="float">
            <text:p>1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059cbvd5963rqbm6t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l Blu</text:p>
          </table:table-cell>
          <table:table-cell table:style-name="ce1" office:value-type="string" calcext:value-type="string">
            <text:p>Brancaia</text:p>
          </table:table-cell>
          <table:table-cell table:style-name="ce1" office:value-type="float" office:value="43.516083" calcext:value-type="float">
            <text:p>43.5160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Ornellaia Tenuta d. Ornellai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vgk1q39g2jv68bzta79nb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Ornellaia</text:p>
          </table:table-cell>
          <table:table-cell table:style-name="ce1" office:value-type="float" office:value="86.315" calcext:value-type="float">
            <text:p>86.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aparz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324q2k0cz3vf0ptm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parzo</text:p>
          </table:table-cell>
          <table:table-cell table:style-name="ce1" office:value-type="float" office:value="43.655678" calcext:value-type="float">
            <text:p>43.655678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Tignanello Sangiovese | Cabernet Sauvignon Tenuta Tignanell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9500" calcext:value-type="float">
            <text:p>2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swn8cnrh7jb8qff1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Antinori - Tenuta Tignanello</text:p>
          </table:table-cell>
          <table:table-cell table:style-name="ce1" office:value-type="float" office:value="86.05624" calcext:value-type="float">
            <text:p>86.0562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ostant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1500" calcext:value-type="float">
            <text:p>2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cqweyg8nyq4ss0aht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onti Costanti</text:p>
          </table:table-cell>
          <table:table-cell table:style-name="ce1" office:value-type="float" office:value="41.10086" calcext:value-type="float">
            <text:p>41.100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Tenuta la Fug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6500" calcext:value-type="float">
            <text:p>16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1mr6459rcm3p1vctqh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Tenuta La Fuga</text:p>
          </table:table-cell>
          <table:table-cell table:style-name="ce1" office:value-type="float" office:value="48.642025" calcext:value-type="float">
            <text:p>48.64202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Ornellaia Tenuta d. Ornellai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vgk1q39g2jv68bzta79nb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Ornellaia</text:p>
          </table:table-cell>
          <table:table-cell table:style-name="ce1" office:value-type="float" office:value="86.315" calcext:value-type="float">
            <text:p>86.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astel Giocond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495jd2nppw10k2c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ntina di Montalcino</text:p>
          </table:table-cell>
          <table:table-cell table:style-name="ce1" office:value-type="float" office:value="40.285446" calcext:value-type="float">
            <text:p>40.2854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Ornellaia Tenuta d. Ornellai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3500" calcext:value-type="float">
            <text:p>63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vgk1q39g2jv68bzta79nb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Ornellaia</text:p>
          </table:table-cell>
          <table:table-cell table:style-name="ce1" office:value-type="float" office:value="86.315" calcext:value-type="float">
            <text:p>86.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astelGiocond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300" calcext:value-type="float">
            <text:p>16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495jd2nppw10k2c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antina di Montalcino</text:p>
          </table:table-cell>
          <table:table-cell table:style-name="ce1" office:value-type="float" office:value="40.285446" calcext:value-type="float">
            <text:p>40.28544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runello di Montalcino Sangiovese Costant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f3cmcqweyg8nyq4ss0aht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runello di Montalcino</text:p>
          </table:table-cell>
          <table:table-cell table:style-name="ce1" office:value-type="string" calcext:value-type="string">
            <text:p>Conti Costanti</text:p>
          </table:table-cell>
          <table:table-cell table:style-name="ce1" office:value-type="float" office:value="41.10086" calcext:value-type="float">
            <text:p>41.1008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uemani Cabernet Franc Duemani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8e4ne1eqt4kapfr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Franc Bio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76.89612" calcext:value-type="float">
            <text:p>76.896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etra Cabernet Sauvignon | Merlot Petr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3ehafk26j3my2hf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Petra</text:p>
          </table:table-cell>
          <table:table-cell table:style-name="ce1" office:value-type="float" office:value="66.99666" calcext:value-type="float">
            <text:p>66.99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etra Cabernet Sauvignon | Merlot Petr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853ehafk26j3my2hf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Petra</text:p>
          </table:table-cell>
          <table:table-cell table:style-name="ce1" office:value-type="float" office:value="66.99666" calcext:value-type="float">
            <text:p>66.99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ltrovino Merlot | Cabernet Franc Duemani BI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800" calcext:value-type="float">
            <text:p>1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2dzf22y4hpzrmqh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ltrovino Merlot e Cabernet Franc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51.16457" calcext:value-type="float">
            <text:p>51.1645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uce Merlot | Sangiovese Luce della Vit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9500" calcext:value-type="float">
            <text:p>29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m9jp96emkssr3n64wy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uce della Vite</text:p>
          </table:table-cell>
          <table:table-cell table:style-name="ce1" office:value-type="string" calcext:value-type="string">
            <text:p>Frescobaldi - Tenuta Luce</text:p>
          </table:table-cell>
          <table:table-cell table:style-name="ce1" office:value-type="float" office:value="54.43142" calcext:value-type="float">
            <text:p>54.431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 Sodi di San Nicolo Castellar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6800" calcext:value-type="float">
            <text:p>2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y2hxt8mx9sfhqn7v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 Sodi di S. Niccolò</text:p>
          </table:table-cell>
          <table:table-cell table:style-name="ce1" office:value-type="string" calcext:value-type="string">
            <text:p>Castellare</text:p>
          </table:table-cell>
          <table:table-cell table:style-name="ce1" office:value-type="float" office:value="45.371315" calcext:value-type="float">
            <text:p>45.371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Il Pareto Cabernet Sauvignon Nozzol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7400" calcext:value-type="float">
            <text:p>17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9ptp4r68vg492ppq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Sauvignon Il Pareto</text:p>
          </table:table-cell>
          <table:table-cell table:style-name="ce1" office:value-type="string" calcext:value-type="string">
            <text:p>Tenuta di Nozzole</text:p>
          </table:table-cell>
          <table:table-cell table:style-name="ce1" office:value-type="float" office:value="38.926414" calcext:value-type="float">
            <text:p>38.92641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Ornellaia Tenuta d. Ornellaia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9900" calcext:value-type="float">
            <text:p>1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fvgk1q39g2jv68bzta79nbe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Ornellaia</text:p>
          </table:table-cell>
          <table:table-cell table:style-name="ce1" office:value-type="float" office:value="86.315" calcext:value-type="float">
            <text:p>86.31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Duemani Cabernet Franc Duemani BIO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200" calcext:value-type="float">
            <text:p>7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fh8e4ne1eqt4kapfr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abernet Franc Bio</text:p>
          </table:table-cell>
          <table:table-cell table:style-name="ce1" office:value-type="string" calcext:value-type="string">
            <text:p>Duemani</text:p>
          </table:table-cell>
          <table:table-cell table:style-name="ce1" office:value-type="float" office:value="76.89612" calcext:value-type="float">
            <text:p>76.8961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uidalberto Merlot Tenuta di San Guido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8500" calcext:value-type="float">
            <text:p>2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nx8asdj89jfbepz68c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uidalberto</text:p>
          </table:table-cell>
          <table:table-cell table:style-name="ce1" office:value-type="string" calcext:value-type="string">
            <text:p>Tenuta San Guido</text:p>
          </table:table-cell>
          <table:table-cell table:style-name="ce1" office:value-type="float" office:value="51.022053" calcext:value-type="float">
            <text:p>51.02205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Palari Faro Rosso Palar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jafk4nw0p6arrgaes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aro</text:p>
          </table:table-cell>
          <table:table-cell table:style-name="ce1" office:value-type="string" calcext:value-type="string">
            <text:p>Palari</text:p>
          </table:table-cell>
          <table:table-cell table:style-name="ce1" office:value-type="float" office:value="67.14583" calcext:value-type="float">
            <text:p>67.145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Montestefano Prod. del Barbaresc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9200" calcext:value-type="float">
            <text:p>19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99zh5abyetfdb1es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Montestefano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8.50594" calcext:value-type="float">
            <text:p>68.5059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Ris. Rabaja Nebbiolo Prod. del Barbaresc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9200" calcext:value-type="float">
            <text:p>19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sc8fpqfq5ecnb6ftey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Riserva Rabajà</text:p>
          </table:table-cell>
          <table:table-cell table:style-name="ce1" office:value-type="string" calcext:value-type="string">
            <text:p>Produttori del Barbaresco</text:p>
          </table:table-cell>
          <table:table-cell table:style-name="ce1" office:value-type="float" office:value="68.01691" calcext:value-type="float">
            <text:p>68.0169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era d’Asti Montebruna Braida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ecvskr4debpczwvb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era d'Asti Montebruna</text:p>
          </table:table-cell>
          <table:table-cell table:style-name="ce1" office:value-type="string" calcext:value-type="string">
            <text:p>Braida</text:p>
          </table:table-cell>
          <table:table-cell table:style-name="ce1" office:value-type="float" office:value="50.073395" calcext:value-type="float">
            <text:p>50.07339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Vanotu Nebbiolo Pelisser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900" calcext:value-type="float">
            <text:p>1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trdje9dthhee31az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Vanotu</text:p>
          </table:table-cell>
          <table:table-cell table:style-name="ce1" office:value-type="string" calcext:value-type="string">
            <text:p>Pelissero</text:p>
          </table:table-cell>
          <table:table-cell table:style-name="ce1" office:value-type="float" office:value="46.909267" calcext:value-type="float">
            <text:p>46.909267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npra Langhe Rosso Conterno Fantin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6xcxj45kvtaz1ykbh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onprà</text:p>
          </table:table-cell>
          <table:table-cell table:style-name="ce1" office:value-type="string" calcext:value-type="string">
            <text:p>Conterno Fantino</text:p>
          </table:table-cell>
          <table:table-cell table:style-name="ce1" office:value-type="float" office:value="53.15905" calcext:value-type="float">
            <text:p>53.159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baresco Martinenga Nebbiolo Marchesi di Gresy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500" calcext:value-type="float">
            <text:p>15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5evfefewmwzk9bd1hq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baresco Martinenga</text:p>
          </table:table-cell>
          <table:table-cell table:style-name="ce1" office:value-type="string" calcext:value-type="string">
            <text:p>Marchesi di Gresy</text:p>
          </table:table-cell>
          <table:table-cell table:style-name="ce1" office:value-type="float" office:value="54.029945" calcext:value-type="float">
            <text:p>54.02994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Barolo Castiglione Nebbiolo Vietti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7rmtqah8vf04j2jwx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arolo Castiglione</text:p>
          </table:table-cell>
          <table:table-cell table:style-name="ce1" office:value-type="string" calcext:value-type="string">
            <text:p>Vietti</text:p>
          </table:table-cell>
          <table:table-cell table:style-name="ce1" office:value-type="float" office:value="45.488342" calcext:value-type="float">
            <text:p>45.48834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Es Magnum Primitivo Gianfranco Fino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7900" calcext:value-type="float">
            <text:p>17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hbhm8bfjjcw2z50av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rimitivo Es</text:p>
          </table:table-cell>
          <table:table-cell table:style-name="ce1" office:value-type="string" calcext:value-type="string">
            <text:p>Gianfranco Fino</text:p>
          </table:table-cell>
          <table:table-cell table:style-name="ce1" office:value-type="float" office:value="50.468666" calcext:value-type="float">
            <text:p>50.46866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mativo Primitivo | Negroamaro Cantele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t9y256b4g3k400p4kq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mativo</text:p>
          </table:table-cell>
          <table:table-cell table:style-name="ce1" office:value-type="string" calcext:value-type="string">
            <text:p>Cantele</text:p>
          </table:table-cell>
          <table:table-cell table:style-name="ce1" office:value-type="float" office:value="40.22093" calcext:value-type="float">
            <text:p>40.2209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30 Blaufränkisch Alter Berg BIO Heinrich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7700" calcext:value-type="float">
            <text:p>17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jta8zhqgcb2s57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fränkisch Alter Berg</text:p>
          </table:table-cell>
          <table:table-cell table:style-name="ce1" office:value-type="string" calcext:value-type="string">
            <text:p>Heinrich</text:p>
          </table:table-cell>
          <table:table-cell table:style-name="ce1" office:value-type="float" office:value="38.34899" calcext:value-type="float">
            <text:p>38.3489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G30 Blaufränkisch Alter Berg BIO Heinrich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35900" calcext:value-type="float">
            <text:p>35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hjta8zhqgcb2s57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aufränkisch Alter Berg</text:p>
          </table:table-cell>
          <table:table-cell table:style-name="ce1" office:value-type="string" calcext:value-type="string">
            <text:p>Heinrich</text:p>
          </table:table-cell>
          <table:table-cell table:style-name="ce1" office:value-type="float" office:value="38.34899" calcext:value-type="float">
            <text:p>38.34899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900" calcext:value-type="float">
            <text:p>1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R1 Redstone Reserve Capelands Estate</text:p>
          </table:table-cell>
          <table:table-cell table:number-columns-repeated="2"/>
          <table:table-cell table:style-name="ce1" office:value-type="string" calcext:value-type="string">
            <text:p>JEROBOA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9900" calcext:value-type="float">
            <text:p>2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cwvb3ky42sz6f9b72yqzzvf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1 Redstone Reserve</text:p>
          </table:table-cell>
          <table:table-cell table:style-name="ce1" office:value-type="string" calcext:value-type="string">
            <text:p>Capelands</text:p>
          </table:table-cell>
          <table:table-cell table:style-name="ce1" office:value-type="float" office:value="47.08452" calcext:value-type="float">
            <text:p>47.0845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scato Rosa Franz Haas</text:p>
          </table:table-cell>
          <table:table-cell table:number-columns-repeated="2"/>
          <table:table-cell table:style-name="ce1" office:value-type="string" calcext:value-type="string">
            <text:p>HALF_LITER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qzm1c50s127wjc6zgn9vet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Moscato Rosa Schweizer</text:p>
          </table:table-cell>
          <table:table-cell table:style-name="ce1" office:value-type="string" calcext:value-type="string">
            <text:p>Franz Haas</text:p>
          </table:table-cell>
          <table:table-cell table:style-name="ce1" office:value-type="float" office:value="37.31471" calcext:value-type="float">
            <text:p>37.31471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Aruna Gewürztraminer Kellerei Kurtatsch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my5rqphz00t59h6cbpvjyb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Passito ARUNA</text:p>
          </table:table-cell>
          <table:table-cell table:style-name="ce1" office:value-type="string" calcext:value-type="string">
            <text:p>Cantina Kurtatsch</text:p>
          </table:table-cell>
          <table:table-cell table:style-name="ce1" office:value-type="float" office:value="31.524614" calcext:value-type="float">
            <text:p>31.524614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anthus Petit Manseng Schreckbichl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49tbtsck03hp1c4s7r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Passito Canthus</text:p>
          </table:table-cell>
          <table:table-cell table:style-name="ce1" office:value-type="string" calcext:value-type="string">
            <text:p>Colterenzio (Schreckbichl)</text:p>
          </table:table-cell>
          <table:table-cell table:style-name="ce1" office:value-type="float" office:value="32.735405" calcext:value-type="float">
            <text:p>32.73540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Petit Petit Manseng Manincor BI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9pkd3v8xn0y8j9vbw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Le Petit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9.077682" calcext:value-type="float">
            <text:p>49.07768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Le Petit Petit Manseng Manincor BI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k9pkd3v8xn0y8j9vbw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Le Petit Bio</text:p>
          </table:table-cell>
          <table:table-cell table:style-name="ce1" office:value-type="string" calcext:value-type="string">
            <text:p>Manincor</text:p>
          </table:table-cell>
          <table:table-cell table:style-name="ce1" office:value-type="float" office:value="49.077682" calcext:value-type="float">
            <text:p>49.07768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issi Goldmuskateller Kellerei Meran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r2pq1mmmfgvpx93fc7z0sn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Goldmuskateller Passito Sissi</text:p>
          </table:table-cell>
          <table:table-cell table:style-name="ce1" office:value-type="string" calcext:value-type="string">
            <text:p>Kellerei Meran</text:p>
          </table:table-cell>
          <table:table-cell table:style-name="ce1" office:value-type="float" office:value="51.333595" calcext:value-type="float">
            <text:p>51.333595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scato d’Asti Saracco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8trw7835n9rgta1xv34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Moscato d'Asti</text:p>
          </table:table-cell>
          <table:table-cell table:style-name="ce1" office:value-type="string" calcext:value-type="string">
            <text:p>Saracco</text:p>
          </table:table-cell>
          <table:table-cell table:style-name="ce1" office:value-type="float" office:value="41.91883" calcext:value-type="float">
            <text:p>41.918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Moscato d’Asti Saracco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0sq48trw7835n9rgta1xv34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Moscato d'Asti</text:p>
          </table:table-cell>
          <table:table-cell table:style-name="ce1" office:value-type="string" calcext:value-type="string">
            <text:p>Saracco</text:p>
          </table:table-cell>
          <table:table-cell table:style-name="ce1" office:value-type="float" office:value="41.91883" calcext:value-type="float">
            <text:p>41.91883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Vieux Chai , Jurancon doux Cave de Gan</text:p>
          </table:table-cell>
          <table:table-cell table:number-columns-repeated="2"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harvcm0evw78t9tj8jtz1zdt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Le Vieux Chai</text:p>
          </table:table-cell>
          <table:table-cell table:style-name="ce1" office:value-type="string" calcext:value-type="string">
            <text:p>Cave des Producteurs de Jurançon</text:p>
          </table:table-cell>
          <table:table-cell table:style-name="ce1" office:value-type="float" office:value="40.444992" calcext:value-type="float">
            <text:p>40.444992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Sauternes Carmes de Rieussec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sd6qt3x10w77883zszj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Sauternes Carmes de Rieussec</text:p>
          </table:table-cell>
          <table:table-cell table:style-name="ce1" office:value-type="string" calcext:value-type="string">
            <text:p>Château Rieussec</text:p>
          </table:table-cell>
          <table:table-cell table:style-name="ce1" office:value-type="float" office:value="49.449516" calcext:value-type="float">
            <text:p>49.449516</text:p>
          </table:table-cell>
          <table:table-cell table:number-columns-repeated="1005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" office:value-type="string" calcext:value-type="string">
            <text:p>Chateau d’Yqueme</text:p>
          </table:table-cell>
          <table:table-cell table:number-columns-repeated="2"/>
          <table:table-cell table:style-name="ce1" office:value-type="string" calcext:value-type="string">
            <text:p>HALF_BOTTLE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2900" calcext:value-type="float">
            <text:p>42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wine_01gzr4ktwcp5fb4jqaz1epampm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Sauternes d'Yquem</text:p>
          </table:table-cell>
          <table:table-cell table:style-name="ce1" office:value-type="string" calcext:value-type="string">
            <text:p>Château d'Yquem</text:p>
          </table:table-cell>
          <table:table-cell table:style-name="ce1" office:value-type="float" office:value="39.39214" calcext:value-type="float">
            <text:p>39.39214</text:p>
          </table:table-cell>
          <table:table-cell table:number-columns-repeated="1005"/>
        </table:table-row>
        <table:table-row table:style-name="ro1" table:number-rows-repeated="3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ual (insert ids)" table:style-name="ta2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2" table:number-columns-repeated="11" table:default-cell-style-name="Default"/>
        <table:table-column table:style-name="co3" table:number-columns-repeated="998" table:default-cell-style-name="Default"/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vintage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purchase_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qpw4pabakp9gcwa13k</text:p>
          </table:table-cell>
          <table:table-cell table:style-name="ce3" table:number-columns-repeated="2"/>
          <table:table-cell table:style-name="ce3" office:value-type="string" calcext:value-type="string">
            <text:p>Brut Arund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qpw4pabakp9gcwa13k</text:p>
          </table:table-cell>
          <table:table-cell table:style-name="ce3" table:number-columns-repeated="2"/>
          <table:table-cell table:style-name="ce3" office:value-type="string" calcext:value-type="string">
            <text:p>Brut Arund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qpe521fsdwks0g3yfq</text:p>
          </table:table-cell>
          <table:table-cell table:style-name="ce3" table:number-columns-repeated="2"/>
          <table:table-cell table:style-name="ce3" office:value-type="string" calcext:value-type="string">
            <text:p>Brut Rosé Arund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0" calcext:value-type="float">
            <text:p>6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qpe521fsdwks0g3yfq</text:p>
          </table:table-cell>
          <table:table-cell table:style-name="ce3" table:number-columns-repeated="2"/>
          <table:table-cell table:style-name="ce3" office:value-type="string" calcext:value-type="string">
            <text:p>Brut Rosé Arund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qtnank48qn5d3cwt2fmmh</text:p>
          </table:table-cell>
          <table:table-cell table:style-name="ce3" table:number-columns-repeated="2"/>
          <table:table-cell table:style-name="ce3" office:value-type="string" calcext:value-type="string">
            <text:p>Extra Brut Metodo Classico Sölva &amp; Söh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r2pp8yp1zj0n5n64v4e073</text:p>
          </table:table-cell>
          <table:table-cell table:style-name="ce3" table:number-columns-repeated="2"/>
          <table:table-cell table:style-name="ce3" office:value-type="string" calcext:value-type="string">
            <text:p>Brut Souvignier Gris Lieselehof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rut Rosè Bronner | Johanniter Lieselehof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900" calcext:value-type="float">
            <text:p>8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fzjjesnyrf8kdc4y8w</text:p>
          </table:table-cell>
          <table:table-cell table:style-name="ce3" table:number-columns-repeated="2"/>
          <table:table-cell table:style-name="ce3" office:value-type="string" calcext:value-type="string">
            <text:p>Franciacorta Gr. Cuvée Brut Alma Bellavist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fzjjesnyrf8kdc4y8w</text:p>
          </table:table-cell>
          <table:table-cell table:style-name="ce3" table:number-columns-repeated="2"/>
          <table:table-cell table:style-name="ce3" office:value-type="string" calcext:value-type="string">
            <text:p>Franciacorta Gr. Cuvée Brut Alma Bellavist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00" calcext:value-type="float">
            <text:p>14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x9e2194d34bbnzfga</text:p>
          </table:table-cell>
          <table:table-cell table:style-name="ce3" table:number-columns-repeated="2"/>
          <table:table-cell table:style-name="ce3" office:value-type="string" calcext:value-type="string">
            <text:p>Franciacorta Rosé Montenisa Antino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r2ppnbrjwkzsx1b0ys1hxm</text:p>
          </table:table-cell>
          <table:table-cell table:style-name="ce3" table:number-columns-repeated="2"/>
          <table:table-cell table:style-name="ce3" office:value-type="string" calcext:value-type="string">
            <text:p>Flavio Trento Doc Chardonnay Rota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5tqthh4jv8natgmek8</text:p>
          </table:table-cell>
          <table:table-cell table:style-name="ce3" table:number-columns-repeated="2"/>
          <table:table-cell table:style-name="ce3" office:value-type="string" calcext:value-type="string">
            <text:p>Champagne Cristal Louis Roedere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3500" calcext:value-type="float">
            <text:p>4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bcha6deg56c5pjb5</text:p>
          </table:table-cell>
          <table:table-cell table:style-name="ce3" table:number-columns-repeated="2"/>
          <table:table-cell table:style-name="ce3" office:value-type="string" calcext:value-type="string">
            <text:p>Champagne Brut Rosé Dom Perign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3900" calcext:value-type="float">
            <text:p>53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rpf155087wn9xydev7yn5</text:p>
          </table:table-cell>
          <table:table-cell table:style-name="ce3" table:number-columns-repeated="2"/>
          <table:table-cell table:style-name="ce3" office:value-type="string" calcext:value-type="string">
            <text:p>Champagne Brut Evidence Bernard Bremon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0" calcext:value-type="float">
            <text:p>7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ampagne Parcellaire Millesime Bernard Bremont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ampagne Brut Blanc de Noirs Philippe Gilbert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0" calcext:value-type="float">
            <text:p>9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s28mmt4yawmw791g9c3qr</text:p>
          </table:table-cell>
          <table:table-cell table:style-name="ce3" table:number-columns-repeated="2"/>
          <table:table-cell table:style-name="ce3" office:value-type="string" calcext:value-type="string">
            <text:p>Brut Grand Cuvee 172 Edition Krug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00" calcext:value-type="float">
            <text:p>3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f3cmbnhh5h658ht4gbexc6</text:p>
          </table:table-cell>
          <table:table-cell table:style-name="ce3" table:number-columns-repeated="2"/>
          <table:table-cell table:style-name="ce3" office:value-type="string" calcext:value-type="string">
            <text:p>Brut Cuveé Louise Millésimé Pommery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4500" calcext:value-type="float">
            <text:p>24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973c7g19dzw388vqskkcs42</text:p>
          </table:table-cell>
          <table:table-cell table:style-name="ce3" table:number-columns-repeated="2"/>
          <table:table-cell table:style-name="ce3" office:value-type="string" calcext:value-type="string">
            <text:p>Brut Pinot Noir | Chardonnay Ruinar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973c7g19dzw388vqskkcs42</text:p>
          </table:table-cell>
          <table:table-cell table:style-name="ce3" table:number-columns-repeated="2"/>
          <table:table-cell table:style-name="ce3" office:value-type="string" calcext:value-type="string">
            <text:p>Brut Pinot Noir | Chardonnay Ruinart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0" calcext:value-type="float">
            <text:p>27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f3cmbmtvmkd6m243g38m9r</text:p>
          </table:table-cell>
          <table:table-cell table:style-name="ce3" table:number-columns-repeated="2"/>
          <table:table-cell table:style-name="ce3" office:value-type="string" calcext:value-type="string">
            <text:p>Brut Rosé Chardonnay | Pinot Noir Ruinar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0" calcext:value-type="float">
            <text:p>1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f3cmbmtvmkd6m243g38m9r</text:p>
          </table:table-cell>
          <table:table-cell table:style-name="ce3" table:number-columns-repeated="2"/>
          <table:table-cell table:style-name="ce3" office:value-type="string" calcext:value-type="string">
            <text:p>Brut Rosé Chardonnay | Pinot Noir Ruinart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00" calcext:value-type="float">
            <text:p>3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c8ryrf1nbh9jb83z</text:p>
          </table:table-cell>
          <table:table-cell table:style-name="ce3" table:number-columns-repeated="2"/>
          <table:table-cell table:style-name="ce3" office:value-type="string" calcext:value-type="string">
            <text:p>Blanc de Blanc Chardonnay Ruinar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00" calcext:value-type="float">
            <text:p>1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c8ryrf1nbh9jb83z</text:p>
          </table:table-cell>
          <table:table-cell table:style-name="ce3" table:number-columns-repeated="2"/>
          <table:table-cell table:style-name="ce3" office:value-type="string" calcext:value-type="string">
            <text:p>Blanc de Blanc Chardonnay Ruinart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00" calcext:value-type="float">
            <text:p>34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la Alcohol Free Sparkling Tea Com.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Lyserod Alcohol Free Sparkling Tea Com.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Lysegron Alcohol Free Sparkling Tea Com.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r2pq1nn8z8sns0jp3yec71</text:p>
          </table:table-cell>
          <table:table-cell table:style-name="ce3" table:number-columns-repeated="2"/>
          <table:table-cell table:style-name="ce3" office:value-type="string" calcext:value-type="string">
            <text:p>Weissburgunder „La Maiena“ Kellerei Mer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450" calcext:value-type="float">
            <text:p>3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e5a5r0y0x3qa277dsg5fn3</text:p>
          </table:table-cell>
          <table:table-cell table:style-name="ce3" table:number-columns-repeated="2"/>
          <table:table-cell table:style-name="ce3" office:value-type="string" calcext:value-type="string">
            <text:p>Weissburgunder Luma Rome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mxhs3pcnxcft4hsbxs</text:p>
          </table:table-cell>
          <table:table-cell table:style-name="ce3" table:number-columns-repeated="2"/>
          <table:table-cell table:style-name="ce3" office:value-type="string" calcext:value-type="string">
            <text:p>Weissburgunder St. Valentin St. Michael Epp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750" calcext:value-type="float">
            <text:p>5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mv69qe8d1n72sn0x7d</text:p>
          </table:table-cell>
          <table:table-cell table:style-name="ce3" table:number-columns-repeated="2"/>
          <table:table-cell table:style-name="ce3" office:value-type="string" calcext:value-type="string">
            <text:p>Chardonnay St. Valentin Kellerei St. Michael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5750" calcext:value-type="float">
            <text:p>5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mvsfn18zf94zmgm0dw</text:p>
          </table:table-cell>
          <table:table-cell table:style-name="ce3" table:number-columns-repeated="2"/>
          <table:table-cell table:style-name="ce3" office:value-type="string" calcext:value-type="string">
            <text:p>Sauvignon St. Valentin St. Michael Epp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5750" calcext:value-type="float">
            <text:p>5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avweffqjybg0reg4xektyt3</text:p>
          </table:table-cell>
          <table:table-cell table:style-name="ce3" table:number-columns-repeated="2"/>
          <table:table-cell table:style-name="ce3" office:value-type="string" calcext:value-type="string">
            <text:p>Sauvignon Weingut Doná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e5pbs7kh9j8q02e01sej5e</text:p>
          </table:table-cell>
          <table:table-cell table:style-name="ce3" table:number-columns-repeated="2"/>
          <table:table-cell table:style-name="ce3" office:value-type="string" calcext:value-type="string">
            <text:p>Sauvignon Luma Weingut Rome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7gf3nsnzy6tbmskh6</text:p>
          </table:table-cell>
          <table:table-cell table:style-name="ce3" table:number-columns-repeated="2"/>
          <table:table-cell table:style-name="ce3" office:value-type="string" calcext:value-type="string">
            <text:p>Sauvignon Tannenberg Maninco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7gf3nsnzy6tbmskh6</text:p>
          </table:table-cell>
          <table:table-cell table:style-name="ce3" table:number-columns-repeated="2"/>
          <table:table-cell table:style-name="ce3" office:value-type="string" calcext:value-type="string">
            <text:p>Sauvignon Tannenberg Maninco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8vhws9pbek51kw1ferp</text:p>
          </table:table-cell>
          <table:table-cell table:style-name="ce3" table:number-columns-repeated="2"/>
          <table:table-cell table:style-name="ce3" office:value-type="string" calcext:value-type="string">
            <text:p>Sauvignon Exclusiv Plone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sm3dse45s0kxwypg2g7w9</text:p>
          </table:table-cell>
          <table:table-cell table:style-name="ce3" table:number-columns-repeated="2"/>
          <table:table-cell table:style-name="ce3" office:value-type="string" calcext:value-type="string">
            <text:p>Sauvignon Riserva Grand Lafoa Schreckbichl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0axbqydzx212xvsedzy</text:p>
          </table:table-cell>
          <table:table-cell table:style-name="ce3" table:number-columns-repeated="2"/>
          <table:table-cell table:style-name="ce3" office:value-type="string" calcext:value-type="string">
            <text:p>Riesling Vinschgau Falkenstei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7xgwvqvqhjhsn8v8t7z</text:p>
          </table:table-cell>
          <table:table-cell table:style-name="ce3" table:number-columns-repeated="2"/>
          <table:table-cell table:style-name="ce3" office:value-type="string" calcext:value-type="string">
            <text:p>Gewürztraminer Nussbaumer Traminer Kellere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7xh5n9yqan0denv5sx8</text:p>
          </table:table-cell>
          <table:table-cell table:style-name="ce3" table:number-columns-repeated="2"/>
          <table:table-cell table:style-name="ce3" office:value-type="string" calcext:value-type="string">
            <text:p>Gewürztraminer Epokale Traminer Kellere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38000" calcext:value-type="float">
            <text:p>38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2wzyfdmfvtvp7c8x5fs</text:p>
          </table:table-cell>
          <table:table-cell table:style-name="ce3" table:number-columns-repeated="2"/>
          <table:table-cell table:style-name="ce3" office:value-type="string" calcext:value-type="string">
            <text:p>Sylvaner Alte Reben Riserva Pacherhof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tyagq18a31b4ng5x5v6</text:p>
          </table:table-cell>
          <table:table-cell table:style-name="ce3" table:number-columns-repeated="2"/>
          <table:table-cell table:style-name="ce3" office:value-type="string" calcext:value-type="string">
            <text:p>Pinot Grigio Aristos Eisacktaler Kellere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7d33wzx76s1rr0664</text:p>
          </table:table-cell>
          <table:table-cell table:style-name="ce3" table:number-columns-repeated="2"/>
          <table:table-cell table:style-name="ce3" office:value-type="string" calcext:value-type="string">
            <text:p>Moscato Giallo Maninco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4450" calcext:value-type="float">
            <text:p>4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staktrkcgmymrzfc3jjzm</text:p>
          </table:table-cell>
          <table:table-cell table:style-name="ce3" table:number-columns-repeated="2"/>
          <table:table-cell table:style-name="ce3" office:value-type="string" calcext:value-type="string">
            <text:p>Ebeneich Maninco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fvrsnpar2gwvcgj4b8e1z0d</text:p>
          </table:table-cell>
          <table:table-cell table:style-name="ce3" table:number-columns-repeated="2"/>
          <table:table-cell table:style-name="ce3" office:value-type="string" calcext:value-type="string">
            <text:p>La Contessa Maninco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8vhqww74bd4vrpn59w3</text:p>
          </table:table-cell>
          <table:table-cell table:style-name="ce3" table:number-columns-repeated="2"/>
          <table:table-cell table:style-name="ce3" office:value-type="string" calcext:value-type="string">
            <text:p>Cuvée Nörder Plone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awwczpfye73fhqf12c6331d</text:p>
          </table:table-cell>
          <table:table-cell table:style-name="ce3" table:number-columns-repeated="2"/>
          <table:table-cell table:style-name="ce3" office:value-type="string" calcext:value-type="string">
            <text:p>DJJ Weiss Weingut Nikla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j337pq3rg2ys5snjqz</text:p>
          </table:table-cell>
          <table:table-cell table:style-name="ce3" table:number-columns-repeated="2"/>
          <table:table-cell table:style-name="ce3" office:value-type="string" calcext:value-type="string">
            <text:p>Nama Nals Margreid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6500" calcext:value-type="float">
            <text:p>1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n5er9gtdtb68r5bf2q</text:p>
          </table:table-cell>
          <table:table-cell table:style-name="ce3" table:number-columns-repeated="2"/>
          <table:table-cell table:style-name="ce3" office:value-type="string" calcext:value-type="string">
            <text:p>Terlaner Grande Cuveé Kellerei Terl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1800" calcext:value-type="float">
            <text:p>21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3zkhjgbxggttm3vppj</text:p>
          </table:table-cell>
          <table:table-cell table:style-name="ce3" table:number-columns-repeated="2"/>
          <table:table-cell table:style-name="ce3" office:value-type="string" calcext:value-type="string">
            <text:p>Pinot Grigio Liv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tge3knwr0g1an40j1538t</text:p>
          </table:table-cell>
          <table:table-cell table:style-name="ce3" table:number-columns-repeated="2"/>
          <table:table-cell table:style-name="ce3" office:value-type="string" calcext:value-type="string">
            <text:p>Ribolla Gialla Roncalto Liv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550" calcext:value-type="float">
            <text:p>4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Sauvignon Vie di Romans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650" calcext:value-type="float">
            <text:p>5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759hnwy5f7ghvmd49pq</text:p>
          </table:table-cell>
          <table:table-cell table:style-name="ce3" table:number-columns-repeated="2"/>
          <table:table-cell table:style-name="ce3" office:value-type="string" calcext:value-type="string">
            <text:p>Verdicchio Franz ‘’Superiore’’ Tenuta di Fr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348s7ywj3zfqbtkz4</text:p>
          </table:table-cell>
          <table:table-cell table:style-name="ce3" table:number-columns-repeated="2"/>
          <table:table-cell table:style-name="ce3" office:value-type="string" calcext:value-type="string">
            <text:p>Chardonnay Pomino Benef. Ris. Frescobald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348s7ywj3zfqbtkz4</text:p>
          </table:table-cell>
          <table:table-cell table:style-name="ce3" table:number-columns-repeated="2"/>
          <table:table-cell table:style-name="ce3" office:value-type="string" calcext:value-type="string">
            <text:p>Chardonnay Pomino Benef. Ris. Frescobald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800" calcext:value-type="float">
            <text:p>12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800" calcext:value-type="float">
            <text:p>14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4200" calcext:value-type="float">
            <text:p>14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g9hzyrx660tfc373</text:p>
          </table:table-cell>
          <table:table-cell table:style-name="ce3" table:number-columns-repeated="2"/>
          <table:table-cell table:style-name="ce3" office:value-type="string" calcext:value-type="string">
            <text:p>Chardonnay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5800" calcext:value-type="float">
            <text:p>15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1bnrtf6pcg31a7hnm09</text:p>
          </table:table-cell>
          <table:table-cell table:style-name="ce3" table:number-columns-repeated="2"/>
          <table:table-cell table:style-name="ce3" office:value-type="string" calcext:value-type="string">
            <text:p>Sancerre Sauvignon Francois Mille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900" calcext:value-type="float">
            <text:p>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v8j40jwmbfvc3bmybp5jp</text:p>
          </table:table-cell>
          <table:table-cell table:style-name="ce3" table:number-columns-repeated="2"/>
          <table:table-cell table:style-name="ce3" office:value-type="string" calcext:value-type="string">
            <text:p>Anjou Chauvigne Chenin Blanc Richou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1m0q74twm68ey3xhjed</text:p>
          </table:table-cell>
          <table:table-cell table:style-name="ce3" table:number-columns-repeated="2"/>
          <table:table-cell table:style-name="ce3" office:value-type="string" calcext:value-type="string">
            <text:p>Chablis Chardonnay Domaine Fevr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4pmmh223vcj9fxgxxx4tscx</text:p>
          </table:table-cell>
          <table:table-cell table:style-name="ce3" table:number-columns-repeated="2"/>
          <table:table-cell table:style-name="ce3" office:value-type="string" calcext:value-type="string">
            <text:p>Chardonnay Jacques Prieu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400" calcext:value-type="float">
            <text:p>10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cwsykdcq8r56sh8d4mtdjwn</text:p>
          </table:table-cell>
          <table:table-cell table:style-name="ce3" table:number-columns-repeated="2"/>
          <table:table-cell table:style-name="ce3" office:value-type="string" calcext:value-type="string">
            <text:p>Meursault Dom. Andre Goich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4500" calcext:value-type="float">
            <text:p>14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sxnagk06sm9h2jnj67zzw</text:p>
          </table:table-cell>
          <table:table-cell table:style-name="ce3" table:number-columns-repeated="2"/>
          <table:table-cell table:style-name="ce3" office:value-type="string" calcext:value-type="string">
            <text:p>Chassagne Montrachet Andre Goich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5900" calcext:value-type="float">
            <text:p>1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sxnrb5e510fmr1wveeb2r</text:p>
          </table:table-cell>
          <table:table-cell table:style-name="ce3" table:number-columns-repeated="2"/>
          <table:table-cell table:style-name="ce3" office:value-type="string" calcext:value-type="string">
            <text:p>Cote du Rhone Blanc Dom. de la Solitud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wb7rm8gerc5vggfj39</text:p>
          </table:table-cell>
          <table:table-cell table:style-name="ce3" table:number-columns-repeated="2"/>
          <table:table-cell table:style-name="ce3" office:value-type="string" calcext:value-type="string">
            <text:p>Pacherenc Blanc Petit Courbu Chateau Montu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600" calcext:value-type="float">
            <text:p>9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Whitestone Rose Capelands Estate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4450" calcext:value-type="float">
            <text:p>4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Whitestone Rose Capelands Estate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4450" calcext:value-type="float">
            <text:p>4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r2pq1m0rycygknmvsb4afw</text:p>
          </table:table-cell>
          <table:table-cell table:style-name="ce3" table:number-columns-repeated="2"/>
          <table:table-cell table:style-name="ce3" office:value-type="string" calcext:value-type="string">
            <text:p>Vernatsch „La Maiena“ Kellerei Mer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550" calcext:value-type="float">
            <text:p>3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avwefp3cwr3srmd46xct6th</text:p>
          </table:table-cell>
          <table:table-cell table:style-name="ce3" table:number-columns-repeated="2"/>
          <table:table-cell table:style-name="ce3" office:value-type="string" calcext:value-type="string">
            <text:p>Lagrein Abtei Abtei Mu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n538gj86tet5g3ad2c</text:p>
          </table:table-cell>
          <table:table-cell table:style-name="ce3" table:number-columns-repeated="2"/>
          <table:table-cell table:style-name="ce3" office:value-type="string" calcext:value-type="string">
            <text:p>Lagrein Porphyr Kellerei Terl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100" calcext:value-type="float">
            <text:p>9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06m1faz9v04y34b7rc8</text:p>
          </table:table-cell>
          <table:table-cell table:style-name="ce3" table:number-columns-repeated="2"/>
          <table:table-cell table:style-name="ce3" office:value-type="string" calcext:value-type="string">
            <text:p>Lagrein Ris. Kristan Egger Rame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abernet Riserva Istrice Elena Walch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850" calcext:value-type="float">
            <text:p>4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4e1yqgxavtr8dypt8</text:p>
          </table:table-cell>
          <table:table-cell table:style-name="ce3" table:number-columns-repeated="2"/>
          <table:table-cell table:style-name="ce3" office:value-type="string" calcext:value-type="string">
            <text:p>Amistar Cabernet Franc Riserva Sölva &amp; Söh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n5rjvfyhgmam8ah2hetbjhc</text:p>
          </table:table-cell>
          <table:table-cell table:style-name="ce3" table:number-columns-repeated="2"/>
          <table:table-cell table:style-name="ce3" office:value-type="string" calcext:value-type="string">
            <text:p>Cabernet Sauvignon Ris. Staffes Kornell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awwczppb5sxb65f39ntdv1b</text:p>
          </table:table-cell>
          <table:table-cell table:style-name="ce3" table:number-columns-repeated="2"/>
          <table:table-cell table:style-name="ce3" office:value-type="string" calcext:value-type="string">
            <text:p>Cabernet Franc Nicolussi Leck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400" calcext:value-type="float">
            <text:p>6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w638eb90k611nk50j3dc5</text:p>
          </table:table-cell>
          <table:table-cell table:style-name="ce3" table:number-columns-repeated="2"/>
          <table:table-cell table:style-name="ce3" office:value-type="string" calcext:value-type="string">
            <text:p>Merlot Brenntal Kellerei Kurtatsch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hytmgxxmm4g274a5vjyd9p</text:p>
          </table:table-cell>
          <table:table-cell table:style-name="ce3" table:number-columns-repeated="2"/>
          <table:table-cell table:style-name="ce3" office:value-type="string" calcext:value-type="string">
            <text:p>Merlot Nussleiten Castel Salegg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700" calcext:value-type="float">
            <text:p>6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8vhhn1brkpy620a1fyk</text:p>
          </table:table-cell>
          <table:table-cell table:style-name="ce3" table:number-columns-repeated="2"/>
          <table:table-cell table:style-name="ce3" office:value-type="string" calcext:value-type="string">
            <text:p>Blauburgunder Plone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4100" calcext:value-type="float">
            <text:p>4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nmd61hkk9sxtdtzj7</text:p>
          </table:table-cell>
          <table:table-cell table:style-name="ce3" table:number-columns-repeated="2"/>
          <table:table-cell table:style-name="ce3" office:value-type="string" calcext:value-type="string">
            <text:p>Blauburgunder Franz Haa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lauburgunder Ris. Ludwig Elena Walch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700" calcext:value-type="float">
            <text:p>6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r2pppgc47mpb8gy2x3t4zx</text:p>
          </table:table-cell>
          <table:table-cell table:style-name="ce3" table:number-columns-repeated="2"/>
          <table:table-cell table:style-name="ce3" office:value-type="string" calcext:value-type="string">
            <text:p>Blauburgunder Marinushof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150" calcext:value-type="float">
            <text:p>5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1c5nxx59wbtgq5ejaxd</text:p>
          </table:table-cell>
          <table:table-cell table:style-name="ce3" table:number-columns-repeated="2"/>
          <table:table-cell table:style-name="ce3" office:value-type="string" calcext:value-type="string">
            <text:p>Blauburgunder Schweizer Franz Haa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mwhbcdak4ythj1qxp6</text:p>
          </table:table-cell>
          <table:table-cell table:style-name="ce3" table:number-columns-repeated="2"/>
          <table:table-cell table:style-name="ce3" office:value-type="string" calcext:value-type="string">
            <text:p>Blauburgunder Ris. St. Valentin St. Michael Epp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550" calcext:value-type="float">
            <text:p>6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pdx8zxvp8warz9fkk7</text:p>
          </table:table-cell>
          <table:table-cell table:style-name="ce3" table:number-columns-repeated="2"/>
          <table:table-cell table:style-name="ce3" office:value-type="string" calcext:value-type="string">
            <text:p>Blauburgunder Jura Nals - Margreid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250" calcext:value-type="float">
            <text:p>5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6t5np8f26f90j03xcv6jxpd</text:p>
          </table:table-cell>
          <table:table-cell table:style-name="ce3" table:number-columns-repeated="2"/>
          <table:table-cell table:style-name="ce3" office:value-type="string" calcext:value-type="string">
            <text:p>Blauburgunder Luma Rome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8vhqt4wdwg8jz9sj34q</text:p>
          </table:table-cell>
          <table:table-cell table:style-name="ce3" table:number-columns-repeated="2"/>
          <table:table-cell table:style-name="ce3" office:value-type="string" calcext:value-type="string">
            <text:p>Blauburgunder Ris. Exclusiv Ploner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lauburgunder Ris. Exclusiv LIM Ploner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lauburgunder Ris. Exclusiv LIM Ploner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n5scs5qg8h77qnc1rs</text:p>
          </table:table-cell>
          <table:table-cell table:style-name="ce3" table:number-columns-repeated="2"/>
          <table:table-cell table:style-name="ce3" office:value-type="string" calcext:value-type="string">
            <text:p>Blauburgunder The Wine Collection St. Michael Eppa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6900" calcext:value-type="float">
            <text:p>1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6rbg23ev9fdyw7ar0</text:p>
          </table:table-cell>
          <table:table-cell table:style-name="ce3" table:number-columns-repeated="2"/>
          <table:table-cell table:style-name="ce3" office:value-type="string" calcext:value-type="string">
            <text:p>Blauburgunder Aton Elena Walch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7500" calcext:value-type="float">
            <text:p>17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f6kjnpsqvmgxtt70zpvp</text:p>
          </table:table-cell>
          <table:table-cell table:style-name="ce3" table:number-columns-repeated="2"/>
          <table:table-cell table:style-name="ce3" office:value-type="string" calcext:value-type="string">
            <text:p>Blauburgunder Lehmont Riserva St. Paul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s95fpa5erqv0hpnzagyj370</text:p>
          </table:table-cell>
          <table:table-cell table:style-name="ce3" table:number-columns-repeated="2"/>
          <table:table-cell table:style-name="ce3" office:value-type="string" calcext:value-type="string">
            <text:p>Il Conte Manincor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950" calcext:value-type="float">
            <text:p>4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4696kz0ytbwtarqyc</text:p>
          </table:table-cell>
          <table:table-cell table:style-name="ce3" table:number-columns-repeated="2"/>
          <table:table-cell table:style-name="ce3" office:value-type="string" calcext:value-type="string">
            <text:p>Amistar Rot Sölva &amp; Söh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4696kz0ytbwtarqyc</text:p>
          </table:table-cell>
          <table:table-cell table:style-name="ce3" table:number-columns-repeated="2"/>
          <table:table-cell table:style-name="ce3" office:value-type="string" calcext:value-type="string">
            <text:p>Amistar Rot Sölva &amp; Söh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exv8k3174b32dsg556zn</text:p>
          </table:table-cell>
          <table:table-cell table:style-name="ce3" table:number-columns-repeated="2"/>
          <table:table-cell table:style-name="ce3" office:value-type="string" calcext:value-type="string">
            <text:p>Baccará Merlot | Cabernet Franc Weingut Eichenstei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150" calcext:value-type="float">
            <text:p>5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3z7g5mxasxs6hrg5w6</text:p>
          </table:table-cell>
          <table:table-cell table:style-name="ce3" table:number-columns-repeated="2"/>
          <table:table-cell table:style-name="ce3" office:value-type="string" calcext:value-type="string">
            <text:p>Tiareblu Merlot | Cabernet Sauvignon Liv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50" calcext:value-type="float">
            <text:p>4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fy8rrj08mea7qdgfdq</text:p>
          </table:table-cell>
          <table:table-cell table:style-name="ce3" table:number-columns-repeated="2"/>
          <table:table-cell table:style-name="ce3" office:value-type="string" calcext:value-type="string">
            <text:p>Teroldego Luigi Dorigat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Ripasso della Valpolicella Tommasi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Ripasso della Valpolicella Tommasi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j7q8syr0kt2649rkmpgt6x</text:p>
          </table:table-cell>
          <table:table-cell table:style-name="ce3" table:number-columns-repeated="2"/>
          <table:table-cell table:style-name="ce3" office:value-type="string" calcext:value-type="string">
            <text:p>Valpolicella Superiore De Buris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900" calcext:value-type="float">
            <text:p>8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a34h23fs9v85bm5gda</text:p>
          </table:table-cell>
          <table:table-cell table:style-name="ce3" table:number-columns-repeated="2"/>
          <table:table-cell table:style-name="ce3" office:value-type="string" calcext:value-type="string">
            <text:p>Amarone Corvina | Rondinella | Molinara Allegrin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550" calcext:value-type="float">
            <text:p>11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32pawps1sxza35hptt</text:p>
          </table:table-cell>
          <table:table-cell table:style-name="ce3" table:number-columns-repeated="2"/>
          <table:table-cell table:style-name="ce3" office:value-type="string" calcext:value-type="string">
            <text:p>Amarone della Valpolicella Romano dal Forn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47500" calcext:value-type="float">
            <text:p>47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32pawps1sxza35hptt</text:p>
          </table:table-cell>
          <table:table-cell table:style-name="ce3" table:number-columns-repeated="2"/>
          <table:table-cell table:style-name="ce3" office:value-type="string" calcext:value-type="string">
            <text:p>Amarone della Valpolicella Romano dal Forn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8500" calcext:value-type="float">
            <text:p>48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32pawps1sxza35hptt</text:p>
          </table:table-cell>
          <table:table-cell table:style-name="ce3" table:number-columns-repeated="2"/>
          <table:table-cell table:style-name="ce3" office:value-type="string" calcext:value-type="string">
            <text:p>Amarone della Valpolicella Romano dal Forn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49500" calcext:value-type="float">
            <text:p>4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x9cwbkfx2k4s0ybdz</text:p>
          </table:table-cell>
          <table:table-cell table:style-name="ce3" table:number-columns-repeated="2"/>
          <table:table-cell table:style-name="ce3" office:value-type="string" calcext:value-type="string">
            <text:p>Amarone Campolongo di Torbe Mas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4900" calcext:value-type="float">
            <text:p>2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j86shm5rmpv5sfsytsv1fr</text:p>
          </table:table-cell>
          <table:table-cell table:style-name="ce3" table:number-columns-repeated="2"/>
          <table:table-cell table:style-name="ce3" office:value-type="string" calcext:value-type="string">
            <text:p>Marrubium Riserva del Bono Masseria le Fabrich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nd9jszj88g2f71jjgr</text:p>
          </table:table-cell>
          <table:table-cell table:style-name="ce3" table:number-columns-repeated="2"/>
          <table:table-cell table:style-name="ce3" office:value-type="string" calcext:value-type="string">
            <text:p>Bocca di Lupo Aglianico Tormaresca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300" calcext:value-type="float">
            <text:p>7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nd9jszj88g2f71jjgr</text:p>
          </table:table-cell>
          <table:table-cell table:style-name="ce3" table:number-columns-repeated="2"/>
          <table:table-cell table:style-name="ce3" office:value-type="string" calcext:value-type="string">
            <text:p>Bocca di Lupo Aglianico Tormaresca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7600" calcext:value-type="float">
            <text:p>7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gahf1kgnavyendhy09gb9aq</text:p>
          </table:table-cell>
          <table:table-cell table:style-name="ce3" table:number-columns-repeated="2"/>
          <table:table-cell table:style-name="ce3" office:value-type="string" calcext:value-type="string">
            <text:p>Cabernet Sauvignon Tasca d’Almerit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750" calcext:value-type="float">
            <text:p>5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961kz6ctkzwgcfhpv</text:p>
          </table:table-cell>
          <table:table-cell table:style-name="ce3" table:number-columns-repeated="2"/>
          <table:table-cell table:style-name="ce3" office:value-type="string" calcext:value-type="string">
            <text:p>Duca Enrico Duca di Salaparut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300" calcext:value-type="float">
            <text:p>9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ansella Nizza Riserva Barbera Prunotto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950" calcext:value-type="float">
            <text:p>5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40fyqcc0945rr0se7</text:p>
          </table:table-cell>
          <table:table-cell table:style-name="ce3" table:number-columns-repeated="2"/>
          <table:table-cell table:style-name="ce3" office:value-type="string" calcext:value-type="string">
            <text:p>Bricco dell’ Uccellone Barbera Braid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500" calcext:value-type="float">
            <text:p>10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9f0tvd1yaab8gagbxbps5</text:p>
          </table:table-cell>
          <table:table-cell table:style-name="ce3" table:number-columns-repeated="2"/>
          <table:table-cell table:style-name="ce3" office:value-type="string" calcext:value-type="string">
            <text:p>Montepulciano Don Giovanni Tenuta di Fra’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gf7avvfsc3tkcy1tj6</text:p>
          </table:table-cell>
          <table:table-cell table:style-name="ce3" table:number-columns-repeated="2"/>
          <table:table-cell table:style-name="ce3" office:value-type="string" calcext:value-type="string">
            <text:p>Sagrantino di Montefalco Lungarott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400" calcext:value-type="float">
            <text:p>6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gfy3sw8pv9qphe2wtb</text:p>
          </table:table-cell>
          <table:table-cell table:style-name="ce3" table:number-columns-repeated="2"/>
          <table:table-cell table:style-name="ce3" office:value-type="string" calcext:value-type="string">
            <text:p>Rubesco Rosso Riserva Lungarott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gfy3sw8pv9qphe2wtb</text:p>
          </table:table-cell>
          <table:table-cell table:style-name="ce3" table:number-columns-repeated="2"/>
          <table:table-cell table:style-name="ce3" office:value-type="string" calcext:value-type="string">
            <text:p>Rubesco Rosso Riserva Lungarott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84abqbpwkk9bpftw63</text:p>
          </table:table-cell>
          <table:table-cell table:style-name="ce3" table:number-columns-repeated="2"/>
          <table:table-cell table:style-name="ce3" office:value-type="string" calcext:value-type="string">
            <text:p>Chianti Classico Sangiovese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4650" calcext:value-type="float">
            <text:p>4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wmjc0wtjr9eygj1cy</text:p>
          </table:table-cell>
          <table:table-cell table:style-name="ce3" table:number-columns-repeated="2"/>
          <table:table-cell table:style-name="ce3" office:value-type="string" calcext:value-type="string">
            <text:p>Chianti Classico Gran Selezione Tenuta Tignanell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q2pfswhqqm8hetek0</text:p>
          </table:table-cell>
          <table:table-cell table:style-name="ce3" table:number-columns-repeated="2"/>
          <table:table-cell table:style-name="ce3" office:value-type="string" calcext:value-type="string">
            <text:p>Chianti Classico Riserva La Forra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84ft0tqj8h3xsnmppv</text:p>
          </table:table-cell>
          <table:table-cell table:style-name="ce3" table:number-columns-repeated="2"/>
          <table:table-cell table:style-name="ce3" office:value-type="string" calcext:value-type="string">
            <text:p>Chianti Classico Gran Selezione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850" calcext:value-type="float">
            <text:p>6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wss4ksj7tngxj6dk5</text:p>
          </table:table-cell>
          <table:table-cell table:style-name="ce3" table:number-columns-repeated="2"/>
          <table:table-cell table:style-name="ce3" office:value-type="string" calcext:value-type="string">
            <text:p>Brunello di Montalcino Antino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1dtdvbd9dbp8q6f3s</text:p>
          </table:table-cell>
          <table:table-cell table:style-name="ce3" table:number-columns-repeated="2"/>
          <table:table-cell table:style-name="ce3" office:value-type="string" calcext:value-type="string">
            <text:p>Brunello di Montalcino Banf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500" calcext:value-type="float">
            <text:p>8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ygmc83nked2r19hp8dz8kmx</text:p>
          </table:table-cell>
          <table:table-cell table:style-name="ce3" table:number-columns-repeated="2"/>
          <table:table-cell table:style-name="ce3" office:value-type="string" calcext:value-type="string">
            <text:p>Brunello di Montalcino Sangiovese CastelGiocond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f3cmcvpzedey4t6chjdjee</text:p>
          </table:table-cell>
          <table:table-cell table:style-name="ce3" table:number-columns-repeated="2"/>
          <table:table-cell table:style-name="ce3" office:value-type="string" calcext:value-type="string">
            <text:p>Brunello di Montalcino Riserva Frescobald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3400" calcext:value-type="float">
            <text:p>13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nryp62ey69ay7b9p5</text:p>
          </table:table-cell>
          <table:table-cell table:style-name="ce3" table:number-columns-repeated="2"/>
          <table:table-cell table:style-name="ce3" office:value-type="string" calcext:value-type="string">
            <text:p>Brunello di Montalcino Sangiovese La Magi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4900" calcext:value-type="float">
            <text:p>1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fhgf9wm5rs24q89xr1</text:p>
          </table:table-cell>
          <table:table-cell table:style-name="ce3" table:number-columns-repeated="2"/>
          <table:table-cell table:style-name="ce3" office:value-type="string" calcext:value-type="string">
            <text:p>Brunello di Montalcino Sangiovese Poggio Antic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7ywdr4wshwbamsj282</text:p>
          </table:table-cell>
          <table:table-cell table:style-name="ce3" table:number-columns-repeated="2"/>
          <table:table-cell table:style-name="ce3" office:value-type="string" calcext:value-type="string">
            <text:p>Brunello di Montalcino Riserva Col d’Orcia BI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0200" calcext:value-type="float">
            <text:p>10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6ajsehb43hs03rwa5</text:p>
          </table:table-cell>
          <table:table-cell table:style-name="ce3" table:number-columns-repeated="2"/>
          <table:table-cell table:style-name="ce3" office:value-type="string" calcext:value-type="string">
            <text:p>Cabreo il Borgo Tenute del Cabre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a25w7yszsp73k44jedp9z</text:p>
          </table:table-cell>
          <table:table-cell table:style-name="ce3" table:number-columns-repeated="2"/>
          <table:table-cell table:style-name="ce3" office:value-type="string" calcext:value-type="string">
            <text:p>Selvante Cabernet Franc T. Campo al Mar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pp8p767re0qdjjj1p6</text:p>
          </table:table-cell>
          <table:table-cell table:style-name="ce3" table:number-columns-repeated="2"/>
          <table:table-cell table:style-name="ce3" office:value-type="string" calcext:value-type="string">
            <text:p>Magari Gaj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00" calcext:value-type="float">
            <text:p>1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81fjk521hb34tnsb31</text:p>
          </table:table-cell>
          <table:table-cell table:style-name="ce3" table:number-columns-repeated="2"/>
          <table:table-cell table:style-name="ce3" office:value-type="string" calcext:value-type="string">
            <text:p>Palazzi Merlot Tenuta di Trino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2500" calcext:value-type="float">
            <text:p>32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60dmr2hrsxt1em3c</text:p>
          </table:table-cell>
          <table:table-cell table:style-name="ce3" table:number-columns-repeated="2"/>
          <table:table-cell table:style-name="ce3" office:value-type="string" calcext:value-type="string">
            <text:p>Contugo Merlot Antino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60dmr2hrsxt1em3c</text:p>
          </table:table-cell>
          <table:table-cell table:style-name="ce3" table:number-columns-repeated="2"/>
          <table:table-cell table:style-name="ce3" office:value-type="string" calcext:value-type="string">
            <text:p>Contugo Merlot Antinor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n2091v2jgm0sbhgjc7</text:p>
          </table:table-cell>
          <table:table-cell table:style-name="ce3" table:number-columns-repeated="2"/>
          <table:table-cell table:style-name="ce3" office:value-type="string" calcext:value-type="string">
            <text:p>La Maione Merlot Frescobaldi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9600" calcext:value-type="float">
            <text:p>9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Il Borro IGT Tenuta Ferragamo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3d7r1nat6d0mmwhhg</text:p>
          </table:table-cell>
          <table:table-cell table:style-name="ce3" table:number-columns-repeated="2"/>
          <table:table-cell table:style-name="ce3" office:value-type="string" calcext:value-type="string">
            <text:p>Solaia Tenuta Tignanell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8000" calcext:value-type="float">
            <text:p>38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ex2ytqg8pqdnbyg9wadw</text:p>
          </table:table-cell>
          <table:table-cell table:style-name="ce3" table:number-columns-repeated="2"/>
          <table:table-cell table:style-name="ce3" office:value-type="string" calcext:value-type="string">
            <text:p>Cabreo Nino Sangiovese Tenute del Cabre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1900" calcext:value-type="float">
            <text:p>11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wxb1ke92qa2sv7v67</text:p>
          </table:table-cell>
          <table:table-cell table:style-name="ce3" table:number-columns-repeated="2"/>
          <table:table-cell table:style-name="ce3" office:value-type="string" calcext:value-type="string">
            <text:p>Matarocchio Cabernet Franc Ten. Guado al Tass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43500" calcext:value-type="float">
            <text:p>4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3xgmcfy28znzacyk5</text:p>
          </table:table-cell>
          <table:table-cell table:style-name="ce3" table:number-columns-repeated="2"/>
          <table:table-cell table:style-name="ce3" office:value-type="string" calcext:value-type="string">
            <text:p>Cignale Cabernet Sauvignon | Merlot Cast. di Quercet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8300" calcext:value-type="float">
            <text:p>8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3xgmcfy28znzacyk5</text:p>
          </table:table-cell>
          <table:table-cell table:style-name="ce3" table:number-columns-repeated="2"/>
          <table:table-cell table:style-name="ce3" office:value-type="string" calcext:value-type="string">
            <text:p>Cignale Cabernet Sauvignon | Merlot Cast. di Quercet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8300" calcext:value-type="float">
            <text:p>8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56498vkmr6mbb8m9b</text:p>
          </table:table-cell>
          <table:table-cell table:style-name="ce3" table:number-columns-repeated="2"/>
          <table:table-cell table:style-name="ce3" office:value-type="string" calcext:value-type="string">
            <text:p>La Corte Sangiovese Cast. di Quercet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56498vkmr6mbb8m9b</text:p>
          </table:table-cell>
          <table:table-cell table:style-name="ce3" table:number-columns-repeated="2"/>
          <table:table-cell table:style-name="ce3" office:value-type="string" calcext:value-type="string">
            <text:p>La Corte Sangiovese Cast. di Quercet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900" calcext:value-type="float">
            <text:p>7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j5rdyrapj38fe64kkf</text:p>
          </table:table-cell>
          <table:table-cell table:style-name="ce3" table:number-columns-repeated="2"/>
          <table:table-cell table:style-name="ce3" office:value-type="string" calcext:value-type="string">
            <text:p>Ornello Di Frasinello Rocca di Frasinell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j7b891fq7tmzpxc6x6</text:p>
          </table:table-cell>
          <table:table-cell table:style-name="ce3" table:number-columns-repeated="2"/>
          <table:table-cell table:style-name="ce3" office:value-type="string" calcext:value-type="string">
            <text:p>Rocca di Frasinello Rocca di Frasinell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8500" calcext:value-type="float">
            <text:p>8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fv4gwtds4hbaabqffvmwyyp</text:p>
          </table:table-cell>
          <table:table-cell table:style-name="ce3" table:number-columns-repeated="2"/>
          <table:table-cell table:style-name="ce3" office:value-type="string" calcext:value-type="string">
            <text:p>Masseto Merlot Tenuta d. Ornellai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39900" calcext:value-type="float">
            <text:p>13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fv4gwtds4hbaabqffvmwyyp</text:p>
          </table:table-cell>
          <table:table-cell table:style-name="ce3" table:number-columns-repeated="2"/>
          <table:table-cell table:style-name="ce3" office:value-type="string" calcext:value-type="string">
            <text:p>Masseto Merlot Tenuta d. Ornellai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40500" calcext:value-type="float">
            <text:p>140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fv4gwtds4hbaabqffvmwyyp</text:p>
          </table:table-cell>
          <table:table-cell table:style-name="ce3" table:number-columns-repeated="2"/>
          <table:table-cell table:style-name="ce3" office:value-type="string" calcext:value-type="string">
            <text:p>Masseto Merlot Tenuta d. Ornellaia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25000" calcext:value-type="float">
            <text:p>125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3a52xqrepkrchv7c</text:p>
          </table:table-cell>
          <table:table-cell table:style-name="ce3" table:number-columns-repeated="2"/>
          <table:table-cell table:style-name="ce3" office:value-type="string" calcext:value-type="string">
            <text:p>50 &amp; 50 Sangiovese I Merlot Avignonesi &amp; Cap.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3a52xqrepkrchv7c</text:p>
          </table:table-cell>
          <table:table-cell table:style-name="ce3" table:number-columns-repeated="2"/>
          <table:table-cell table:style-name="ce3" office:value-type="string" calcext:value-type="string">
            <text:p>50 &amp; 50 Sangiovese I Merlot Avignonesi &amp; Cap.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800" calcext:value-type="float">
            <text:p>14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aebda24r0m8rqwsb1e0ms</text:p>
          </table:table-cell>
          <table:table-cell table:style-name="ce3" table:number-columns-repeated="2"/>
          <table:table-cell table:style-name="ce3" office:value-type="string" calcext:value-type="string">
            <text:p>Il Pareto Collezione Annate Storiche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0550" calcext:value-type="float">
            <text:p>10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aebda24r0m8rqwsb1e0ms</text:p>
          </table:table-cell>
          <table:table-cell table:style-name="ce3" table:number-columns-repeated="2"/>
          <table:table-cell table:style-name="ce3" office:value-type="string" calcext:value-type="string">
            <text:p>Il Pareto Collezione Annate Storiche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2550" calcext:value-type="float">
            <text:p>12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aebda24r0m8rqwsb1e0ms</text:p>
          </table:table-cell>
          <table:table-cell table:style-name="ce3" table:number-columns-repeated="2"/>
          <table:table-cell table:style-name="ce3" office:value-type="string" calcext:value-type="string">
            <text:p>Il Pareto Collezione Annate Storiche Tenuta di Nozzo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3550" calcext:value-type="float">
            <text:p>13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z3t0bvez32dtgmbb</text:p>
          </table:table-cell>
          <table:table-cell table:style-name="ce3" table:number-columns-repeated="2"/>
          <table:table-cell table:style-name="ce3" office:value-type="string" calcext:value-type="string">
            <text:p>Le Pergole Torte Monteverti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9000" calcext:value-type="float">
            <text:p>29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z3t0bvez32dtgmbb</text:p>
          </table:table-cell>
          <table:table-cell table:style-name="ce3" table:number-columns-repeated="2"/>
          <table:table-cell table:style-name="ce3" office:value-type="string" calcext:value-type="string">
            <text:p>Le Pergole Torte Monteverti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0200" calcext:value-type="float">
            <text:p>30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z3t0bvez32dtgmbb</text:p>
          </table:table-cell>
          <table:table-cell table:style-name="ce3" table:number-columns-repeated="2"/>
          <table:table-cell table:style-name="ce3" office:value-type="string" calcext:value-type="string">
            <text:p>Le Pergole Torte Monteverti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9800" calcext:value-type="float">
            <text:p>29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0pnm9dpv0ffah5mhf</text:p>
          </table:table-cell>
          <table:table-cell table:style-name="ce3" table:number-columns-repeated="2"/>
          <table:table-cell table:style-name="ce3" office:value-type="string" calcext:value-type="string">
            <text:p>Tinata Monteverro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00" calcext:value-type="float">
            <text:p>14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R1 Redstone Grand Reserve Capelands Estate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9900" calcext:value-type="float">
            <text:p>1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R1 Malbec Special Reserve Capelands Estate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200" calcext:value-type="float">
            <text:p>9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wrsrbfv3gxhagb0dtm</text:p>
          </table:table-cell>
          <table:table-cell table:style-name="ce3" table:number-columns-repeated="2"/>
          <table:table-cell table:style-name="ce3" office:value-type="string" calcext:value-type="string">
            <text:p>Gevrey Chambertin Les Platieres Domaine Guy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700" calcext:value-type="float">
            <text:p>16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10k5frc79rcyc7g3y</text:p>
          </table:table-cell>
          <table:table-cell table:style-name="ce3" table:number-columns-repeated="2"/>
          <table:table-cell table:style-name="ce3" office:value-type="string" calcext:value-type="string">
            <text:p>Chateau Lynch Bages Cabernet S. | Merlot | Cabernet F. | Petit Verd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1500" calcext:value-type="float">
            <text:p>3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27gwrkwcwag045x9</text:p>
          </table:table-cell>
          <table:table-cell table:style-name="ce3" table:number-columns-repeated="2"/>
          <table:table-cell table:style-name="ce3" office:value-type="string" calcext:value-type="string">
            <text:p>Comtesse de Lalande Pichon Longuevil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37500" calcext:value-type="float">
            <text:p>37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27gwrkwcwag045x9</text:p>
          </table:table-cell>
          <table:table-cell table:style-name="ce3" table:number-columns-repeated="2"/>
          <table:table-cell table:style-name="ce3" office:value-type="string" calcext:value-type="string">
            <text:p>Comtesse de Lalande Pichon Longuevill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9500" calcext:value-type="float">
            <text:p>3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arvcmjyq94z978wk8yvwne9</text:p>
          </table:table-cell>
          <table:table-cell table:style-name="ce3" table:number-columns-repeated="2"/>
          <table:table-cell table:style-name="ce3" office:value-type="string" calcext:value-type="string">
            <text:p>Chateau Mauvesin Barton Cabernet F. | Cabernet S. | Merl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âteau Poujeaux Cabernet Sauvignon |Merlot | Cabernet Franc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8500" calcext:value-type="float">
            <text:p>18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7gjbner67z8ym3ab</text:p>
          </table:table-cell>
          <table:table-cell table:style-name="ce3" table:number-columns-repeated="2"/>
          <table:table-cell table:style-name="ce3" office:value-type="string" calcext:value-type="string">
            <text:p>Chateau Ducru Beaucaillou Cabernet S. | Merlot | Cabernet F. | PV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2500" calcext:value-type="float">
            <text:p>42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csx5g2jp8821jbztkq</text:p>
          </table:table-cell>
          <table:table-cell table:style-name="ce3" table:number-columns-repeated="2"/>
          <table:table-cell table:style-name="ce3" office:value-type="string" calcext:value-type="string">
            <text:p>Chateau Pontac Lynch Cabernet S. | Cabernet F. | Merlot | Petit Verd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900" calcext:value-type="float">
            <text:p>8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a340mq7ng7q5w8wmj1</text:p>
          </table:table-cell>
          <table:table-cell table:style-name="ce3" table:number-columns-repeated="2"/>
          <table:table-cell table:style-name="ce3" office:value-type="string" calcext:value-type="string">
            <text:p>Chateau du Tertre Cabernet S. | Merlot | Cabernet F. | Petit Verd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600" calcext:value-type="float">
            <text:p>10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âteau Labegorce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9100" calcext:value-type="float">
            <text:p>9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sa91z083za2w3db882g</text:p>
          </table:table-cell>
          <table:table-cell table:style-name="ce3" table:number-columns-repeated="2"/>
          <table:table-cell table:style-name="ce3" office:value-type="string" calcext:value-type="string">
            <text:p>Chateau Croix Mouton Cabernet Sauvignon | Merlot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ateau Sociando Mallet Merlot | Cabernet Sauvignon | Cabernet F.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9800" calcext:value-type="float">
            <text:p>9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7c98g2tndcgvn2dzs</text:p>
          </table:table-cell>
          <table:table-cell table:style-name="ce3" table:number-columns-repeated="2"/>
          <table:table-cell table:style-name="ce3" office:value-type="string" calcext:value-type="string">
            <text:p>Chateau Ampelia Merlot | Cabernet Franc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ngdt1a3sqsn3w3yexx</text:p>
          </table:table-cell>
          <table:table-cell table:style-name="ce3" table:number-columns-repeated="2"/>
          <table:table-cell table:style-name="ce3" office:value-type="string" calcext:value-type="string">
            <text:p>Chateau Puygueraud Merlot | Cabernet Sauvignon | Malbec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700" calcext:value-type="float">
            <text:p>5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j3vg6pqbg1dpme42f</text:p>
          </table:table-cell>
          <table:table-cell table:style-name="ce3" table:number-columns-repeated="2"/>
          <table:table-cell table:style-name="ce3" office:value-type="string" calcext:value-type="string">
            <text:p>Château La Lagun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8900" calcext:value-type="float">
            <text:p>8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235bckbf5gb3gv4t1</text:p>
          </table:table-cell>
          <table:table-cell table:style-name="ce3" table:number-columns-repeated="2"/>
          <table:table-cell table:style-name="ce3" office:value-type="string" calcext:value-type="string">
            <text:p>Chateau Cermes Haut Brion Cabernet F. | Merlot | Cabernet S.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8500" calcext:value-type="float">
            <text:p>38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nt2fyvhxdcpdmzf0mp</text:p>
          </table:table-cell>
          <table:table-cell table:style-name="ce3" table:number-columns-repeated="2"/>
          <table:table-cell table:style-name="ce3" office:value-type="string" calcext:value-type="string">
            <text:p>Chateau Daugay Merlot | Cabernet Franc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5800" calcext:value-type="float">
            <text:p>25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3vpzegdrwyfnhpcea</text:p>
          </table:table-cell>
          <table:table-cell table:style-name="ce3" table:number-columns-repeated="2"/>
          <table:table-cell table:style-name="ce3" office:value-type="string" calcext:value-type="string">
            <text:p>Chateau Angelus Merlot | Cabernet Franc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3700" calcext:value-type="float">
            <text:p>83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nq5nr9b5q4emyx3rjn</text:p>
          </table:table-cell>
          <table:table-cell table:style-name="ce3" table:number-columns-repeated="2"/>
          <table:table-cell table:style-name="ce3" office:value-type="string" calcext:value-type="string">
            <text:p>Chateau Pavie Macquin Merlot | Cabernet Franc | Cabernet Sauvignon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ateau Vieux Merlot | Cabernet Franc Chateau Certain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45600" calcext:value-type="float">
            <text:p>45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ateau Vieux Merlot | Cabernet Franc Chateau Certain</text:p>
          </table:table-cell>
          <table:table-cell table:style-name="ce6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49500" calcext:value-type="float">
            <text:p>4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58669smnz4g8b1fmv</text:p>
          </table:table-cell>
          <table:table-cell table:style-name="ce3" table:number-columns-repeated="2"/>
          <table:table-cell table:style-name="ce3" office:value-type="string" calcext:value-type="string">
            <text:p>Chateau L'Evangile Merlot | Cabernet Franc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24600" calcext:value-type="float">
            <text:p>24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mzkb6q134cfz8sa65</text:p>
          </table:table-cell>
          <table:table-cell table:style-name="ce3" table:number-columns-repeated="2"/>
          <table:table-cell table:style-name="ce3" office:value-type="string" calcext:value-type="string">
            <text:p>Château La Croix de Gay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8700" calcext:value-type="float">
            <text:p>8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nq71ft49eph82x4n8</text:p>
          </table:table-cell>
          <table:table-cell table:style-name="ce3" table:number-columns-repeated="2"/>
          <table:table-cell table:style-name="ce3" office:value-type="string" calcext:value-type="string">
            <text:p>Cote du Rhone Dom. de la Solitud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2hv7phs4w46mnjtrdw3</text:p>
          </table:table-cell>
          <table:table-cell table:style-name="ce3" table:number-columns-repeated="2"/>
          <table:table-cell table:style-name="ce3" office:value-type="string" calcext:value-type="string">
            <text:p>Chateauneuf du Pape Dom. de la Solitude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n59np0cz4842jxkmp5</text:p>
          </table:table-cell>
          <table:table-cell table:style-name="ce3" table:number-columns-repeated="2"/>
          <table:table-cell table:style-name="ce3" office:value-type="string" calcext:value-type="string">
            <text:p>Nova Domus Kellerei Terlan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5400" calcext:value-type="float">
            <text:p>15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8vhws9pbek51kw1ferp</text:p>
          </table:table-cell>
          <table:table-cell table:style-name="ce3" table:number-columns-repeated="2"/>
          <table:table-cell table:style-name="ce3" office:value-type="string" calcext:value-type="string">
            <text:p>Sauvignon Exclusiv Ploner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7500" calcext:value-type="float">
            <text:p>17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7gf3nsnzy6tbmskh6</text:p>
          </table:table-cell>
          <table:table-cell table:style-name="ce3" table:number-columns-repeated="2"/>
          <table:table-cell table:style-name="ce3" office:value-type="string" calcext:value-type="string">
            <text:p>Sauvignon Tannenberg Manincor BI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600" calcext:value-type="float">
            <text:p>12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7gf3nsnzy6tbmskh6</text:p>
          </table:table-cell>
          <table:table-cell table:style-name="ce3" table:number-columns-repeated="2"/>
          <table:table-cell table:style-name="ce3" office:value-type="string" calcext:value-type="string">
            <text:p>Sauvignon Tannenberg Manincor BI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2600" calcext:value-type="float">
            <text:p>12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1nfvv3qacxd3zwntsc2</text:p>
          </table:table-cell>
          <table:table-cell table:style-name="ce3" table:number-columns-repeated="2"/>
          <table:table-cell table:style-name="ce3" office:value-type="string" calcext:value-type="string">
            <text:p>Castelli di Jesi Verdicchio Tenuta di Fr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sq471756aea4e8gh845qmq</text:p>
          </table:table-cell>
          <table:table-cell table:style-name="ce3" table:number-columns-repeated="2"/>
          <table:table-cell table:style-name="ce3" office:value-type="string" calcext:value-type="string">
            <text:p>Castelli di Jesi Verdicchio Tenuta di Fr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xnws12g02ejbqy3te</text:p>
          </table:table-cell>
          <table:table-cell table:style-name="ce3" table:number-columns-repeated="2"/>
          <table:table-cell table:style-name="ce3" office:value-type="string" calcext:value-type="string">
            <text:p>Amarone della Valpolicella Masi</text:p>
          </table:table-cell>
          <table:table-cell table:style-name="ce3" table:number-columns-repeated="2"/>
          <table:table-cell table:style-name="ce3" office:value-type="string" calcext:value-type="string">
            <text:p>HALF_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900" calcext:value-type="float">
            <text:p>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6ajsehb43hs03rwa5</text:p>
          </table:table-cell>
          <table:table-cell table:style-name="ce3" table:number-columns-repeated="2"/>
          <table:table-cell table:style-name="ce3" office:value-type="string" calcext:value-type="string">
            <text:p>Cabreo Il Borgo Tenute del Cabreo</text:p>
          </table:table-cell>
          <table:table-cell table:style-name="ce3" table:number-columns-repeated="2"/>
          <table:table-cell table:style-name="ce3" office:value-type="string" calcext:value-type="string">
            <text:p>HALF_BOTTLE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Lagrein Riserva Steinraffler Josef Hofstätter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800" calcext:value-type="float">
            <text:p>12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Lagrein Cornell Schreckbichl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9900" calcext:value-type="float">
            <text:p>1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49wacyrawse1x8k01b</text:p>
          </table:table-cell>
          <table:table-cell table:style-name="ce3" table:number-columns-repeated="2"/>
          <table:table-cell table:style-name="ce3" office:value-type="string" calcext:value-type="string">
            <text:p>Lagrein Riserva Sigis Mundus Schreckbichl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49wacyrawse1x8k01b</text:p>
          </table:table-cell>
          <table:table-cell table:style-name="ce3" table:number-columns-repeated="2"/>
          <table:table-cell table:style-name="ce3" office:value-type="string" calcext:value-type="string">
            <text:p>Lagrein Riserva Sigis Mundus Schreckbichl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49wacyrawse1x8k01b</text:p>
          </table:table-cell>
          <table:table-cell table:style-name="ce3" table:number-columns-repeated="2"/>
          <table:table-cell table:style-name="ce3" office:value-type="string" calcext:value-type="string">
            <text:p>Lagrein Riserva Sigis Mundus Schreckbichl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6500" calcext:value-type="float">
            <text:p>1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Blauburgunder Jura Nals Margreid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500" calcext:value-type="float">
            <text:p>10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knmd61hkk9sxtdtzj7</text:p>
          </table:table-cell>
          <table:table-cell table:style-name="ce3" table:number-columns-repeated="2"/>
          <table:table-cell table:style-name="ce3" office:value-type="string" calcext:value-type="string">
            <text:p>Blauburgunder Franz Haas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Merlot Siebeneich Kellerei Bozen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3800" calcext:value-type="float">
            <text:p>1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Merlot Siebeneich Kellerei Bozen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abernet Riserva Istrice Elena Walch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0350" calcext:value-type="float">
            <text:p>10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5" office:value-type="string" calcext:value-type="string">
            <text:p>Cabernet Mumelter Kellerei Bozen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0" calcext:value-type="float">
            <text:p>13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23p3eree0br6vsd6d14</text:p>
          </table:table-cell>
          <table:table-cell table:style-name="ce3" table:number-columns-repeated="2"/>
          <table:table-cell table:style-name="ce3" office:value-type="string" calcext:value-type="string">
            <text:p>Cabernet Riserva One by One Kellerei Kaltern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44s6et0twfmk98mqw</text:p>
          </table:table-cell>
          <table:table-cell table:style-name="ce3" table:number-columns-repeated="2"/>
          <table:table-cell table:style-name="ce3" office:value-type="string" calcext:value-type="string">
            <text:p>Amistar Rot Sölva &amp; Söhn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4200" calcext:value-type="float">
            <text:p>14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h44s6et0twfmk98mqw</text:p>
          </table:table-cell>
          <table:table-cell table:style-name="ce3" table:number-columns-repeated="2"/>
          <table:table-cell table:style-name="ce3" office:value-type="string" calcext:value-type="string">
            <text:p>Amistar Rot Sölva &amp; Söhne</text:p>
          </table:table-cell>
          <table:table-cell table:style-name="ce3" table:number-columns-repeated="2"/>
          <table:table-cell table:style-name="ce3" office:value-type="string" calcext:value-type="string">
            <text:p>JEROBOAM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9300" calcext:value-type="float">
            <text:p>29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rrbb90mxn5vp9a149n3kg0w</text:p>
          </table:table-cell>
          <table:table-cell table:style-name="ce3" table:number-columns-repeated="2"/>
          <table:table-cell table:style-name="ce3" office:value-type="string" calcext:value-type="string">
            <text:p>Amistar Edizione Riserva Sölva &amp; Söhn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5200" calcext:value-type="float">
            <text:p>25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kh6shptadh6cg467kh</text:p>
          </table:table-cell>
          <table:table-cell table:style-name="ce3" table:number-columns-repeated="2"/>
          <table:table-cell table:style-name="ce3" office:value-type="string" calcext:value-type="string">
            <text:p>13/14/19 Soma Merlot | Cabernet Kellerei Kurtatsch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0" calcext:value-type="float">
            <text:p>11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tp60c326hher4grh6ss</text:p>
          </table:table-cell>
          <table:table-cell table:style-name="ce3" table:number-columns-repeated="2"/>
          <table:table-cell table:style-name="ce3" office:value-type="string" calcext:value-type="string">
            <text:p>Merlot – Lagrein Kellerei Meran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800" calcext:value-type="float">
            <text:p>9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exv8k3174b32dsg556zn</text:p>
          </table:table-cell>
          <table:table-cell table:style-name="ce3" table:number-columns-repeated="2"/>
          <table:table-cell table:style-name="ce3" office:value-type="string" calcext:value-type="string">
            <text:p>Baccara Merlot | Cabernet Weingut Eichenstein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0800" calcext:value-type="float">
            <text:p>10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tp60c326hher4grh6ss</text:p>
          </table:table-cell>
          <table:table-cell table:style-name="ce3" table:number-columns-repeated="2"/>
          <table:table-cell table:style-name="ce3" office:value-type="string" calcext:value-type="string">
            <text:p>Merlot – Lagrein Kellerei Meran</text:p>
          </table:table-cell>
          <table:table-cell table:style-name="ce3" table:number-columns-repeated="2"/>
          <table:table-cell table:style-name="ce3" office:value-type="string" calcext:value-type="string">
            <text:p>JEROBOAM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6ajsehb43hs03rwa5</text:p>
          </table:table-cell>
          <table:table-cell table:style-name="ce3" table:number-columns-repeated="2"/>
          <table:table-cell table:style-name="ce3" office:value-type="string" calcext:value-type="string">
            <text:p>Cabreo il Borgo Tenute del Cabre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00" calcext:value-type="float">
            <text:p>1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6ajsehb43hs03rwa5</text:p>
          </table:table-cell>
          <table:table-cell table:style-name="ce3" table:number-columns-repeated="2"/>
          <table:table-cell table:style-name="ce3" office:value-type="string" calcext:value-type="string">
            <text:p>Cabreo il Borgo Tenute del Cabre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4900" calcext:value-type="float">
            <text:p>14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84abqbpwkk9bpftw63</text:p>
          </table:table-cell>
          <table:table-cell table:style-name="ce3" table:number-columns-repeated="2"/>
          <table:table-cell table:style-name="ce3" office:value-type="string" calcext:value-type="string">
            <text:p>Chianti Classico Sangiovese Tenuta di Nozzol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84abqbpwkk9bpftw63</text:p>
          </table:table-cell>
          <table:table-cell table:style-name="ce3" table:number-columns-repeated="2"/>
          <table:table-cell table:style-name="ce3" office:value-type="string" calcext:value-type="string">
            <text:p>Chianti Classico Sangiovese Tenuta di Nozzol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q2pfswhqqm8hetek0</text:p>
          </table:table-cell>
          <table:table-cell table:style-name="ce3" table:number-columns-repeated="2"/>
          <table:table-cell table:style-name="ce3" office:value-type="string" calcext:value-type="string">
            <text:p>Chianti Classico Riserva La Forra Tenuta di Nozzol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800" calcext:value-type="float">
            <text:p>12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1q2pfswhqqm8hetek0</text:p>
          </table:table-cell>
          <table:table-cell table:style-name="ce3" table:number-columns-repeated="2"/>
          <table:table-cell table:style-name="ce3" office:value-type="string" calcext:value-type="string">
            <text:p>Chianti Classico Riserva La Forra Tenuta di Nozzol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800" calcext:value-type="float">
            <text:p>12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hianti Classico Sangiovese Tenuta Tignanello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56498vkmr6mbb8m9b</text:p>
          </table:table-cell>
          <table:table-cell table:style-name="ce3" table:number-columns-repeated="2"/>
          <table:table-cell table:style-name="ce3" office:value-type="string" calcext:value-type="string">
            <text:p>La Corte Sangiovese Cast. di Quercet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6500" calcext:value-type="float">
            <text:p>1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my5rm9t1289514mmb8xrf1</text:p>
          </table:table-cell>
          <table:table-cell table:style-name="ce3" table:number-columns-repeated="2"/>
          <table:table-cell table:style-name="ce3" office:value-type="string" calcext:value-type="string">
            <text:p>Lucente Merlot | Sangiovese Luce della Vit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800" calcext:value-type="float">
            <text:p>12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s3xgmcfy28znzacyk5</text:p>
          </table:table-cell>
          <table:table-cell table:style-name="ce3" table:number-columns-repeated="2"/>
          <table:table-cell table:style-name="ce3" office:value-type="string" calcext:value-type="string">
            <text:p>Cignale Cabernet Sauvignon | Merlot Cast. di Quercet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7200" calcext:value-type="float">
            <text:p>17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ny537gzjt8twqs29yf</text:p>
          </table:table-cell>
          <table:table-cell table:style-name="ce3" table:number-columns-repeated="2"/>
          <table:table-cell table:style-name="ce3" office:value-type="string" calcext:value-type="string">
            <text:p>Valdisanti Tolaini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7800" calcext:value-type="float">
            <text:p>17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f6846f0w722wxdzvfs9w</text:p>
          </table:table-cell>
          <table:table-cell table:style-name="ce3" table:number-columns-repeated="2"/>
          <table:table-cell table:style-name="ce3" office:value-type="string" calcext:value-type="string">
            <text:p>Biserno Merlot | Cabernet | Petit Verdot Tenuta di Bisern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0500" calcext:value-type="float">
            <text:p>30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j52tex2ytqg8pqdnbyg9wadw</text:p>
          </table:table-cell>
          <table:table-cell table:style-name="ce3" table:number-columns-repeated="2"/>
          <table:table-cell table:style-name="ce3" office:value-type="string" calcext:value-type="string">
            <text:p>Cabreo Nino Sangiovese Tenuta del Cabreo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3500" calcext:value-type="float">
            <text:p>23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sd6ajsehb43hs03rwa5</text:p>
          </table:table-cell>
          <table:table-cell table:style-name="ce3" table:number-columns-repeated="2"/>
          <table:table-cell table:style-name="ce3" office:value-type="string" calcext:value-type="string">
            <text:p>Cabreo il Borgo Tenute del Cabreo</text:p>
          </table:table-cell>
          <table:table-cell table:style-name="ce3" table:number-columns-repeated="2"/>
          <table:table-cell table:style-name="ce3" office:value-type="string" calcext:value-type="string">
            <text:p>BORDEAUX_JEROBOAM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6800" calcext:value-type="float">
            <text:p>46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0qzm08zh059595ygzv8yqrk</text:p>
          </table:table-cell>
          <table:table-cell table:style-name="ce3" table:number-columns-repeated="2"/>
          <table:table-cell table:style-name="ce3" office:value-type="string" calcext:value-type="string">
            <text:p>Riul Merlot | Refosco | Cabernet Sauvignon Ermacor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600" calcext:value-type="float">
            <text:p>8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gahf1kgnavyendhy09gb9aq</text:p>
          </table:table-cell>
          <table:table-cell table:style-name="ce3" table:number-columns-repeated="2"/>
          <table:table-cell table:style-name="ce3" office:value-type="string" calcext:value-type="string">
            <text:p>Cabernet Tasca d’Almerita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200" calcext:value-type="float">
            <text:p>12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3" office:value-type="string" calcext:value-type="string">
            <text:p>CR1 Redstone Grand Reserve Capelands Estate</text:p>
          </table:table-cell>
          <table:table-cell table:style-name="ce6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42000" calcext:value-type="float">
            <text:p>4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cwvb3kyegcvrbydbns83wvh</text:p>
          </table:table-cell>
          <table:table-cell table:style-name="ce3" table:number-columns-repeated="2"/>
          <table:table-cell table:style-name="ce3" office:value-type="string" calcext:value-type="string">
            <text:p>CR1 Redstone Cabernet Sauvignon | Malbec Capelands Estat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800" calcext:value-type="float">
            <text:p>10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cwvb3kyegcvrbydbns83wvh</text:p>
          </table:table-cell>
          <table:table-cell table:style-name="ce3" table:number-columns-repeated="2"/>
          <table:table-cell table:style-name="ce3" office:value-type="string" calcext:value-type="string">
            <text:p>CR1 Redstone Cabernet Sauvignon | Malbec Capelands Estat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200" calcext:value-type="float">
            <text:p>11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cwvb3ky479nasy6zyp7bekz</text:p>
          </table:table-cell>
          <table:table-cell table:style-name="ce3" table:number-columns-repeated="2"/>
          <table:table-cell table:style-name="ce3" office:value-type="string" calcext:value-type="string">
            <text:p>Redstone Cabernet Sauvignon | Malbec Capelands Estat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hcwvb3ky479nasy6zyp7bekz</text:p>
          </table:table-cell>
          <table:table-cell table:style-name="ce3" table:number-columns-repeated="2"/>
          <table:table-cell table:style-name="ce3" office:value-type="string" calcext:value-type="string">
            <text:p>Redstone Cabernet Sauvignon | Malbec Capelands Estate</text:p>
          </table:table-cell>
          <table:table-cell table:style-name="ce3" table:number-columns-repeated="2"/>
          <table:table-cell table:style-name="ce3" office:value-type="string" calcext:value-type="string">
            <text:p>MAGNUM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1500" calcext:value-type="float">
            <text:p>1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fg94yr4a3qs46j1p4r</text:p>
          </table:table-cell>
          <table:table-cell table:style-name="ce3" table:number-columns-repeated="2"/>
          <table:table-cell table:style-name="ce3" office:value-type="string" calcext:value-type="string">
            <text:p>Ben Rye Zibibbo Donnafugata</text:p>
          </table:table-cell>
          <table:table-cell table:style-name="ce3" table:number-columns-repeated="2"/>
          <table:table-cell table:style-name="ce3" office:value-type="string" calcext:value-type="string">
            <text:p>HALF_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>
          <table:table-cell table:style-name="ce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wine_01gzr4ktx4frfdjfzxw7bcx5ms</text:p>
          </table:table-cell>
          <table:table-cell table:style-name="ce3" table:number-columns-repeated="2"/>
          <table:table-cell table:style-name="ce3" office:value-type="string" calcext:value-type="string">
            <text:p>Sauternes Chateau Coutet</text:p>
          </table:table-cell>
          <table:table-cell table:style-name="ce3" table:number-columns-repeated="2"/>
          <table:table-cell table:style-name="ce3" office:value-type="string" calcext:value-type="string">
            <text:p>HALF_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1" table:number-rows-repeated="7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anual (insert ids)'.A1:'Manual (insert ids)'.O240">
            <calcext:condition calcext:apply-style-name="ConditionalStyle_1" calcext:value="formula-is(AND([.$A1]=1;NOT(ISBLANK([.$B1]))))" calcext:base-cell-address="'Manual (insert ids)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9cb9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o_20__28_DO_20_NOT_20_TOUCH_29_" style:display-name="PageStyle_Auto (DO NOT TOUCH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al_20__28_insert_20_ids_29_" style:display-name="PageStyle_Manual (insert id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030" meta:object-count="0"/>
    <meta:generator>LibreOfficeDev/6.0.5.2$Linux_X86_64 LibreOffice_project/</meta:generator>
  </office:meta>
</office:document-meta>
</file>